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" svg:font-family="나눔고딕" style:font-family-generic="modern" style:font-pitch="variable"/>
    <style:font-face style:name="맑은 고딕" svg:font-family="'맑은 고딕'" style:font-family-generic="moder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3.119cm"/>
    </style:style>
    <style:style style:name="co6" style:family="table-column">
      <style:table-column-properties fo:break-before="auto" style:column-width="10.068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13.157cm"/>
    </style:style>
    <style:style style:name="co9" style:family="table-column">
      <style:table-column-properties fo:break-before="auto" style:column-width="12.33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863cm"/>
    </style:style>
    <style:style style:name="co12" style:family="table-column">
      <style:table-column-properties fo:break-before="auto" style:column-width="3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맑은 고딕" fo:font-size="15pt" fo:font-weight="bold" style:font-name-asian="맑은 고딕" style:font-size-asian="15pt" style:font-weight-asian="bold" style:font-size-complex="15pt" style:font-weight-complex="bold"/>
    </style:style>
    <style:style style:name="ce2" style:family="table-cell" style:parent-style-name="피벗_20_테이블_20_필드">
      <style:table-cell-properties fo:border-bottom="0.99pt solid #000000" fo:border-left="2.01pt solid #000000" fo:border-right="0.99pt solid #000000" fo:border-top="2.01pt solid #000000"/>
      <style:text-properties style:font-name="맑은 고딕" fo:font-size="12pt" style:font-name-asian="맑은 고딕" style:font-size-asian="12pt" style:font-size-complex="12pt"/>
    </style:style>
    <style:style style:name="ce3" style:family="table-cell" style:parent-style-name="데이터_20_파일럿_20_범주" style:data-style-name="N0">
      <style:table-cell-properties fo:border-bottom="none" fo:border-left="2.01pt solid #000000" fo:border-right="0.99pt solid #000000" fo:border-top="none"/>
      <style:text-properties style:font-name="맑은 고딕" fo:font-size="12pt" style:font-name-asian="맑은 고딕" style:font-size-asian="12pt" style:font-size-complex="12pt"/>
    </style:style>
    <style:style style:name="ce4" style:family="table-cell" style:parent-style-name="데이터_20_파일럿_20_범주" style:data-style-name="N0">
      <style:table-cell-properties fo:border-bottom="none" fo:border-left="2.01pt solid #000000" fo:border-right="0.99pt solid #000000" fo:border-top="0.99pt solid #000000"/>
      <style:text-properties style:font-name="맑은 고딕" fo:font-size="12pt" style:font-name-asian="맑은 고딕" style:font-size-asian="12pt" style:font-size-complex="12pt"/>
    </style:style>
    <style:style style:name="ce5" style:family="table-cell" style:parent-style-name="피벗_20_테이블_20_제목" style:data-style-name="N0">
      <style:table-cell-properties fo:border-bottom="2.01pt solid #000000" fo:border-left="2.01pt solid #000000" fo:border-right="0.99pt solid #000000" fo:border-top="0.99pt solid #000000"/>
      <style:text-properties style:font-name="맑은 고딕" fo:font-size="12pt" style:font-name-asian="맑은 고딕" style:font-size-asian="12pt" style:font-size-complex="12pt"/>
    </style:style>
    <style:style style:name="ce6" style:family="table-cell" style:parent-style-name="Default">
      <style:text-properties style:font-name="나눔고딕" fo:font-size="12pt" style:font-name-asian="나눔고딕" style:font-size-asian="12pt" style:font-size-complex="12pt"/>
    </style:style>
    <style:style style:name="ce7" style:family="table-cell" style:parent-style-name="피벗_20_테이블_20_코너">
      <style:table-cell-properties fo:border-bottom="0.99pt solid #000000" fo:border-left="0.99pt solid #000000" fo:border-right="2.01pt solid #000000" fo:border-top="2.01pt solid #000000"/>
      <style:text-properties style:font-name="맑은 고딕" fo:font-size="12pt" style:font-name-asian="맑은 고딕" style:font-size-asian="12pt" style:font-size-complex="12pt"/>
    </style:style>
    <style:style style:name="ce8" style:family="table-cell" style:parent-style-name="피벗_20_테이블_20_값" style:data-style-name="N0">
      <style:table-cell-properties fo:border-bottom="none" fo:border-left="0.99pt solid #000000" fo:border-right="2.01pt solid #000000" fo:border-top="none"/>
      <style:text-properties style:font-name="맑은 고딕" fo:font-size="12pt" style:font-name-asian="맑은 고딕" style:font-size-asian="12pt" style:font-size-complex="12pt"/>
    </style:style>
    <style:style style:name="ce9" style:family="table-cell" style:parent-style-name="피벗_20_테이블_20_값" style:data-style-name="N0">
      <style:table-cell-properties fo:border-bottom="none" fo:border-left="0.99pt solid #000000" fo:border-right="2.01pt solid #000000" fo:border-top="0.99pt solid #000000"/>
      <style:text-properties style:font-name="맑은 고딕" fo:font-size="12pt" style:font-name-asian="맑은 고딕" style:font-size-asian="12pt" style:font-size-complex="12pt"/>
    </style:style>
    <style:style style:name="ce10" style:family="table-cell" style:parent-style-name="피벗_20_테이블_20_값" style:data-style-name="N0">
      <style:table-cell-properties fo:border-bottom="0.99pt solid #000000" fo:border-left="0.99pt solid #000000" fo:border-right="2.01pt solid #000000" fo:border-top="none"/>
      <style:text-properties style:font-name="맑은 고딕" fo:font-size="12pt" style:font-name-asian="맑은 고딕" style:font-size-asian="12pt" style:font-size-complex="12pt"/>
    </style:style>
    <style:style style:name="ce11" style:family="table-cell" style:parent-style-name="데이터_20_파일럿_20_결과" style:data-style-name="N0">
      <style:table-cell-properties fo:border-bottom="2.01pt solid #000000" fo:border-left="0.99pt solid #000000" fo:border-right="2.01pt solid #000000" fo:border-top="0.99pt solid #000000"/>
      <style:text-properties style:font-name="맑은 고딕" fo:font-size="12pt" style:font-name-asian="맑은 고딕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o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게시판</text:p>
          </table:table-cell>
          <table:table-cell office:value-type="string" calcext:value-type="string">
            <text:p>실제 게시판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작성자 번호</text:p>
          </table:table-cell>
          <table:table-cell office:value-type="string" calcext:value-type="string">
            <text:p>작성자</text:p>
          </table:table-cell>
          <table:table-cell office:value-type="string" calcext:value-type="string">
            <text:p>게시판 등록일</text:p>
          </table:table-cell>
          <table:table-cell office:value-type="string" calcext:value-type="string">
            <text:p>글제목</text:p>
          </table:table-cell>
          <table:table-cell office:value-type="string" calcext:value-type="string">
            <text:p>댓글수</text:p>
          </table:table-cell>
          <table:table-cell office:value-type="string" calcext:value-type="string">
            <text:p>조회수</text:p>
          </table:table-cell>
          <table:table-cell office:value-type="string" calcext:value-type="string">
            <text:p>추천수</text:p>
          </table:table-cell>
          <table:table-cell office:value-type="string" calcext:value-type="string">
            <text:p>링크</text:p>
          </table:table-cell>
          <table:table-cell office:value-type="string" calcext:value-type="string">
            <text:p>작성자 링크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ovie</text:p>
          </table:table-cell>
          <table:table-cell office:value-type="float" office:value="348219" calcext:value-type="float">
            <text:p>348219</text:p>
          </table:table-cell>
          <table:table-cell office:value-type="float" office:value="640687" calcext:value-type="float">
            <text:p>640687</text:p>
          </table:table-cell>
          <table:table-cell office:value-type="string" calcext:value-type="string">
            <text:p>런던첼시</text:p>
          </table:table-cell>
          <table:table-cell office:value-type="string" calcext:value-type="string">
            <text:p>2017/07/06 00:01</text:p>
          </table:table-cell>
          <table:table-cell office:value-type="string" calcext:value-type="string">
            <text:p>스파이더맨 홈커밍의 가장 큰 신선함 요소</text:p>
          </table:table-cell>
          <table:table-cell office:value-type="float" office:value="33" calcext:value-type="float">
            <text:p>33</text:p>
          </table:table-cell>
          <table:table-cell office:value-type="float" office:value="30175" calcext:value-type="float">
            <text:p>301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ttp://www.todayhumor.co.kr/board/view.php?table=bestofbest&amp;no=348219</text:p>
          </table:table-cell>
          <table:table-cell office:value-type="string" calcext:value-type="string">
            <text:p>http://www.todayhumor.co.kr/board/list.php?kind=member&amp;mn=64068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20" calcext:value-type="float">
            <text:p>348220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00:01</text:p>
          </table:table-cell>
          <table:table-cell office:value-type="string" calcext:value-type="string">
            <text:p>문재인 대통령 만난 독일 교민들 "이니&amp;쑤기 사랑해요" 환영</text:p>
          </table:table-cell>
          <table:table-cell office:value-type="float" office:value="20" calcext:value-type="float">
            <text:p>20</text:p>
          </table:table-cell>
          <table:table-cell office:value-type="float" office:value="12365" calcext:value-type="float">
            <text:p>1236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ttp://www.todayhumor.co.kr/board/view.php?table=bestofbest&amp;no=348220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ovie</text:p>
          </table:table-cell>
          <table:table-cell office:value-type="float" office:value="348221" calcext:value-type="float">
            <text:p>348221</text:p>
          </table:table-cell>
          <table:table-cell office:value-type="float" office:value="639493" calcext:value-type="float">
            <text:p>639493</text:p>
          </table:table-cell>
          <table:table-cell office:value-type="string" calcext:value-type="string">
            <text:p>mukjuck</text:p>
          </table:table-cell>
          <table:table-cell office:value-type="string" calcext:value-type="string">
            <text:p>2017/07/06 00:07</text:p>
          </table:table-cell>
          <table:table-cell office:value-type="string" calcext:value-type="string">
            <text:p>스파이더맨을 본 관객들의 상황</text:p>
          </table:table-cell>
          <table:table-cell office:value-type="float" office:value="46" calcext:value-type="float">
            <text:p>46</text:p>
          </table:table-cell>
          <table:table-cell office:value-type="float" office:value="44689" calcext:value-type="float">
            <text:p>4468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ttp://www.todayhumor.co.kr/board/view.php?table=bestofbest&amp;no=348221</text:p>
          </table:table-cell>
          <table:table-cell office:value-type="string" calcext:value-type="string">
            <text:p>http://www.todayhumor.co.kr/board/list.php?kind=member&amp;mn=63949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22" calcext:value-type="float">
            <text:p>348222</text:p>
          </table:table-cell>
          <table:table-cell office:value-type="float" office:value="721220" calcext:value-type="float">
            <text:p>721220</text:p>
          </table:table-cell>
          <table:table-cell office:value-type="string" calcext:value-type="string">
            <text:p>바레이타</text:p>
          </table:table-cell>
          <table:table-cell office:value-type="string" calcext:value-type="string">
            <text:p>2017/07/06 00:10</text:p>
          </table:table-cell>
          <table:table-cell office:value-type="string" calcext:value-type="string">
            <text:p>요즘 초등학교 4학년 문제</text:p>
          </table:table-cell>
          <table:table-cell office:value-type="float" office:value="144" calcext:value-type="float">
            <text:p>144</text:p>
          </table:table-cell>
          <table:table-cell office:value-type="float" office:value="39828" calcext:value-type="float">
            <text:p>3982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http://www.todayhumor.co.kr/board/view.php?table=bestofbest&amp;no=348222</text:p>
          </table:table-cell>
          <table:table-cell office:value-type="string" calcext:value-type="string">
            <text:p>http://www.todayhumor.co.kr/board/list.php?kind=member&amp;mn=72122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23" calcext:value-type="float">
            <text:p>348223</text:p>
          </table:table-cell>
          <table:table-cell office:value-type="float" office:value="736809" calcext:value-type="float">
            <text:p>736809</text:p>
          </table:table-cell>
          <table:table-cell office:value-type="string" calcext:value-type="string">
            <text:p>미미하루키</text:p>
          </table:table-cell>
          <table:table-cell office:value-type="string" calcext:value-type="string">
            <text:p>2017/07/06 00:10</text:p>
          </table:table-cell>
          <table:table-cell office:value-type="string" calcext:value-type="string">
            <text:p>우리동네 약빤 순대국집 ㅋㅋㅋ</text:p>
          </table:table-cell>
          <table:table-cell office:value-type="float" office:value="47" calcext:value-type="float">
            <text:p>47</text:p>
          </table:table-cell>
          <table:table-cell office:value-type="float" office:value="47207" calcext:value-type="float">
            <text:p>4720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http://www.todayhumor.co.kr/board/view.php?table=bestofbest&amp;no=348223</text:p>
          </table:table-cell>
          <table:table-cell office:value-type="string" calcext:value-type="string">
            <text:p>http://www.todayhumor.co.kr/board/list.php?kind=member&amp;mn=73680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24" calcext:value-type="float">
            <text:p>348224</text:p>
          </table:table-cell>
          <table:table-cell office:value-type="float" office:value="438120" calcext:value-type="float">
            <text:p>438120</text:p>
          </table:table-cell>
          <table:table-cell office:value-type="string" calcext:value-type="string">
            <text:p>냥냥이냥냥</text:p>
          </table:table-cell>
          <table:table-cell office:value-type="string" calcext:value-type="string">
            <text:p>2017/07/06 00:19</text:p>
          </table:table-cell>
          <table:table-cell office:value-type="string" calcext:value-type="string">
            <text:p>대기업 전기되팔아 이익</text:p>
          </table:table-cell>
          <table:table-cell office:value-type="float" office:value="70" calcext:value-type="float">
            <text:p>70</text:p>
          </table:table-cell>
          <table:table-cell office:value-type="float" office:value="23993" calcext:value-type="float">
            <text:p>2399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ttp://www.todayhumor.co.kr/board/view.php?table=bestofbest&amp;no=348224</text:p>
          </table:table-cell>
          <table:table-cell office:value-type="string" calcext:value-type="string">
            <text:p>http://www.todayhumor.co.kr/board/list.php?kind=member&amp;mn=43812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25" calcext:value-type="float">
            <text:p>348225</text:p>
          </table:table-cell>
          <table:table-cell office:value-type="float" office:value="467049" calcext:value-type="float">
            <text:p>467049</text:p>
          </table:table-cell>
          <table:table-cell office:value-type="string" calcext:value-type="string">
            <text:p>영국남자</text:p>
          </table:table-cell>
          <table:table-cell office:value-type="string" calcext:value-type="string">
            <text:p>2017/07/06 00:23</text:p>
          </table:table-cell>
          <table:table-cell office:value-type="string" calcext:value-type="string">
            <text:p>한국 휴게소에 처음 가본 영국인들의 반응!?! </text:p>
          </table:table-cell>
          <table:table-cell office:value-type="float" office:value="37" calcext:value-type="float">
            <text:p>37</text:p>
          </table:table-cell>
          <table:table-cell office:value-type="float" office:value="30041" calcext:value-type="float">
            <text:p>3004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http://www.todayhumor.co.kr/board/view.php?table=bestofbest&amp;no=348225</text:p>
          </table:table-cell>
          <table:table-cell office:value-type="string" calcext:value-type="string">
            <text:p>http://www.todayhumor.co.kr/board/list.php?kind=member&amp;mn=46704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26" calcext:value-type="float">
            <text:p>348226</text:p>
          </table:table-cell>
          <table:table-cell office:value-type="float" office:value="642377" calcext:value-type="float">
            <text:p>642377</text:p>
          </table:table-cell>
          <table:table-cell office:value-type="string" calcext:value-type="string">
            <text:p>라이온맨킹</text:p>
          </table:table-cell>
          <table:table-cell office:value-type="string" calcext:value-type="string">
            <text:p>2017/07/06 00:33</text:p>
          </table:table-cell>
          <table:table-cell office:value-type="string" calcext:value-type="string">
            <text:p>[장도리]2017년 7월 6일</text:p>
          </table:table-cell>
          <table:table-cell office:value-type="float" office:value="18" calcext:value-type="float">
            <text:p>18</text:p>
          </table:table-cell>
          <table:table-cell office:value-type="float" office:value="19023" calcext:value-type="float">
            <text:p>1902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http://www.todayhumor.co.kr/board/view.php?table=bestofbest&amp;no=348226</text:p>
          </table:table-cell>
          <table:table-cell office:value-type="string" calcext:value-type="string">
            <text:p>http://www.todayhumor.co.kr/board/list.php?kind=member&amp;mn=64237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wedlock</text:p>
          </table:table-cell>
          <table:table-cell office:value-type="float" office:value="348227" calcext:value-type="float">
            <text:p>348227</text:p>
          </table:table-cell>
          <table:table-cell office:value-type="float" office:value="118890" calcext:value-type="float">
            <text:p>118890</text:p>
          </table:table-cell>
          <table:table-cell office:value-type="string" calcext:value-type="string">
            <text:p>아치행님</text:p>
          </table:table-cell>
          <table:table-cell office:value-type="string" calcext:value-type="string">
            <text:p>2017/07/06 00:35</text:p>
          </table:table-cell>
          <table:table-cell office:value-type="string" calcext:value-type="string">
            <text:p>와이프와 리스결정후..</text:p>
          </table:table-cell>
          <table:table-cell office:value-type="float" office:value="45" calcext:value-type="float">
            <text:p>45</text:p>
          </table:table-cell>
          <table:table-cell office:value-type="float" office:value="45869" calcext:value-type="float">
            <text:p>4586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ttp://www.todayhumor.co.kr/board/view.php?table=bestofbest&amp;no=348227</text:p>
          </table:table-cell>
          <table:table-cell office:value-type="string" calcext:value-type="string">
            <text:p>http://www.todayhumor.co.kr/board/list.php?kind=member&amp;mn=11889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ilitary</text:p>
          </table:table-cell>
          <table:table-cell office:value-type="float" office:value="348228" calcext:value-type="float">
            <text:p>348228</text:p>
          </table:table-cell>
          <table:table-cell office:value-type="float" office:value="746295" calcext:value-type="float">
            <text:p>746295</text:p>
          </table:table-cell>
          <table:table-cell office:value-type="string" calcext:value-type="string">
            <text:p>난감해씨</text:p>
          </table:table-cell>
          <table:table-cell office:value-type="string" calcext:value-type="string">
            <text:p>2017/07/06 00:43</text:p>
          </table:table-cell>
          <table:table-cell office:value-type="string" calcext:value-type="string">
            <text:p>게시판을 핑계로 대며 재갈을 물리고 싶어하는 사람들..</text:p>
          </table:table-cell>
          <table:table-cell office:value-type="float" office:value="87" calcext:value-type="float">
            <text:p>87</text:p>
          </table:table-cell>
          <table:table-cell office:value-type="float" office:value="5826" calcext:value-type="float">
            <text:p>582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ttp://www.todayhumor.co.kr/board/view.php?table=bestofbest&amp;no=348228</text:p>
          </table:table-cell>
          <table:table-cell office:value-type="string" calcext:value-type="string">
            <text:p>http://www.todayhumor.co.kr/board/list.php?kind=member&amp;mn=7462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29" calcext:value-type="float">
            <text:p>348229</text:p>
          </table:table-cell>
          <table:table-cell office:value-type="float" office:value="755594" calcext:value-type="float">
            <text:p>755594</text:p>
          </table:table-cell>
          <table:table-cell office:value-type="string" calcext:value-type="string">
            <text:p>2016/10/24</text:p>
          </table:table-cell>
          <table:table-cell office:value-type="string" calcext:value-type="string">
            <text:p>2017/07/06 00:46</text:p>
          </table:table-cell>
          <table:table-cell office:value-type="string" calcext:value-type="string">
            <text:p>정의당 의원님아 탁현민씨가 범죄자입니까?</text:p>
          </table:table-cell>
          <table:table-cell office:value-type="float" office:value="21" calcext:value-type="float">
            <text:p>21</text:p>
          </table:table-cell>
          <table:table-cell office:value-type="float" office:value="7692" calcext:value-type="float">
            <text:p>769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http://www.todayhumor.co.kr/board/view.php?table=bestofbest&amp;no=348229</text:p>
          </table:table-cell>
          <table:table-cell office:value-type="string" calcext:value-type="string">
            <text:p>http://www.todayhumor.co.kr/board/list.php?kind=member&amp;mn=75559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30" calcext:value-type="float">
            <text:p>348230</text:p>
          </table:table-cell>
          <table:table-cell office:value-type="float" office:value="546444" calcext:value-type="float">
            <text:p>546444</text:p>
          </table:table-cell>
          <table:table-cell office:value-type="string" calcext:value-type="string">
            <text:p>그곳에그분이</text:p>
          </table:table-cell>
          <table:table-cell office:value-type="string" calcext:value-type="string">
            <text:p>2017/07/06 00:52</text:p>
          </table:table-cell>
          <table:table-cell office:value-type="string" calcext:value-type="string">
            <text:p>대통령 방독 1일차 이미지들</text:p>
          </table:table-cell>
          <table:table-cell office:value-type="float" office:value="83" calcext:value-type="float">
            <text:p>83</text:p>
          </table:table-cell>
          <table:table-cell office:value-type="float" office:value="16148" calcext:value-type="float">
            <text:p>1614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ttp://www.todayhumor.co.kr/board/view.php?table=bestofbest&amp;no=348230</text:p>
          </table:table-cell>
          <table:table-cell office:value-type="string" calcext:value-type="string">
            <text:p>http://www.todayhumor.co.kr/board/list.php?kind=member&amp;mn=54644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31" calcext:value-type="float">
            <text:p>348231</text:p>
          </table:table-cell>
          <table:table-cell office:value-type="float" office:value="730328" calcext:value-type="float">
            <text:p>730328</text:p>
          </table:table-cell>
          <table:table-cell office:value-type="string" calcext:value-type="string">
            <text:p>울루랄라울루</text:p>
          </table:table-cell>
          <table:table-cell office:value-type="string" calcext:value-type="string">
            <text:p>2017/07/06 00:53</text:p>
          </table:table-cell>
          <table:table-cell office:value-type="string" calcext:value-type="string">
            <text:p>관우신을 모시는 무당을 보고 든 생각</text:p>
          </table:table-cell>
          <table:table-cell office:value-type="float" office:value="63" calcext:value-type="float">
            <text:p>63</text:p>
          </table:table-cell>
          <table:table-cell office:value-type="float" office:value="46912" calcext:value-type="float">
            <text:p>469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tp://www.todayhumor.co.kr/board/view.php?table=bestofbest&amp;no=348231</text:p>
          </table:table-cell>
          <table:table-cell office:value-type="string" calcext:value-type="string">
            <text:p>http://www.todayhumor.co.kr/board/list.php?kind=member&amp;mn=73032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232" calcext:value-type="float">
            <text:p>348232</text:p>
          </table:table-cell>
          <table:table-cell office:value-type="float" office:value="608697" calcext:value-type="float">
            <text:p>608697</text:p>
          </table:table-cell>
          <table:table-cell office:value-type="string" calcext:value-type="string">
            <text:p>peacelove</text:p>
          </table:table-cell>
          <table:table-cell office:value-type="string" calcext:value-type="string">
            <text:p>2017/07/06 01:05</text:p>
          </table:table-cell>
          <table:table-cell office:value-type="string" calcext:value-type="string">
            <text:p>역대급이라고 반응 대박난 이효리 방금 컴백무대ㄷㄷ.jpg</text:p>
          </table:table-cell>
          <table:table-cell office:value-type="float" office:value="48" calcext:value-type="float">
            <text:p>48</text:p>
          </table:table-cell>
          <table:table-cell office:value-type="float" office:value="48569" calcext:value-type="float">
            <text:p>4856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http://www.todayhumor.co.kr/board/view.php?table=bestofbest&amp;no=348232</text:p>
          </table:table-cell>
          <table:table-cell office:value-type="string" calcext:value-type="string">
            <text:p>http://www.todayhumor.co.kr/board/list.php?kind=member&amp;mn=60869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33" calcext:value-type="float">
            <text:p>348233</text:p>
          </table:table-cell>
          <table:table-cell office:value-type="float" office:value="730673" calcext:value-type="float">
            <text:p>730673</text:p>
          </table:table-cell>
          <table:table-cell office:value-type="string" calcext:value-type="string">
            <text:p>오오유오</text:p>
          </table:table-cell>
          <table:table-cell office:value-type="string" calcext:value-type="string">
            <text:p>2017/07/06 01:13</text:p>
          </table:table-cell>
          <table:table-cell office:value-type="string" calcext:value-type="string">
            <text:p>왜요?</text:p>
          </table:table-cell>
          <table:table-cell office:value-type="float" office:value="17" calcext:value-type="float">
            <text:p>17</text:p>
          </table:table-cell>
          <table:table-cell office:value-type="float" office:value="28897" calcext:value-type="float">
            <text:p>2889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ttp://www.todayhumor.co.kr/board/view.php?table=bestofbest&amp;no=348233</text:p>
          </table:table-cell>
          <table:table-cell office:value-type="string" calcext:value-type="string">
            <text:p>http://www.todayhumor.co.kr/board/list.php?kind=member&amp;mn=73067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34" calcext:value-type="float">
            <text:p>348234</text:p>
          </table:table-cell>
          <table:table-cell office:value-type="float" office:value="188089" calcext:value-type="float">
            <text:p>188089</text:p>
          </table:table-cell>
          <table:table-cell office:value-type="string" calcext:value-type="string">
            <text:p>2E땅콩</text:p>
          </table:table-cell>
          <table:table-cell office:value-type="string" calcext:value-type="string">
            <text:p>2017/07/06 01:26</text:p>
          </table:table-cell>
          <table:table-cell office:value-type="string" calcext:value-type="string">
            <text:p>장하성에게 조크 날리는 트럼프</text:p>
          </table:table-cell>
          <table:table-cell office:value-type="float" office:value="18" calcext:value-type="float">
            <text:p>18</text:p>
          </table:table-cell>
          <table:table-cell office:value-type="float" office:value="24569" calcext:value-type="float">
            <text:p>2456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ttp://www.todayhumor.co.kr/board/view.php?table=bestofbest&amp;no=348234</text:p>
          </table:table-cell>
          <table:table-cell office:value-type="string" calcext:value-type="string">
            <text:p>http://www.todayhumor.co.kr/board/list.php?kind=member&amp;mn=18808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235" calcext:value-type="float">
            <text:p>348235</text:p>
          </table:table-cell>
          <table:table-cell office:value-type="float" office:value="710054" calcext:value-type="float">
            <text:p>710054</text:p>
          </table:table-cell>
          <table:table-cell office:value-type="string" calcext:value-type="string">
            <text:p>달다달다</text:p>
          </table:table-cell>
          <table:table-cell office:value-type="string" calcext:value-type="string">
            <text:p>2017/07/06 01:28</text:p>
          </table:table-cell>
          <table:table-cell office:value-type="string" calcext:value-type="string">
            <text:p>남편이 만들어 준 길냥이 집</text:p>
          </table:table-cell>
          <table:table-cell office:value-type="float" office:value="10" calcext:value-type="float">
            <text:p>10</text:p>
          </table:table-cell>
          <table:table-cell office:value-type="float" office:value="11751" calcext:value-type="float">
            <text:p>1175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todayhumor.co.kr/board/view.php?table=bestofbest&amp;no=348235</text:p>
          </table:table-cell>
          <table:table-cell office:value-type="string" calcext:value-type="string">
            <text:p>http://www.todayhumor.co.kr/board/list.php?kind=member&amp;mn=7100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36" calcext:value-type="float">
            <text:p>348236</text:p>
          </table:table-cell>
          <table:table-cell office:value-type="float" office:value="742083" calcext:value-type="float">
            <text:p>742083</text:p>
          </table:table-cell>
          <table:table-cell office:value-type="string" calcext:value-type="string">
            <text:p>진9</text:p>
          </table:table-cell>
          <table:table-cell office:value-type="string" calcext:value-type="string">
            <text:p>2017/07/06 01:59</text:p>
          </table:table-cell>
          <table:table-cell office:value-type="string" calcext:value-type="string">
            <text:p>독일 영부인끼리 대화</text:p>
          </table:table-cell>
          <table:table-cell office:value-type="float" office:value="39" calcext:value-type="float">
            <text:p>39</text:p>
          </table:table-cell>
          <table:table-cell office:value-type="float" office:value="29030" calcext:value-type="float">
            <text:p>2903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http://www.todayhumor.co.kr/board/view.php?table=bestofbest&amp;no=348236</text:p>
          </table:table-cell>
          <table:table-cell office:value-type="string" calcext:value-type="string">
            <text:p>http://www.todayhumor.co.kr/board/list.php?kind=member&amp;mn=74208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wedlock</text:p>
          </table:table-cell>
          <table:table-cell office:value-type="float" office:value="348237" calcext:value-type="float">
            <text:p>348237</text:p>
          </table:table-cell>
          <table:table-cell office:value-type="float" office:value="667941" calcext:value-type="float">
            <text:p>667941</text:p>
          </table:table-cell>
          <table:table-cell office:value-type="string" calcext:value-type="string">
            <text:p>괴물곰</text:p>
          </table:table-cell>
          <table:table-cell office:value-type="string" calcext:value-type="string">
            <text:p>2017/07/06 02:13</text:p>
          </table:table-cell>
          <table:table-cell office:value-type="string" calcext:value-type="string">
            <text:p>남편이 울었다</text:p>
          </table:table-cell>
          <table:table-cell office:value-type="float" office:value="12" calcext:value-type="float">
            <text:p>12</text:p>
          </table:table-cell>
          <table:table-cell office:value-type="float" office:value="19923" calcext:value-type="float">
            <text:p>199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ttp://www.todayhumor.co.kr/board/view.php?table=bestofbest&amp;no=348237</text:p>
          </table:table-cell>
          <table:table-cell office:value-type="string" calcext:value-type="string">
            <text:p>http://www.todayhumor.co.kr/board/list.php?kind=member&amp;mn=66794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238" calcext:value-type="float">
            <text:p>348238</text:p>
          </table:table-cell>
          <table:table-cell office:value-type="float" office:value="554546" calcext:value-type="float">
            <text:p>554546</text:p>
          </table:table-cell>
          <table:table-cell office:value-type="string" calcext:value-type="string">
            <text:p>SEOTAIJI</text:p>
          </table:table-cell>
          <table:table-cell office:value-type="string" calcext:value-type="string">
            <text:p>2017/07/06 02:43</text:p>
          </table:table-cell>
          <table:table-cell office:value-type="string" calcext:value-type="string">
            <text:p>이효리 팬서비스 클라스 ㄷㄷ</text:p>
          </table:table-cell>
          <table:table-cell office:value-type="float" office:value="21" calcext:value-type="float">
            <text:p>21</text:p>
          </table:table-cell>
          <table:table-cell office:value-type="float" office:value="38067" calcext:value-type="float">
            <text:p>3806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http://www.todayhumor.co.kr/board/view.php?table=bestofbest&amp;no=348238</text:p>
          </table:table-cell>
          <table:table-cell office:value-type="string" calcext:value-type="string">
            <text:p>http://www.todayhumor.co.kr/board/list.php?kind=member&amp;mn=55454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travel</text:p>
          </table:table-cell>
          <table:table-cell office:value-type="float" office:value="348239" calcext:value-type="float">
            <text:p>348239</text:p>
          </table:table-cell>
          <table:table-cell office:value-type="float" office:value="613444" calcext:value-type="float">
            <text:p>613444</text:p>
          </table:table-cell>
          <table:table-cell office:value-type="string" calcext:value-type="string">
            <text:p>우중낭만</text:p>
          </table:table-cell>
          <table:table-cell office:value-type="string" calcext:value-type="string">
            <text:p>2017/07/06 03:04</text:p>
          </table:table-cell>
          <table:table-cell office:value-type="string" calcext:value-type="string">
            <text:p>한국인 망신 시키러 여행 나오지 마세요..</text:p>
          </table:table-cell>
          <table:table-cell office:value-type="float" office:value="67" calcext:value-type="float">
            <text:p>67</text:p>
          </table:table-cell>
          <table:table-cell office:value-type="float" office:value="30569" calcext:value-type="float">
            <text:p>3056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ttp://www.todayhumor.co.kr/board/view.php?table=bestofbest&amp;no=348239</text:p>
          </table:table-cell>
          <table:table-cell office:value-type="string" calcext:value-type="string">
            <text:p>http://www.todayhumor.co.kr/board/list.php?kind=member&amp;mn=61344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40" calcext:value-type="float">
            <text:p>348240</text:p>
          </table:table-cell>
          <table:table-cell office:value-type="float" office:value="592165" calcext:value-type="float">
            <text:p>592165</text:p>
          </table:table-cell>
          <table:table-cell office:value-type="string" calcext:value-type="string">
            <text:p>변태or뵨태</text:p>
          </table:table-cell>
          <table:table-cell office:value-type="string" calcext:value-type="string">
            <text:p>2017/07/06 03:05</text:p>
          </table:table-cell>
          <table:table-cell office:value-type="string" calcext:value-type="string">
            <text:p>국산 맥주에 대한 오해</text:p>
          </table:table-cell>
          <table:table-cell office:value-type="float" office:value="115" calcext:value-type="float">
            <text:p>115</text:p>
          </table:table-cell>
          <table:table-cell office:value-type="float" office:value="41626" calcext:value-type="float">
            <text:p>4162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ttp://www.todayhumor.co.kr/board/view.php?table=bestofbest&amp;no=348240</text:p>
          </table:table-cell>
          <table:table-cell office:value-type="string" calcext:value-type="string">
            <text:p>http://www.todayhumor.co.kr/board/list.php?kind=member&amp;mn=5921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41" calcext:value-type="float">
            <text:p>348241</text:p>
          </table:table-cell>
          <table:table-cell office:value-type="float" office:value="566645" calcext:value-type="float">
            <text:p>566645</text:p>
          </table:table-cell>
          <table:table-cell office:value-type="string" calcext:value-type="string">
            <text:p>얄라리얄라셩</text:p>
          </table:table-cell>
          <table:table-cell office:value-type="string" calcext:value-type="string">
            <text:p>2017/07/06 03:26</text:p>
          </table:table-cell>
          <table:table-cell office:value-type="string" calcext:value-type="string">
            <text:p>뜻밖의 방송종료.gif</text:p>
          </table:table-cell>
          <table:table-cell office:value-type="float" office:value="33" calcext:value-type="float">
            <text:p>33</text:p>
          </table:table-cell>
          <table:table-cell office:value-type="float" office:value="44050" calcext:value-type="float">
            <text:p>4405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://www.todayhumor.co.kr/board/view.php?table=bestofbest&amp;no=348241</text:p>
          </table:table-cell>
          <table:table-cell office:value-type="string" calcext:value-type="string">
            <text:p>http://www.todayhumor.co.kr/board/list.php?kind=member&amp;mn=56664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freeboard</text:p>
          </table:table-cell>
          <table:table-cell office:value-type="float" office:value="348242" calcext:value-type="float">
            <text:p>348242</text:p>
          </table:table-cell>
          <table:table-cell office:value-type="float" office:value="110465" calcext:value-type="float">
            <text:p>110465</text:p>
          </table:table-cell>
          <table:table-cell office:value-type="string" calcext:value-type="string">
            <text:p>라피★</text:p>
          </table:table-cell>
          <table:table-cell office:value-type="string" calcext:value-type="string">
            <text:p>2017/07/06 03:29</text:p>
          </table:table-cell>
          <table:table-cell office:value-type="string" calcext:value-type="string">
            <text:p>거실에 갇혔어요 ㅠ</text:p>
          </table:table-cell>
          <table:table-cell office:value-type="float" office:value="45" calcext:value-type="float">
            <text:p>45</text:p>
          </table:table-cell>
          <table:table-cell office:value-type="float" office:value="15702" calcext:value-type="float">
            <text:p>1570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ttp://www.todayhumor.co.kr/board/view.php?table=bestofbest&amp;no=348242</text:p>
          </table:table-cell>
          <table:table-cell office:value-type="string" calcext:value-type="string">
            <text:p>http://www.todayhumor.co.kr/board/list.php?kind=member&amp;mn=1104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panic</text:p>
          </table:table-cell>
          <table:table-cell office:value-type="float" office:value="348243" calcext:value-type="float">
            <text:p>348243</text:p>
          </table:table-cell>
          <table:table-cell office:value-type="float" office:value="740423" calcext:value-type="float">
            <text:p>740423</text:p>
          </table:table-cell>
          <table:table-cell office:value-type="string" calcext:value-type="string">
            <text:p>azqer</text:p>
          </table:table-cell>
          <table:table-cell office:value-type="string" calcext:value-type="string">
            <text:p>2017/07/06 03:34</text:p>
          </table:table-cell>
          <table:table-cell office:value-type="string" calcext:value-type="string">
            <text:p>펌)))지옥의 고통보다 더 잔인한 정관수술...txt </text:p>
          </table:table-cell>
          <table:table-cell office:value-type="float" office:value="45" calcext:value-type="float">
            <text:p>45</text:p>
          </table:table-cell>
          <table:table-cell office:value-type="float" office:value="36550" calcext:value-type="float">
            <text:p>3655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ttp://www.todayhumor.co.kr/board/view.php?table=bestofbest&amp;no=348243</text:p>
          </table:table-cell>
          <table:table-cell office:value-type="string" calcext:value-type="string">
            <text:p>http://www.todayhumor.co.kr/board/list.php?kind=member&amp;mn=7404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44" calcext:value-type="float">
            <text:p>348244</text:p>
          </table:table-cell>
          <table:table-cell office:value-type="float" office:value="754945" calcext:value-type="float">
            <text:p>754945</text:p>
          </table:table-cell>
          <table:table-cell office:value-type="string" calcext:value-type="string">
            <text:p>경수찡</text:p>
          </table:table-cell>
          <table:table-cell office:value-type="string" calcext:value-type="string">
            <text:p>2017/07/06 03:40</text:p>
          </table:table-cell>
          <table:table-cell office:value-type="string" calcext:value-type="string">
            <text:p>오늘 파파이스 김경수 의원 (내용은 뻘글..)</text:p>
          </table:table-cell>
          <table:table-cell office:value-type="float" office:value="23" calcext:value-type="float">
            <text:p>23</text:p>
          </table:table-cell>
          <table:table-cell office:value-type="float" office:value="13712" calcext:value-type="float">
            <text:p>1371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://www.todayhumor.co.kr/board/view.php?table=bestofbest&amp;no=348244</text:p>
          </table:table-cell>
          <table:table-cell office:value-type="string" calcext:value-type="string">
            <text:p>http://www.todayhumor.co.kr/board/list.php?kind=member&amp;mn=75494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45" calcext:value-type="float">
            <text:p>348245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04:01</text:p>
          </table:table-cell>
          <table:table-cell office:value-type="string" calcext:value-type="string">
            <text:p>박광온 의원 트윗, &lt;소방관 증원을 반대하는 국민의당의 발언이..&gt;</text:p>
          </table:table-cell>
          <table:table-cell office:value-type="float" office:value="24" calcext:value-type="float">
            <text:p>24</text:p>
          </table:table-cell>
          <table:table-cell office:value-type="float" office:value="9781" calcext:value-type="float">
            <text:p>978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todayhumor.co.kr/board/view.php?table=bestofbest&amp;no=348245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246" calcext:value-type="float">
            <text:p>348246</text:p>
          </table:table-cell>
          <table:table-cell office:value-type="float" office:value="85477" calcext:value-type="float">
            <text:p>85477</text:p>
          </table:table-cell>
          <table:table-cell office:value-type="string" calcext:value-type="string">
            <text:p>김변기</text:p>
          </table:table-cell>
          <table:table-cell office:value-type="string" calcext:value-type="string">
            <text:p>2017/07/06 04:09</text:p>
          </table:table-cell>
          <table:table-cell office:value-type="string" calcext:value-type="string">
            <text:p>빠꾸르 고양이 모음 GIF</text:p>
          </table:table-cell>
          <table:table-cell office:value-type="float" office:value="49" calcext:value-type="float">
            <text:p>49</text:p>
          </table:table-cell>
          <table:table-cell office:value-type="float" office:value="12947" calcext:value-type="float">
            <text:p>129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ttp://www.todayhumor.co.kr/board/view.php?table=bestofbest&amp;no=348246</text:p>
          </table:table-cell>
          <table:table-cell office:value-type="string" calcext:value-type="string">
            <text:p>http://www.todayhumor.co.kr/board/list.php?kind=member&amp;mn=8547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47" calcext:value-type="float">
            <text:p>348247</text:p>
          </table:table-cell>
          <table:table-cell office:value-type="float" office:value="370404" calcext:value-type="float">
            <text:p>370404</text:p>
          </table:table-cell>
          <table:table-cell office:value-type="string" calcext:value-type="string">
            <text:p>자두먹고싶어</text:p>
          </table:table-cell>
          <table:table-cell office:value-type="string" calcext:value-type="string">
            <text:p>2017/07/06 04:20</text:p>
          </table:table-cell>
          <table:table-cell office:value-type="string" calcext:value-type="string">
            <text:p>이번에 북한에 대응하여 현무 발사한 건 정말 감격적이군요?</text:p>
          </table:table-cell>
          <table:table-cell office:value-type="float" office:value="26" calcext:value-type="float">
            <text:p>26</text:p>
          </table:table-cell>
          <table:table-cell office:value-type="float" office:value="14878" calcext:value-type="float">
            <text:p>1487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ttp://www.todayhumor.co.kr/board/view.php?table=bestofbest&amp;no=348247</text:p>
          </table:table-cell>
          <table:table-cell office:value-type="string" calcext:value-type="string">
            <text:p>http://www.todayhumor.co.kr/board/list.php?kind=member&amp;mn=37040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48" calcext:value-type="float">
            <text:p>348248</text:p>
          </table:table-cell>
          <table:table-cell office:value-type="float" office:value="462813" calcext:value-type="float">
            <text:p>462813</text:p>
          </table:table-cell>
          <table:table-cell office:value-type="string" calcext:value-type="string">
            <text:p>둥글이8</text:p>
          </table:table-cell>
          <table:table-cell office:value-type="string" calcext:value-type="string">
            <text:p>2017/07/06 04:31</text:p>
          </table:table-cell>
          <table:table-cell office:value-type="string" calcext:value-type="string">
            <text:p>보수들에게 꼭 보여줘야 하는 자료.</text:p>
          </table:table-cell>
          <table:table-cell office:value-type="float" office:value="14" calcext:value-type="float">
            <text:p>14</text:p>
          </table:table-cell>
          <table:table-cell office:value-type="float" office:value="18709" calcext:value-type="float">
            <text:p>1870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ttp://www.todayhumor.co.kr/board/view.php?table=bestofbest&amp;no=348248</text:p>
          </table:table-cell>
          <table:table-cell office:value-type="string" calcext:value-type="string">
            <text:p>http://www.todayhumor.co.kr/board/list.php?kind=member&amp;mn=46281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car</text:p>
          </table:table-cell>
          <table:table-cell office:value-type="float" office:value="348249" calcext:value-type="float">
            <text:p>348249</text:p>
          </table:table-cell>
          <table:table-cell office:value-type="float" office:value="748876" calcext:value-type="float">
            <text:p>748876</text:p>
          </table:table-cell>
          <table:table-cell office:value-type="string" calcext:value-type="string">
            <text:p>아코코야</text:p>
          </table:table-cell>
          <table:table-cell office:value-type="string" calcext:value-type="string">
            <text:p>2017/07/06 04:35</text:p>
          </table:table-cell>
          <table:table-cell office:value-type="string" calcext:value-type="string">
            <text:p>아빠한테 혼났어요ㅋㅋㅋㅋ워셔액이 이런건지 몰랐는데</text:p>
          </table:table-cell>
          <table:table-cell office:value-type="float" office:value="79" calcext:value-type="float">
            <text:p>79</text:p>
          </table:table-cell>
          <table:table-cell office:value-type="float" office:value="46081" calcext:value-type="float">
            <text:p>4608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ttp://www.todayhumor.co.kr/board/view.php?table=bestofbest&amp;no=348249</text:p>
          </table:table-cell>
          <table:table-cell office:value-type="string" calcext:value-type="string">
            <text:p>http://www.todayhumor.co.kr/board/list.php?kind=member&amp;mn=74887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250" calcext:value-type="float">
            <text:p>348250</text:p>
          </table:table-cell>
          <table:table-cell office:value-type="float" office:value="368165" calcext:value-type="float">
            <text:p>368165</text:p>
          </table:table-cell>
          <table:table-cell office:value-type="string" calcext:value-type="string">
            <text:p>분홍색해바라기</text:p>
          </table:table-cell>
          <table:table-cell office:value-type="string" calcext:value-type="string">
            <text:p>2017/07/06 04:48</text:p>
          </table:table-cell>
          <table:table-cell office:value-type="string" calcext:value-type="string">
            <text:p>길냥출신 고먐미의 얼굴 변천사</text:p>
          </table:table-cell>
          <table:table-cell office:value-type="float" office:value="29" calcext:value-type="float">
            <text:p>29</text:p>
          </table:table-cell>
          <table:table-cell office:value-type="float" office:value="14689" calcext:value-type="float">
            <text:p>1468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ttp://www.todayhumor.co.kr/board/view.php?table=bestofbest&amp;no=348250</text:p>
          </table:table-cell>
          <table:table-cell office:value-type="string" calcext:value-type="string">
            <text:p>http://www.todayhumor.co.kr/board/list.php?kind=member&amp;mn=3681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52" calcext:value-type="float">
            <text:p>348252</text:p>
          </table:table-cell>
          <table:table-cell office:value-type="float" office:value="710958" calcext:value-type="float">
            <text:p>710958</text:p>
          </table:table-cell>
          <table:table-cell office:value-type="string" calcext:value-type="string">
            <text:p>Zedd_stay</text:p>
          </table:table-cell>
          <table:table-cell office:value-type="string" calcext:value-type="string">
            <text:p>2017/07/06 05:02</text:p>
          </table:table-cell>
          <table:table-cell office:value-type="string" calcext:value-type="string">
            <text:p>손금의 생명선 보는 방법</text:p>
          </table:table-cell>
          <table:table-cell office:value-type="float" office:value="181" calcext:value-type="float">
            <text:p>181</text:p>
          </table:table-cell>
          <table:table-cell office:value-type="float" office:value="51852" calcext:value-type="float">
            <text:p>5185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http://www.todayhumor.co.kr/board/view.php?table=bestofbest&amp;no=348252</text:p>
          </table:table-cell>
          <table:table-cell office:value-type="string" calcext:value-type="string">
            <text:p>http://www.todayhumor.co.kr/board/list.php?kind=member&amp;mn=71095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53" calcext:value-type="float">
            <text:p>348253</text:p>
          </table:table-cell>
          <table:table-cell office:value-type="float" office:value="619402" calcext:value-type="float">
            <text:p>619402</text:p>
          </table:table-cell>
          <table:table-cell office:value-type="string" calcext:value-type="string">
            <text:p>quznaj</text:p>
          </table:table-cell>
          <table:table-cell office:value-type="string" calcext:value-type="string">
            <text:p>2017/07/06 06:52</text:p>
          </table:table-cell>
          <table:table-cell office:value-type="string" calcext:value-type="string">
            <text:p>靑, 문재인 대통령 출국에 비상체제… 불시에 전화 걸어 근무태도 점검, </text:p>
          </table:table-cell>
          <table:table-cell office:value-type="float" office:value="24" calcext:value-type="float">
            <text:p>24</text:p>
          </table:table-cell>
          <table:table-cell office:value-type="float" office:value="21268" calcext:value-type="float">
            <text:p>2126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http://www.todayhumor.co.kr/board/view.php?table=bestofbest&amp;no=348253</text:p>
          </table:table-cell>
          <table:table-cell office:value-type="string" calcext:value-type="string">
            <text:p>http://www.todayhumor.co.kr/board/list.php?kind=member&amp;mn=61940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54" calcext:value-type="float">
            <text:p>348254</text:p>
          </table:table-cell>
          <table:table-cell office:value-type="float" office:value="740020" calcext:value-type="float">
            <text:p>740020</text:p>
          </table:table-cell>
          <table:table-cell office:value-type="string" calcext:value-type="string">
            <text:p>라이너스담력</text:p>
          </table:table-cell>
          <table:table-cell office:value-type="string" calcext:value-type="string">
            <text:p>2017/07/06 07:51</text:p>
          </table:table-cell>
          <table:table-cell office:value-type="string" calcext:value-type="string">
            <text:p>문재인 대통령 독일 g20 참석 첫날 사진들.</text:p>
          </table:table-cell>
          <table:table-cell office:value-type="float" office:value="130" calcext:value-type="float">
            <text:p>130</text:p>
          </table:table-cell>
          <table:table-cell office:value-type="float" office:value="19864" calcext:value-type="float">
            <text:p>1986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http://www.todayhumor.co.kr/board/view.php?table=bestofbest&amp;no=348254</text:p>
          </table:table-cell>
          <table:table-cell office:value-type="string" calcext:value-type="string">
            <text:p>http://www.todayhumor.co.kr/board/list.php?kind=member&amp;mn=74002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ovie</text:p>
          </table:table-cell>
          <table:table-cell office:value-type="float" office:value="348255" calcext:value-type="float">
            <text:p>348255</text:p>
          </table:table-cell>
          <table:table-cell office:value-type="float" office:value="106107" calcext:value-type="float">
            <text:p>106107</text:p>
          </table:table-cell>
          <table:table-cell office:value-type="string" calcext:value-type="string">
            <text:p>디에세오스타</text:p>
          </table:table-cell>
          <table:table-cell office:value-type="string" calcext:value-type="string">
            <text:p>2017/07/06 08:09</text:p>
          </table:table-cell>
          <table:table-cell office:value-type="string" calcext:value-type="string">
            <text:p>리얼 보구나서</text:p>
          </table:table-cell>
          <table:table-cell office:value-type="float" office:value="25" calcext:value-type="float">
            <text:p>25</text:p>
          </table:table-cell>
          <table:table-cell office:value-type="float" office:value="24131" calcext:value-type="float">
            <text:p>2413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http://www.todayhumor.co.kr/board/view.php?table=bestofbest&amp;no=348255</text:p>
          </table:table-cell>
          <table:table-cell office:value-type="string" calcext:value-type="string">
            <text:p>http://www.todayhumor.co.kr/board/list.php?kind=member&amp;mn=10610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tvent</text:p>
          </table:table-cell>
          <table:table-cell office:value-type="float" office:value="348256" calcext:value-type="float">
            <text:p>348256</text:p>
          </table:table-cell>
          <table:table-cell office:value-type="float" office:value="471631" calcext:value-type="float">
            <text:p>471631</text:p>
          </table:table-cell>
          <table:table-cell office:value-type="string" calcext:value-type="string">
            <text:p>띠로로롱</text:p>
          </table:table-cell>
          <table:table-cell office:value-type="string" calcext:value-type="string">
            <text:p>2017/07/06 08:11</text:p>
          </table:table-cell>
          <table:table-cell office:value-type="string" calcext:value-type="string">
            <text:p>오늘 라스에서 이효리 어록 줄줄이 나오네요. </text:p>
          </table:table-cell>
          <table:table-cell office:value-type="float" office:value="43" calcext:value-type="float">
            <text:p>43</text:p>
          </table:table-cell>
          <table:table-cell office:value-type="float" office:value="31238" calcext:value-type="float">
            <text:p>3123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ttp://www.todayhumor.co.kr/board/view.php?table=bestofbest&amp;no=348256</text:p>
          </table:table-cell>
          <table:table-cell office:value-type="string" calcext:value-type="string">
            <text:p>http://www.todayhumor.co.kr/board/list.php?kind=member&amp;mn=47163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57" calcext:value-type="float">
            <text:p>348257</text:p>
          </table:table-cell>
          <table:table-cell office:value-type="float" office:value="110274" calcext:value-type="float">
            <text:p>110274</text:p>
          </table:table-cell>
          <table:table-cell office:value-type="string" calcext:value-type="string">
            <text:p>여자사람1人</text:p>
          </table:table-cell>
          <table:table-cell office:value-type="string" calcext:value-type="string">
            <text:p>2017/07/06 08:19</text:p>
          </table:table-cell>
          <table:table-cell office:value-type="string" calcext:value-type="string">
            <text:p>요리해 먹을려고 1억넘게 들인 당근 훔쳐먹은 사람들...</text:p>
          </table:table-cell>
          <table:table-cell office:value-type="float" office:value="42" calcext:value-type="float">
            <text:p>42</text:p>
          </table:table-cell>
          <table:table-cell office:value-type="float" office:value="36105" calcext:value-type="float">
            <text:p>3610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ttp://www.todayhumor.co.kr/board/view.php?table=bestofbest&amp;no=348257</text:p>
          </table:table-cell>
          <table:table-cell office:value-type="string" calcext:value-type="string">
            <text:p>http://www.todayhumor.co.kr/board/list.php?kind=member&amp;mn=11027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58" calcext:value-type="float">
            <text:p>348258</text:p>
          </table:table-cell>
          <table:table-cell office:value-type="float" office:value="738408" calcext:value-type="float">
            <text:p>738408</text:p>
          </table:table-cell>
          <table:table-cell office:value-type="string" calcext:value-type="string">
            <text:p>좀비마요</text:p>
          </table:table-cell>
          <table:table-cell office:value-type="string" calcext:value-type="string">
            <text:p>2017/07/06 08:19</text:p>
          </table:table-cell>
          <table:table-cell office:value-type="string" calcext:value-type="string">
            <text:p>버스기사 흥분함</text:p>
          </table:table-cell>
          <table:table-cell office:value-type="float" office:value="37" calcext:value-type="float">
            <text:p>37</text:p>
          </table:table-cell>
          <table:table-cell office:value-type="float" office:value="48692" calcext:value-type="float">
            <text:p>4869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ttp://www.todayhumor.co.kr/board/view.php?table=bestofbest&amp;no=348258</text:p>
          </table:table-cell>
          <table:table-cell office:value-type="string" calcext:value-type="string">
            <text:p>http://www.todayhumor.co.kr/board/list.php?kind=member&amp;mn=73840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259" calcext:value-type="float">
            <text:p>348259</text:p>
          </table:table-cell>
          <table:table-cell office:value-type="float" office:value="63095" calcext:value-type="float">
            <text:p>63095</text:p>
          </table:table-cell>
          <table:table-cell office:value-type="string" calcext:value-type="string">
            <text:p>눈물한스푼</text:p>
          </table:table-cell>
          <table:table-cell office:value-type="string" calcext:value-type="string">
            <text:p>2017/07/06 08:20</text:p>
          </table:table-cell>
          <table:table-cell office:value-type="string" calcext:value-type="string">
            <text:p>사랑과 애정의 힘(화상 사진 있어요)</text:p>
          </table:table-cell>
          <table:table-cell office:value-type="float" office:value="11" calcext:value-type="float">
            <text:p>11</text:p>
          </table:table-cell>
          <table:table-cell office:value-type="float" office:value="8801" calcext:value-type="float">
            <text:p>880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http://www.todayhumor.co.kr/board/view.php?table=bestofbest&amp;no=348259</text:p>
          </table:table-cell>
          <table:table-cell office:value-type="string" calcext:value-type="string">
            <text:p>http://www.todayhumor.co.kr/board/list.php?kind=member&amp;mn=630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260" calcext:value-type="float">
            <text:p>348260</text:p>
          </table:table-cell>
          <table:table-cell office:value-type="float" office:value="524763" calcext:value-type="float">
            <text:p>524763</text:p>
          </table:table-cell>
          <table:table-cell office:value-type="string" calcext:value-type="string">
            <text:p>2PM.</text:p>
          </table:table-cell>
          <table:table-cell office:value-type="string" calcext:value-type="string">
            <text:p>2017/07/06 08:20</text:p>
          </table:table-cell>
          <table:table-cell office:value-type="string" calcext:value-type="string">
            <text:p>송송커플의 결혼 발표에 대한 송중기 절친 반응.JPG</text:p>
          </table:table-cell>
          <table:table-cell office:value-type="float" office:value="27" calcext:value-type="float">
            <text:p>27</text:p>
          </table:table-cell>
          <table:table-cell office:value-type="float" office:value="50970" calcext:value-type="float">
            <text:p>5097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ttp://www.todayhumor.co.kr/board/view.php?table=bestofbest&amp;no=348260</text:p>
          </table:table-cell>
          <table:table-cell office:value-type="string" calcext:value-type="string">
            <text:p>http://www.todayhumor.co.kr/board/list.php?kind=member&amp;mn=52476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61" calcext:value-type="float">
            <text:p>348261</text:p>
          </table:table-cell>
          <table:table-cell office:value-type="float" office:value="599276" calcext:value-type="float">
            <text:p>599276</text:p>
          </table:table-cell>
          <table:table-cell office:value-type="string" calcext:value-type="string">
            <text:p>에릭녀</text:p>
          </table:table-cell>
          <table:table-cell office:value-type="string" calcext:value-type="string">
            <text:p>2017/07/06 08:26</text:p>
          </table:table-cell>
          <table:table-cell office:value-type="string" calcext:value-type="string">
            <text:p>베를린에서 문 대통령님과 악수했어요ㅠㅠ</text:p>
          </table:table-cell>
          <table:table-cell office:value-type="float" office:value="56" calcext:value-type="float">
            <text:p>56</text:p>
          </table:table-cell>
          <table:table-cell office:value-type="float" office:value="18537" calcext:value-type="float">
            <text:p>1853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http://www.todayhumor.co.kr/board/view.php?table=bestofbest&amp;no=348261</text:p>
          </table:table-cell>
          <table:table-cell office:value-type="string" calcext:value-type="string">
            <text:p>http://www.todayhumor.co.kr/board/list.php?kind=member&amp;mn=59927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62" calcext:value-type="float">
            <text:p>348262</text:p>
          </table:table-cell>
          <table:table-cell office:value-type="float" office:value="740020" calcext:value-type="float">
            <text:p>740020</text:p>
          </table:table-cell>
          <table:table-cell office:value-type="string" calcext:value-type="string">
            <text:p>라이너스담력</text:p>
          </table:table-cell>
          <table:table-cell office:value-type="string" calcext:value-type="string">
            <text:p>2017/07/06 08:31</text:p>
          </table:table-cell>
          <table:table-cell office:value-type="string" calcext:value-type="string">
            <text:p>교민들과 인사하는 문재인 대통령과 메르켈 총리</text:p>
          </table:table-cell>
          <table:table-cell office:value-type="float" office:value="42" calcext:value-type="float">
            <text:p>42</text:p>
          </table:table-cell>
          <table:table-cell office:value-type="float" office:value="13530" calcext:value-type="float">
            <text:p>1353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http://www.todayhumor.co.kr/board/view.php?table=bestofbest&amp;no=348262</text:p>
          </table:table-cell>
          <table:table-cell office:value-type="string" calcext:value-type="string">
            <text:p>http://www.todayhumor.co.kr/board/list.php?kind=member&amp;mn=74002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63" calcext:value-type="float">
            <text:p>348263</text:p>
          </table:table-cell>
          <table:table-cell office:value-type="float" office:value="397076" calcext:value-type="float">
            <text:p>397076</text:p>
          </table:table-cell>
          <table:table-cell office:value-type="string" calcext:value-type="string">
            <text:p>Amadeust</text:p>
          </table:table-cell>
          <table:table-cell office:value-type="string" calcext:value-type="string">
            <text:p>2017/07/06 08:33</text:p>
          </table:table-cell>
          <table:table-cell office:value-type="string" calcext:value-type="string">
            <text:p>공익시절 멘붕 썰 몇개 2(약스압)</text:p>
          </table:table-cell>
          <table:table-cell office:value-type="float" office:value="44" calcext:value-type="float">
            <text:p>44</text:p>
          </table:table-cell>
          <table:table-cell office:value-type="float" office:value="10149" calcext:value-type="float">
            <text:p>10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://www.todayhumor.co.kr/board/view.php?table=bestofbest&amp;no=348263</text:p>
          </table:table-cell>
          <table:table-cell office:value-type="string" calcext:value-type="string">
            <text:p>http://www.todayhumor.co.kr/board/list.php?kind=member&amp;mn=39707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64" calcext:value-type="float">
            <text:p>348264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08:35</text:p>
          </table:table-cell>
          <table:table-cell office:value-type="string" calcext:value-type="string">
            <text:p>조기숙 교수 페북, <text:s/>&lt;문재인 대통령의 독일방문에서 이례적인 일&gt;</text:p>
          </table:table-cell>
          <table:table-cell office:value-type="float" office:value="38" calcext:value-type="float">
            <text:p>38</text:p>
          </table:table-cell>
          <table:table-cell office:value-type="float" office:value="16491" calcext:value-type="float">
            <text:p>1649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ttp://www.todayhumor.co.kr/board/view.php?table=bestofbest&amp;no=348264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lol</text:p>
          </table:table-cell>
          <table:table-cell office:value-type="float" office:value="348265" calcext:value-type="float">
            <text:p>348265</text:p>
          </table:table-cell>
          <table:table-cell office:value-type="float" office:value="451129" calcext:value-type="float">
            <text:p>451129</text:p>
          </table:table-cell>
          <table:table-cell office:value-type="string" calcext:value-type="string">
            <text:p>그런데말이지</text:p>
          </table:table-cell>
          <table:table-cell office:value-type="string" calcext:value-type="string">
            <text:p>2017/07/06 08:42</text:p>
          </table:table-cell>
          <table:table-cell office:value-type="string" calcext:value-type="string">
            <text:p>친구가 실버로 강등된 후 톡방</text:p>
          </table:table-cell>
          <table:table-cell office:value-type="float" office:value="15" calcext:value-type="float">
            <text:p>15</text:p>
          </table:table-cell>
          <table:table-cell office:value-type="float" office:value="22002" calcext:value-type="float">
            <text:p>2200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ttp://www.todayhumor.co.kr/board/view.php?table=bestofbest&amp;no=348265</text:p>
          </table:table-cell>
          <table:table-cell office:value-type="string" calcext:value-type="string">
            <text:p>http://www.todayhumor.co.kr/board/list.php?kind=member&amp;mn=45112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266" calcext:value-type="float">
            <text:p>348266</text:p>
          </table:table-cell>
          <table:table-cell office:value-type="float" office:value="85319" calcext:value-type="float">
            <text:p>85319</text:p>
          </table:table-cell>
          <table:table-cell office:value-type="string" calcext:value-type="string">
            <text:p>소담아린아이</text:p>
          </table:table-cell>
          <table:table-cell office:value-type="string" calcext:value-type="string">
            <text:p>2017/07/06 08:48</text:p>
          </table:table-cell>
          <table:table-cell office:value-type="string" calcext:value-type="string">
            <text:p>강하늘, 9월 헌병대 입대</text:p>
          </table:table-cell>
          <table:table-cell office:value-type="float" office:value="42" calcext:value-type="float">
            <text:p>42</text:p>
          </table:table-cell>
          <table:table-cell office:value-type="float" office:value="27630" calcext:value-type="float">
            <text:p>2763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ttp://www.todayhumor.co.kr/board/view.php?table=bestofbest&amp;no=348266</text:p>
          </table:table-cell>
          <table:table-cell office:value-type="string" calcext:value-type="string">
            <text:p>http://www.todayhumor.co.kr/board/list.php?kind=member&amp;mn=8531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67" calcext:value-type="float">
            <text:p>348267</text:p>
          </table:table-cell>
          <table:table-cell office:value-type="float" office:value="348987" calcext:value-type="float">
            <text:p>348987</text:p>
          </table:table-cell>
          <table:table-cell office:value-type="string" calcext:value-type="string">
            <text:p>바쁜백수</text:p>
          </table:table-cell>
          <table:table-cell office:value-type="string" calcext:value-type="string">
            <text:p>2017/07/06 09:01</text:p>
          </table:table-cell>
          <table:table-cell office:value-type="string" calcext:value-type="string">
            <text:p>최경영이 참 악랄하네요.</text:p>
          </table:table-cell>
          <table:table-cell office:value-type="float" office:value="33" calcext:value-type="float">
            <text:p>33</text:p>
          </table:table-cell>
          <table:table-cell office:value-type="float" office:value="20487" calcext:value-type="float">
            <text:p>2048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ttp://www.todayhumor.co.kr/board/view.php?table=bestofbest&amp;no=348267</text:p>
          </table:table-cell>
          <table:table-cell office:value-type="string" calcext:value-type="string">
            <text:p>http://www.todayhumor.co.kr/board/list.php?kind=member&amp;mn=34898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68" calcext:value-type="float">
            <text:p>348268</text:p>
          </table:table-cell>
          <table:table-cell office:value-type="float" office:value="698539" calcext:value-type="float">
            <text:p>698539</text:p>
          </table:table-cell>
          <table:table-cell office:value-type="string" calcext:value-type="string">
            <text:p>슈크림빵빵</text:p>
          </table:table-cell>
          <table:table-cell office:value-type="string" calcext:value-type="string">
            <text:p>2017/07/06 09:09</text:p>
          </table:table-cell>
          <table:table-cell office:value-type="string" calcext:value-type="string">
            <text:p>전기쟁이로서 원전반대 이유</text:p>
          </table:table-cell>
          <table:table-cell office:value-type="float" office:value="60" calcext:value-type="float">
            <text:p>60</text:p>
          </table:table-cell>
          <table:table-cell office:value-type="float" office:value="20064" calcext:value-type="float">
            <text:p>2006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ttp://www.todayhumor.co.kr/board/view.php?table=bestofbest&amp;no=348268</text:p>
          </table:table-cell>
          <table:table-cell office:value-type="string" calcext:value-type="string">
            <text:p>http://www.todayhumor.co.kr/board/list.php?kind=member&amp;mn=69853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economy</text:p>
          </table:table-cell>
          <table:table-cell office:value-type="float" office:value="348269" calcext:value-type="float">
            <text:p>348269</text:p>
          </table:table-cell>
          <table:table-cell office:value-type="float" office:value="740423" calcext:value-type="float">
            <text:p>740423</text:p>
          </table:table-cell>
          <table:table-cell office:value-type="string" calcext:value-type="string">
            <text:p>azqer</text:p>
          </table:table-cell>
          <table:table-cell office:value-type="string" calcext:value-type="string">
            <text:p>2017/07/06 09:12</text:p>
          </table:table-cell>
          <table:table-cell office:value-type="string" calcext:value-type="string">
            <text:p>노동자가 왜 천대받아야 하는가?</text:p>
          </table:table-cell>
          <table:table-cell office:value-type="float" office:value="75" calcext:value-type="float">
            <text:p>75</text:p>
          </table:table-cell>
          <table:table-cell office:value-type="float" office:value="11776" calcext:value-type="float">
            <text:p>1177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http://www.todayhumor.co.kr/board/view.php?table=bestofbest&amp;no=348269</text:p>
          </table:table-cell>
          <table:table-cell office:value-type="string" calcext:value-type="string">
            <text:p>http://www.todayhumor.co.kr/board/list.php?kind=member&amp;mn=7404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beauty</text:p>
          </table:table-cell>
          <table:table-cell office:value-type="float" office:value="348270" calcext:value-type="float">
            <text:p>348270</text:p>
          </table:table-cell>
          <table:table-cell office:value-type="float" office:value="576184" calcext:value-type="float">
            <text:p>576184</text:p>
          </table:table-cell>
          <table:table-cell office:value-type="string" calcext:value-type="string">
            <text:p>여당유</text:p>
          </table:table-cell>
          <table:table-cell office:value-type="string" calcext:value-type="string">
            <text:p>2017/07/06 09:15</text:p>
          </table:table-cell>
          <table:table-cell office:value-type="string" calcext:value-type="string">
            <text:p>러쉬 프레쉬팩 피부타입별 정리 (펌) </text:p>
          </table:table-cell>
          <table:table-cell office:value-type="float" office:value="24" calcext:value-type="float">
            <text:p>24</text:p>
          </table:table-cell>
          <table:table-cell office:value-type="float" office:value="8491" calcext:value-type="float">
            <text:p>849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ttp://www.todayhumor.co.kr/board/view.php?table=bestofbest&amp;no=348270</text:p>
          </table:table-cell>
          <table:table-cell office:value-type="string" calcext:value-type="string">
            <text:p>http://www.todayhumor.co.kr/board/list.php?kind=member&amp;mn=57618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71" calcext:value-type="float">
            <text:p>348271</text:p>
          </table:table-cell>
          <table:table-cell office:value-type="float" office:value="227265" calcext:value-type="float">
            <text:p>227265</text:p>
          </table:table-cell>
          <table:table-cell office:value-type="string" calcext:value-type="string">
            <text:p>나루약국</text:p>
          </table:table-cell>
          <table:table-cell office:value-type="string" calcext:value-type="string">
            <text:p>2017/07/06 09:28</text:p>
          </table:table-cell>
          <table:table-cell office:value-type="string" calcext:value-type="string">
            <text:p>[혐주의/EGG주의] 마트에서 떡갈비를 샀는데...</text:p>
          </table:table-cell>
          <table:table-cell office:value-type="float" office:value="91" calcext:value-type="float">
            <text:p>91</text:p>
          </table:table-cell>
          <table:table-cell office:value-type="float" office:value="37629" calcext:value-type="float">
            <text:p>3762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http://www.todayhumor.co.kr/board/view.php?table=bestofbest&amp;no=348271</text:p>
          </table:table-cell>
          <table:table-cell office:value-type="string" calcext:value-type="string">
            <text:p>http://www.todayhumor.co.kr/board/list.php?kind=member&amp;mn=2272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72" calcext:value-type="float">
            <text:p>348272</text:p>
          </table:table-cell>
          <table:table-cell office:value-type="float" office:value="711518" calcext:value-type="float">
            <text:p>711518</text:p>
          </table:table-cell>
          <table:table-cell office:value-type="string" calcext:value-type="string">
            <text:p>코볼</text:p>
          </table:table-cell>
          <table:table-cell office:value-type="string" calcext:value-type="string">
            <text:p>2017/07/06 09:28</text:p>
          </table:table-cell>
          <table:table-cell office:value-type="string" calcext:value-type="string">
            <text:p>안철수 같이 소심하고 의리없는 사람이 정치하면 안됩니다.</text:p>
          </table:table-cell>
          <table:table-cell office:value-type="float" office:value="43" calcext:value-type="float">
            <text:p>43</text:p>
          </table:table-cell>
          <table:table-cell office:value-type="float" office:value="12741" calcext:value-type="float">
            <text:p>1274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ttp://www.todayhumor.co.kr/board/view.php?table=bestofbest&amp;no=348272</text:p>
          </table:table-cell>
          <table:table-cell office:value-type="string" calcext:value-type="string">
            <text:p>http://www.todayhumor.co.kr/board/list.php?kind=member&amp;mn=71151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73" calcext:value-type="float">
            <text:p>348273</text:p>
          </table:table-cell>
          <table:table-cell office:value-type="float" office:value="133383" calcext:value-type="float">
            <text:p>133383</text:p>
          </table:table-cell>
          <table:table-cell office:value-type="string" calcext:value-type="string">
            <text:p>VistaPro</text:p>
          </table:table-cell>
          <table:table-cell office:value-type="string" calcext:value-type="string">
            <text:p>2017/07/06 09:39</text:p>
          </table:table-cell>
          <table:table-cell office:value-type="string" calcext:value-type="string">
            <text:p>아무도 안믿는 한국 동일 성우 甲</text:p>
          </table:table-cell>
          <table:table-cell office:value-type="float" office:value="60" calcext:value-type="float">
            <text:p>60</text:p>
          </table:table-cell>
          <table:table-cell office:value-type="float" office:value="51229" calcext:value-type="float">
            <text:p>5122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ttp://www.todayhumor.co.kr/board/view.php?table=bestofbest&amp;no=348273</text:p>
          </table:table-cell>
          <table:table-cell office:value-type="string" calcext:value-type="string">
            <text:p>http://www.todayhumor.co.kr/board/list.php?kind=member&amp;mn=13338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275" calcext:value-type="float">
            <text:p>348275</text:p>
          </table:table-cell>
          <table:table-cell office:value-type="float" office:value="489907" calcext:value-type="float">
            <text:p>489907</text:p>
          </table:table-cell>
          <table:table-cell office:value-type="string" calcext:value-type="string">
            <text:p>푸딩남작</text:p>
          </table:table-cell>
          <table:table-cell office:value-type="string" calcext:value-type="string">
            <text:p>2017/07/06 10:10</text:p>
          </table:table-cell>
          <table:table-cell office:value-type="string" calcext:value-type="string">
            <text:p>야옹기 근황보고 번외2</text:p>
          </table:table-cell>
          <table:table-cell office:value-type="float" office:value="6" calcext:value-type="float">
            <text:p>6</text:p>
          </table:table-cell>
          <table:table-cell office:value-type="float" office:value="6979" calcext:value-type="float">
            <text:p>697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ttp://www.todayhumor.co.kr/board/view.php?table=bestofbest&amp;no=348275</text:p>
          </table:table-cell>
          <table:table-cell office:value-type="string" calcext:value-type="string">
            <text:p>http://www.todayhumor.co.kr/board/list.php?kind=member&amp;mn=48990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76" calcext:value-type="float">
            <text:p>348276</text:p>
          </table:table-cell>
          <table:table-cell office:value-type="float" office:value="155462" calcext:value-type="float">
            <text:p>155462</text:p>
          </table:table-cell>
          <table:table-cell office:value-type="string" calcext:value-type="string">
            <text:p>과달</text:p>
          </table:table-cell>
          <table:table-cell office:value-type="string" calcext:value-type="string">
            <text:p>2017/07/06 10:22</text:p>
          </table:table-cell>
          <table:table-cell office:value-type="string" calcext:value-type="string">
            <text:p>저는 장사하는 사람과 친해지는게 싫습니다.</text:p>
          </table:table-cell>
          <table:table-cell office:value-type="float" office:value="76" calcext:value-type="float">
            <text:p>76</text:p>
          </table:table-cell>
          <table:table-cell office:value-type="float" office:value="25591" calcext:value-type="float">
            <text:p>2559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http://www.todayhumor.co.kr/board/view.php?table=bestofbest&amp;no=348276</text:p>
          </table:table-cell>
          <table:table-cell office:value-type="string" calcext:value-type="string">
            <text:p>http://www.todayhumor.co.kr/board/list.php?kind=member&amp;mn=15546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77" calcext:value-type="float">
            <text:p>348277</text:p>
          </table:table-cell>
          <table:table-cell office:value-type="float" office:value="731018" calcext:value-type="float">
            <text:p>731018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2017/07/06 10:26</text:p>
          </table:table-cell>
          <table:table-cell office:value-type="string" calcext:value-type="string">
            <text:p>실화주의,더러움주의,그림판주의) 똥꼬털 뽑혀진 썰</text:p>
          </table:table-cell>
          <table:table-cell office:value-type="float" office:value="52" calcext:value-type="float">
            <text:p>52</text:p>
          </table:table-cell>
          <table:table-cell office:value-type="float" office:value="26147" calcext:value-type="float">
            <text:p>2614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ttp://www.todayhumor.co.kr/board/view.php?table=bestofbest&amp;no=348277</text:p>
          </table:table-cell>
          <table:table-cell office:value-type="string" calcext:value-type="string">
            <text:p>http://www.todayhumor.co.kr/board/list.php?kind=member&amp;mn=73101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278" calcext:value-type="float">
            <text:p>348278</text:p>
          </table:table-cell>
          <table:table-cell office:value-type="float" office:value="741382" calcext:value-type="float">
            <text:p>741382</text:p>
          </table:table-cell>
          <table:table-cell office:value-type="string" calcext:value-type="string">
            <text:p>ごめんなさい</text:p>
          </table:table-cell>
          <table:table-cell office:value-type="string" calcext:value-type="string">
            <text:p>2017/07/06 10:26</text:p>
          </table:table-cell>
          <table:table-cell office:value-type="string" calcext:value-type="string">
            <text:p>마당에서 개키우시는 여러분 독버섯 주의하세요. </text:p>
          </table:table-cell>
          <table:table-cell office:value-type="float" office:value="25" calcext:value-type="float">
            <text:p>25</text:p>
          </table:table-cell>
          <table:table-cell office:value-type="float" office:value="13548" calcext:value-type="float">
            <text:p>1354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http://www.todayhumor.co.kr/board/view.php?table=bestofbest&amp;no=348278</text:p>
          </table:table-cell>
          <table:table-cell office:value-type="string" calcext:value-type="string">
            <text:p>http://www.todayhumor.co.kr/board/list.php?kind=member&amp;mn=74138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79" calcext:value-type="float">
            <text:p>348279</text:p>
          </table:table-cell>
          <table:table-cell office:value-type="float" office:value="485082" calcext:value-type="float">
            <text:p>485082</text:p>
          </table:table-cell>
          <table:table-cell office:value-type="string" calcext:value-type="string">
            <text:p>문재인대통령1</text:p>
          </table:table-cell>
          <table:table-cell office:value-type="string" calcext:value-type="string">
            <text:p>2017/07/06 10:27</text:p>
          </table:table-cell>
          <table:table-cell office:value-type="string" calcext:value-type="string">
            <text:p>이재용 재판부 "안종범 수첩, 정황증거로 채택"</text:p>
          </table:table-cell>
          <table:table-cell office:value-type="float" office:value="20" calcext:value-type="float">
            <text:p>20</text:p>
          </table:table-cell>
          <table:table-cell office:value-type="float" office:value="10014" calcext:value-type="float">
            <text:p>100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todayhumor.co.kr/board/view.php?table=bestofbest&amp;no=348279</text:p>
          </table:table-cell>
          <table:table-cell office:value-type="string" calcext:value-type="string">
            <text:p>http://www.todayhumor.co.kr/board/list.php?kind=member&amp;mn=48508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80" calcext:value-type="float">
            <text:p>348280</text:p>
          </table:table-cell>
          <table:table-cell office:value-type="float" office:value="753367" calcext:value-type="float">
            <text:p>753367</text:p>
          </table:table-cell>
          <table:table-cell office:value-type="string" calcext:value-type="string">
            <text:p>alnaln</text:p>
          </table:table-cell>
          <table:table-cell office:value-type="string" calcext:value-type="string">
            <text:p>2017/07/06 10:32</text:p>
          </table:table-cell>
          <table:table-cell office:value-type="string" calcext:value-type="string">
            <text:p>주인 뒷담화하는 토끼.jpg</text:p>
          </table:table-cell>
          <table:table-cell office:value-type="float" office:value="34" calcext:value-type="float">
            <text:p>34</text:p>
          </table:table-cell>
          <table:table-cell office:value-type="float" office:value="36560" calcext:value-type="float">
            <text:p>3656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todayhumor.co.kr/board/view.php?table=bestofbest&amp;no=348280</text:p>
          </table:table-cell>
          <table:table-cell office:value-type="string" calcext:value-type="string">
            <text:p>http://www.todayhumor.co.kr/board/list.php?kind=member&amp;mn=75336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81" calcext:value-type="float">
            <text:p>34828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오유</text:p>
          </table:table-cell>
          <table:table-cell office:value-type="string" calcext:value-type="string">
            <text:p>2017/07/06 10:33</text:p>
          </table:table-cell>
          <table:table-cell office:value-type="string" calcext:value-type="string">
            <text:p>일본 블랙박스.gif</text:p>
          </table:table-cell>
          <table:table-cell office:value-type="float" office:value="175" calcext:value-type="float">
            <text:p>175</text:p>
          </table:table-cell>
          <table:table-cell office:value-type="float" office:value="44759" calcext:value-type="float">
            <text:p>4475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http://www.todayhumor.co.kr/board/view.php?table=bestofbest&amp;no=348281</text:p>
          </table:table-cell>
          <table:table-cell office:value-type="string" calcext:value-type="string">
            <text:p>http://www.todayhumor.co.kr/board/list.php?kind=member&amp;mn=80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82" calcext:value-type="float">
            <text:p>348282</text:p>
          </table:table-cell>
          <table:table-cell office:value-type="float" office:value="89672" calcext:value-type="float">
            <text:p>89672</text:p>
          </table:table-cell>
          <table:table-cell office:value-type="string" calcext:value-type="string">
            <text:p>핑거포스</text:p>
          </table:table-cell>
          <table:table-cell office:value-type="string" calcext:value-type="string">
            <text:p>2017/07/06 10:34</text:p>
          </table:table-cell>
          <table:table-cell office:value-type="string" calcext:value-type="string">
            <text:p>"송금 특혜에 靑 동원, 최순실이 두려웠다</text:p>
          </table:table-cell>
          <table:table-cell office:value-type="float" office:value="5" calcext:value-type="float">
            <text:p>5</text:p>
          </table:table-cell>
          <table:table-cell office:value-type="float" office:value="9122" calcext:value-type="float">
            <text:p>912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ttp://www.todayhumor.co.kr/board/view.php?table=bestofbest&amp;no=348282</text:p>
          </table:table-cell>
          <table:table-cell office:value-type="string" calcext:value-type="string">
            <text:p>http://www.todayhumor.co.kr/board/list.php?kind=member&amp;mn=8967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83" calcext:value-type="float">
            <text:p>348283</text:p>
          </table:table-cell>
          <table:table-cell office:value-type="float" office:value="743690" calcext:value-type="float">
            <text:p>743690</text:p>
          </table:table-cell>
          <table:table-cell office:value-type="string" calcext:value-type="string">
            <text:p>차단풀어주셈</text:p>
          </table:table-cell>
          <table:table-cell office:value-type="string" calcext:value-type="string">
            <text:p>2017/07/06 10:38</text:p>
          </table:table-cell>
          <table:table-cell office:value-type="string" calcext:value-type="string">
            <text:p>서울시에서 원전줄이기 캠페인 한걸 대충 보니...</text:p>
          </table:table-cell>
          <table:table-cell office:value-type="float" office:value="31" calcext:value-type="float">
            <text:p>31</text:p>
          </table:table-cell>
          <table:table-cell office:value-type="float" office:value="7680" calcext:value-type="float">
            <text:p>76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ttp://www.todayhumor.co.kr/board/view.php?table=bestofbest&amp;no=348283</text:p>
          </table:table-cell>
          <table:table-cell office:value-type="string" calcext:value-type="string">
            <text:p>http://www.todayhumor.co.kr/board/list.php?kind=member&amp;mn=74369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84" calcext:value-type="float">
            <text:p>348284</text:p>
          </table:table-cell>
          <table:table-cell office:value-type="float" office:value="562618" calcext:value-type="float">
            <text:p>562618</text:p>
          </table:table-cell>
          <table:table-cell office:value-type="string" calcext:value-type="string">
            <text:p>손목에빨간줄</text:p>
          </table:table-cell>
          <table:table-cell office:value-type="string" calcext:value-type="string">
            <text:p>2017/07/06 10:40</text:p>
          </table:table-cell>
          <table:table-cell office:value-type="string" calcext:value-type="string">
            <text:p>알바하다 그냥 뛰쳐나왔어요</text:p>
          </table:table-cell>
          <table:table-cell office:value-type="float" office:value="63" calcext:value-type="float">
            <text:p>63</text:p>
          </table:table-cell>
          <table:table-cell office:value-type="float" office:value="28013" calcext:value-type="float">
            <text:p>2801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todayhumor.co.kr/board/view.php?table=bestofbest&amp;no=348284</text:p>
          </table:table-cell>
          <table:table-cell office:value-type="string" calcext:value-type="string">
            <text:p>http://www.todayhumor.co.kr/board/list.php?kind=member&amp;mn=56261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85" calcext:value-type="float">
            <text:p>348285</text:p>
          </table:table-cell>
          <table:table-cell office:value-type="float" office:value="420554" calcext:value-type="float">
            <text:p>420554</text:p>
          </table:table-cell>
          <table:table-cell office:value-type="string" calcext:value-type="string">
            <text:p>하워드노</text:p>
          </table:table-cell>
          <table:table-cell office:value-type="string" calcext:value-type="string">
            <text:p>2017/07/06 10:41</text:p>
          </table:table-cell>
          <table:table-cell office:value-type="string" calcext:value-type="string">
            <text:p>국내 발전시장 이해를 돕고자... (Featuring. 원자력)</text:p>
          </table:table-cell>
          <table:table-cell office:value-type="float" office:value="36" calcext:value-type="float">
            <text:p>36</text:p>
          </table:table-cell>
          <table:table-cell office:value-type="float" office:value="8349" calcext:value-type="float">
            <text:p>834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ttp://www.todayhumor.co.kr/board/view.php?table=bestofbest&amp;no=348285</text:p>
          </table:table-cell>
          <table:table-cell office:value-type="string" calcext:value-type="string">
            <text:p>http://www.todayhumor.co.kr/board/list.php?kind=member&amp;mn=4205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86" calcext:value-type="float">
            <text:p>348286</text:p>
          </table:table-cell>
          <table:table-cell office:value-type="float" office:value="352690" calcext:value-type="float">
            <text:p>352690</text:p>
          </table:table-cell>
          <table:table-cell office:value-type="string" calcext:value-type="string">
            <text:p>디독</text:p>
          </table:table-cell>
          <table:table-cell office:value-type="string" calcext:value-type="string">
            <text:p>2017/07/06 10:44</text:p>
          </table:table-cell>
          <table:table-cell office:value-type="string" calcext:value-type="string">
            <text:p>티비 보다가 문통 보는데 갑자기 울컥하네요 </text:p>
          </table:table-cell>
          <table:table-cell office:value-type="float" office:value="5" calcext:value-type="float">
            <text:p>5</text:p>
          </table:table-cell>
          <table:table-cell office:value-type="float" office:value="8445" calcext:value-type="float">
            <text:p>844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ttp://www.todayhumor.co.kr/board/view.php?table=bestofbest&amp;no=348286</text:p>
          </table:table-cell>
          <table:table-cell office:value-type="string" calcext:value-type="string">
            <text:p>http://www.todayhumor.co.kr/board/list.php?kind=member&amp;mn=35269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87" calcext:value-type="float">
            <text:p>348287</text:p>
          </table:table-cell>
          <table:table-cell office:value-type="float" office:value="566645" calcext:value-type="float">
            <text:p>566645</text:p>
          </table:table-cell>
          <table:table-cell office:value-type="string" calcext:value-type="string">
            <text:p>얄라리얄라셩</text:p>
          </table:table-cell>
          <table:table-cell office:value-type="string" calcext:value-type="string">
            <text:p>2017/07/06 10:53</text:p>
          </table:table-cell>
          <table:table-cell office:value-type="string" calcext:value-type="string">
            <text:p>경찰공무원 합격한 친구를 위한 선물</text:p>
          </table:table-cell>
          <table:table-cell office:value-type="float" office:value="38" calcext:value-type="float">
            <text:p>38</text:p>
          </table:table-cell>
          <table:table-cell office:value-type="float" office:value="38089" calcext:value-type="float">
            <text:p>3808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ttp://www.todayhumor.co.kr/board/view.php?table=bestofbest&amp;no=348287</text:p>
          </table:table-cell>
          <table:table-cell office:value-type="string" calcext:value-type="string">
            <text:p>http://www.todayhumor.co.kr/board/list.php?kind=member&amp;mn=56664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88" calcext:value-type="float">
            <text:p>348288</text:p>
          </table:table-cell>
          <table:table-cell office:value-type="float" office:value="736324" calcext:value-type="float">
            <text:p>736324</text:p>
          </table:table-cell>
          <table:table-cell office:value-type="string" calcext:value-type="string">
            <text:p>못난이가장</text:p>
          </table:table-cell>
          <table:table-cell office:value-type="string" calcext:value-type="string">
            <text:p>2017/07/06 10:55</text:p>
          </table:table-cell>
          <table:table-cell office:value-type="string" calcext:value-type="string">
            <text:p>이재용 무죄될 거 같네요.</text:p>
          </table:table-cell>
          <table:table-cell office:value-type="float" office:value="44" calcext:value-type="float">
            <text:p>44</text:p>
          </table:table-cell>
          <table:table-cell office:value-type="float" office:value="19967" calcext:value-type="float">
            <text:p>1996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http://www.todayhumor.co.kr/board/view.php?table=bestofbest&amp;no=348288</text:p>
          </table:table-cell>
          <table:table-cell office:value-type="string" calcext:value-type="string">
            <text:p>http://www.todayhumor.co.kr/board/list.php?kind=member&amp;mn=73632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89" calcext:value-type="float">
            <text:p>348289</text:p>
          </table:table-cell>
          <table:table-cell office:value-type="float" office:value="288766" calcext:value-type="float">
            <text:p>288766</text:p>
          </table:table-cell>
          <table:table-cell office:value-type="string" calcext:value-type="string">
            <text:p>월향ss</text:p>
          </table:table-cell>
          <table:table-cell office:value-type="string" calcext:value-type="string">
            <text:p>2017/07/06 10:59</text:p>
          </table:table-cell>
          <table:table-cell office:value-type="string" calcext:value-type="string">
            <text:p>정청래 페북- 한겨레 김정숙 여사님 호칭에 관한...</text:p>
          </table:table-cell>
          <table:table-cell office:value-type="float" office:value="33" calcext:value-type="float">
            <text:p>33</text:p>
          </table:table-cell>
          <table:table-cell office:value-type="float" office:value="14481" calcext:value-type="float">
            <text:p>1448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ttp://www.todayhumor.co.kr/board/view.php?table=bestofbest&amp;no=348289</text:p>
          </table:table-cell>
          <table:table-cell office:value-type="string" calcext:value-type="string">
            <text:p>http://www.todayhumor.co.kr/board/list.php?kind=member&amp;mn=28876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0" calcext:value-type="float">
            <text:p>348290</text:p>
          </table:table-cell>
          <table:table-cell office:value-type="float" office:value="485479" calcext:value-type="float">
            <text:p>485479</text:p>
          </table:table-cell>
          <table:table-cell office:value-type="string" calcext:value-type="string">
            <text:p>안다쏜</text:p>
          </table:table-cell>
          <table:table-cell office:value-type="string" calcext:value-type="string">
            <text:p>2017/07/06 11:01</text:p>
          </table:table-cell>
          <table:table-cell office:value-type="string" calcext:value-type="string">
            <text:p>이러려고 정권을 무너뜨렸나, 기레기 정체</text:p>
          </table:table-cell>
          <table:table-cell office:value-type="float" office:value="28" calcext:value-type="float">
            <text:p>28</text:p>
          </table:table-cell>
          <table:table-cell office:value-type="float" office:value="15263" calcext:value-type="float">
            <text:p>1526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ttp://www.todayhumor.co.kr/board/view.php?table=bestofbest&amp;no=348290</text:p>
          </table:table-cell>
          <table:table-cell office:value-type="string" calcext:value-type="string">
            <text:p>http://www.todayhumor.co.kr/board/list.php?kind=member&amp;mn=48547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91" calcext:value-type="float">
            <text:p>348291</text:p>
          </table:table-cell>
          <table:table-cell office:value-type="float" office:value="490518" calcext:value-type="float">
            <text:p>490518</text:p>
          </table:table-cell>
          <table:table-cell office:value-type="string" calcext:value-type="string">
            <text:p>구미호88</text:p>
          </table:table-cell>
          <table:table-cell office:value-type="string" calcext:value-type="string">
            <text:p>2017/07/06 11:02</text:p>
          </table:table-cell>
          <table:table-cell office:value-type="string" calcext:value-type="string">
            <text:p>진짜 폐암걸리겠어요 </text:p>
          </table:table-cell>
          <table:table-cell office:value-type="float" office:value="64" calcext:value-type="float">
            <text:p>64</text:p>
          </table:table-cell>
          <table:table-cell office:value-type="float" office:value="29091" calcext:value-type="float">
            <text:p>2909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ttp://www.todayhumor.co.kr/board/view.php?table=bestofbest&amp;no=348291</text:p>
          </table:table-cell>
          <table:table-cell office:value-type="string" calcext:value-type="string">
            <text:p>http://www.todayhumor.co.kr/board/list.php?kind=member&amp;mn=49051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tvent</text:p>
          </table:table-cell>
          <table:table-cell office:value-type="float" office:value="348292" calcext:value-type="float">
            <text:p>348292</text:p>
          </table:table-cell>
          <table:table-cell office:value-type="float" office:value="468083" calcext:value-type="float">
            <text:p>468083</text:p>
          </table:table-cell>
          <table:table-cell office:value-type="string" calcext:value-type="string">
            <text:p>山처럼</text:p>
          </table:table-cell>
          <table:table-cell office:value-type="string" calcext:value-type="string">
            <text:p>2017/07/06 11:02</text:p>
          </table:table-cell>
          <table:table-cell office:value-type="string" calcext:value-type="string">
            <text:p>비긴 어게인을 보며 시청자들이 꼬집는 것에 대해서 개인적인 생각.</text:p>
          </table:table-cell>
          <table:table-cell office:value-type="float" office:value="43" calcext:value-type="float">
            <text:p>43</text:p>
          </table:table-cell>
          <table:table-cell office:value-type="float" office:value="22388" calcext:value-type="float">
            <text:p>2238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ttp://www.todayhumor.co.kr/board/view.php?table=bestofbest&amp;no=348292</text:p>
          </table:table-cell>
          <table:table-cell office:value-type="string" calcext:value-type="string">
            <text:p>http://www.todayhumor.co.kr/board/list.php?kind=member&amp;mn=46808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3" calcext:value-type="float">
            <text:p>348293</text:p>
          </table:table-cell>
          <table:table-cell office:value-type="float" office:value="362906" calcext:value-type="float">
            <text:p>362906</text:p>
          </table:table-cell>
          <table:table-cell office:value-type="string" calcext:value-type="string">
            <text:p>불건전</text:p>
          </table:table-cell>
          <table:table-cell office:value-type="string" calcext:value-type="string">
            <text:p>2017/07/06 11:13</text:p>
          </table:table-cell>
          <table:table-cell office:value-type="string" calcext:value-type="string">
            <text:p>근데 박전대통령은 왜 주4회가 힘들다고 할까요</text:p>
          </table:table-cell>
          <table:table-cell office:value-type="float" office:value="23" calcext:value-type="float">
            <text:p>23</text:p>
          </table:table-cell>
          <table:table-cell office:value-type="float" office:value="18420" calcext:value-type="float">
            <text:p>1842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ttp://www.todayhumor.co.kr/board/view.php?table=bestofbest&amp;no=348293</text:p>
          </table:table-cell>
          <table:table-cell office:value-type="string" calcext:value-type="string">
            <text:p>http://www.todayhumor.co.kr/board/list.php?kind=member&amp;mn=36290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4" calcext:value-type="float">
            <text:p>348294</text:p>
          </table:table-cell>
          <table:table-cell office:value-type="float" office:value="348426" calcext:value-type="float">
            <text:p>348426</text:p>
          </table:table-cell>
          <table:table-cell office:value-type="string" calcext:value-type="string">
            <text:p>아마2</text:p>
          </table:table-cell>
          <table:table-cell office:value-type="string" calcext:value-type="string">
            <text:p>2017/07/06 11:13</text:p>
          </table:table-cell>
          <table:table-cell office:value-type="string" calcext:value-type="string">
            <text:p>김정숙 여사께서 저를 펑펑 울리시네요..</text:p>
          </table:table-cell>
          <table:table-cell office:value-type="float" office:value="21" calcext:value-type="float">
            <text:p>21</text:p>
          </table:table-cell>
          <table:table-cell office:value-type="float" office:value="19339" calcext:value-type="float">
            <text:p>1933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ttp://www.todayhumor.co.kr/board/view.php?table=bestofbest&amp;no=348294</text:p>
          </table:table-cell>
          <table:table-cell office:value-type="string" calcext:value-type="string">
            <text:p>http://www.todayhumor.co.kr/board/list.php?kind=member&amp;mn=34842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5" calcext:value-type="float">
            <text:p>348295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11:27</text:p>
          </table:table-cell>
          <table:table-cell office:value-type="string" calcext:value-type="string">
            <text:p>이승훈 PD 페북, &lt;전쟁으로 인해 피난민이 된 소년이 있어.&gt;</text:p>
          </table:table-cell>
          <table:table-cell office:value-type="float" office:value="22" calcext:value-type="float">
            <text:p>22</text:p>
          </table:table-cell>
          <table:table-cell office:value-type="float" office:value="7622" calcext:value-type="float">
            <text:p>76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ttp://www.todayhumor.co.kr/board/view.php?table=bestofbest&amp;no=348295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6" calcext:value-type="float">
            <text:p>348296</text:p>
          </table:table-cell>
          <table:table-cell office:value-type="float" office:value="466728" calcext:value-type="float">
            <text:p>466728</text:p>
          </table:table-cell>
          <table:table-cell office:value-type="string" calcext:value-type="string">
            <text:p>제이앤.</text:p>
          </table:table-cell>
          <table:table-cell office:value-type="string" calcext:value-type="string">
            <text:p>2017/07/06 11:29</text:p>
          </table:table-cell>
          <table:table-cell office:value-type="string" calcext:value-type="string">
            <text:p>'이니' 의 원조</text:p>
          </table:table-cell>
          <table:table-cell office:value-type="float" office:value="11" calcext:value-type="float">
            <text:p>11</text:p>
          </table:table-cell>
          <table:table-cell office:value-type="float" office:value="11962" calcext:value-type="float">
            <text:p>1196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ttp://www.todayhumor.co.kr/board/view.php?table=bestofbest&amp;no=348296</text:p>
          </table:table-cell>
          <table:table-cell office:value-type="string" calcext:value-type="string">
            <text:p>http://www.todayhumor.co.kr/board/list.php?kind=member&amp;mn=46672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7" calcext:value-type="float">
            <text:p>348297</text:p>
          </table:table-cell>
          <table:table-cell office:value-type="float" office:value="546444" calcext:value-type="float">
            <text:p>546444</text:p>
          </table:table-cell>
          <table:table-cell office:value-type="string" calcext:value-type="string">
            <text:p>그곳에그분이</text:p>
          </table:table-cell>
          <table:table-cell office:value-type="string" calcext:value-type="string">
            <text:p>2017/07/06 11:30</text:p>
          </table:table-cell>
          <table:table-cell office:value-type="string" calcext:value-type="string">
            <text:p>외교부 트윗 -문통 방독 '여러분이 대한민국입니다' 의미</text:p>
          </table:table-cell>
          <table:table-cell office:value-type="float" office:value="11" calcext:value-type="float">
            <text:p>11</text:p>
          </table:table-cell>
          <table:table-cell office:value-type="float" office:value="8871" calcext:value-type="float">
            <text:p>887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ttp://www.todayhumor.co.kr/board/view.php?table=bestofbest&amp;no=348297</text:p>
          </table:table-cell>
          <table:table-cell office:value-type="string" calcext:value-type="string">
            <text:p>http://www.todayhumor.co.kr/board/list.php?kind=member&amp;mn=54644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8" calcext:value-type="float">
            <text:p>348298</text:p>
          </table:table-cell>
          <table:table-cell office:value-type="float" office:value="543664" calcext:value-type="float">
            <text:p>543664</text:p>
          </table:table-cell>
          <table:table-cell office:value-type="string" calcext:value-type="string">
            <text:p>단호박킴</text:p>
          </table:table-cell>
          <table:table-cell office:value-type="string" calcext:value-type="string">
            <text:p>2017/07/06 11:30</text:p>
          </table:table-cell>
          <table:table-cell office:value-type="string" calcext:value-type="string">
            <text:p>미스터 함박의 근황(feat.청와대 트위터)</text:p>
          </table:table-cell>
          <table:table-cell office:value-type="float" office:value="41" calcext:value-type="float">
            <text:p>41</text:p>
          </table:table-cell>
          <table:table-cell office:value-type="float" office:value="21151" calcext:value-type="float">
            <text:p>2115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ttp://www.todayhumor.co.kr/board/view.php?table=bestofbest&amp;no=348298</text:p>
          </table:table-cell>
          <table:table-cell office:value-type="string" calcext:value-type="string">
            <text:p>http://www.todayhumor.co.kr/board/list.php?kind=member&amp;mn=54366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9" calcext:value-type="float">
            <text:p>348299</text:p>
          </table:table-cell>
          <table:table-cell office:value-type="float" office:value="744610" calcext:value-type="float">
            <text:p>744610</text:p>
          </table:table-cell>
          <table:table-cell office:value-type="string" calcext:value-type="string">
            <text:p>정복군주</text:p>
          </table:table-cell>
          <table:table-cell office:value-type="string" calcext:value-type="string">
            <text:p>2017/07/06 11:33</text:p>
          </table:table-cell>
          <table:table-cell office:value-type="string" calcext:value-type="string">
            <text:p>[강적] 하태경의원이 보는 국민의당의 현재상태</text:p>
          </table:table-cell>
          <table:table-cell office:value-type="float" office:value="40" calcext:value-type="float">
            <text:p>40</text:p>
          </table:table-cell>
          <table:table-cell office:value-type="float" office:value="22194" calcext:value-type="float">
            <text:p>2219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http://www.todayhumor.co.kr/board/view.php?table=bestofbest&amp;no=348299</text:p>
          </table:table-cell>
          <table:table-cell office:value-type="string" calcext:value-type="string">
            <text:p>http://www.todayhumor.co.kr/board/list.php?kind=member&amp;mn=74461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ovie</text:p>
          </table:table-cell>
          <table:table-cell office:value-type="float" office:value="348300" calcext:value-type="float">
            <text:p>348300</text:p>
          </table:table-cell>
          <table:table-cell office:value-type="float" office:value="447252" calcext:value-type="float">
            <text:p>447252</text:p>
          </table:table-cell>
          <table:table-cell office:value-type="string" calcext:value-type="string">
            <text:p>탈퇴한회원임</text:p>
          </table:table-cell>
          <table:table-cell office:value-type="string" calcext:value-type="string">
            <text:p>2017/07/06 11:39</text:p>
          </table:table-cell>
          <table:table-cell office:value-type="string" calcext:value-type="string">
            <text:p>시빌워 못 나와서 아직도 삐진 토르.. 그리고 스파이더맨</text:p>
          </table:table-cell>
          <table:table-cell office:value-type="float" office:value="19" calcext:value-type="float">
            <text:p>19</text:p>
          </table:table-cell>
          <table:table-cell office:value-type="float" office:value="22965" calcext:value-type="float">
            <text:p>229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ttp://www.todayhumor.co.kr/board/view.php?table=bestofbest&amp;no=348300</text:p>
          </table:table-cell>
          <table:table-cell office:value-type="string" calcext:value-type="string">
            <text:p>http://www.todayhumor.co.kr/board/list.php?kind=member&amp;mn=44725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diet</text:p>
          </table:table-cell>
          <table:table-cell office:value-type="float" office:value="348301" calcext:value-type="float">
            <text:p>348301</text:p>
          </table:table-cell>
          <table:table-cell office:value-type="float" office:value="592766" calcext:value-type="float">
            <text:p>592766</text:p>
          </table:table-cell>
          <table:table-cell office:value-type="string" calcext:value-type="string">
            <text:p>시어릭</text:p>
          </table:table-cell>
          <table:table-cell office:value-type="string" calcext:value-type="string">
            <text:p>2017/07/06 11:42</text:p>
          </table:table-cell>
          <table:table-cell office:value-type="string" calcext:value-type="string">
            <text:p>25kg 뺐당 신난다!</text:p>
          </table:table-cell>
          <table:table-cell office:value-type="float" office:value="34" calcext:value-type="float">
            <text:p>34</text:p>
          </table:table-cell>
          <table:table-cell office:value-type="float" office:value="20898" calcext:value-type="float">
            <text:p>2089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ttp://www.todayhumor.co.kr/board/view.php?table=bestofbest&amp;no=348301</text:p>
          </table:table-cell>
          <table:table-cell office:value-type="string" calcext:value-type="string">
            <text:p>http://www.todayhumor.co.kr/board/list.php?kind=member&amp;mn=59276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02" calcext:value-type="float">
            <text:p>348302</text:p>
          </table:table-cell>
          <table:table-cell office:value-type="float" office:value="736983" calcext:value-type="float">
            <text:p>736983</text:p>
          </table:table-cell>
          <table:table-cell office:value-type="string" calcext:value-type="string">
            <text:p>미스터손</text:p>
          </table:table-cell>
          <table:table-cell office:value-type="string" calcext:value-type="string">
            <text:p>2017/07/06 11:43</text:p>
          </table:table-cell>
          <table:table-cell office:value-type="string" calcext:value-type="string">
            <text:p>문재인 대통령, 독일 연장군 의장대 사열 영상 떳네요~ㄷㄷㄷ</text:p>
          </table:table-cell>
          <table:table-cell office:value-type="float" office:value="45" calcext:value-type="float">
            <text:p>45</text:p>
          </table:table-cell>
          <table:table-cell office:value-type="float" office:value="15787" calcext:value-type="float">
            <text:p>1578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ttp://www.todayhumor.co.kr/board/view.php?table=bestofbest&amp;no=348302</text:p>
          </table:table-cell>
          <table:table-cell office:value-type="string" calcext:value-type="string">
            <text:p>http://www.todayhumor.co.kr/board/list.php?kind=member&amp;mn=73698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03" calcext:value-type="float">
            <text:p>348303</text:p>
          </table:table-cell>
          <table:table-cell office:value-type="float" office:value="651475" calcext:value-type="float">
            <text:p>651475</text:p>
          </table:table-cell>
          <table:table-cell office:value-type="string" calcext:value-type="string">
            <text:p>julsegain</text:p>
          </table:table-cell>
          <table:table-cell office:value-type="string" calcext:value-type="string">
            <text:p>2017/07/06 11:48</text:p>
          </table:table-cell>
          <table:table-cell office:value-type="string" calcext:value-type="string">
            <text:p>임신한 며느리에게 피임약 준 시어머니...</text:p>
          </table:table-cell>
          <table:table-cell office:value-type="float" office:value="107" calcext:value-type="float">
            <text:p>107</text:p>
          </table:table-cell>
          <table:table-cell office:value-type="float" office:value="36074" calcext:value-type="float">
            <text:p>3607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ttp://www.todayhumor.co.kr/board/view.php?table=bestofbest&amp;no=348303</text:p>
          </table:table-cell>
          <table:table-cell office:value-type="string" calcext:value-type="string">
            <text:p>http://www.todayhumor.co.kr/board/list.php?kind=member&amp;mn=65147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04" calcext:value-type="float">
            <text:p>348304</text:p>
          </table:table-cell>
          <table:table-cell office:value-type="float" office:value="425608" calcext:value-type="float">
            <text:p>425608</text:p>
          </table:table-cell>
          <table:table-cell office:value-type="string" calcext:value-type="string">
            <text:p>사닥호</text:p>
          </table:table-cell>
          <table:table-cell office:value-type="string" calcext:value-type="string">
            <text:p>2017/07/06 11:53</text:p>
          </table:table-cell>
          <table:table-cell office:value-type="string" calcext:value-type="string">
            <text:p>얼떨결에 한국 교민들과 인사나눈 메르켈 총리</text:p>
          </table:table-cell>
          <table:table-cell office:value-type="float" office:value="49" calcext:value-type="float">
            <text:p>49</text:p>
          </table:table-cell>
          <table:table-cell office:value-type="float" office:value="22808" calcext:value-type="float">
            <text:p>2280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http://www.todayhumor.co.kr/board/view.php?table=bestofbest&amp;no=348304</text:p>
          </table:table-cell>
          <table:table-cell office:value-type="string" calcext:value-type="string">
            <text:p>http://www.todayhumor.co.kr/board/list.php?kind=member&amp;mn=42560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05" calcext:value-type="float">
            <text:p>348305</text:p>
          </table:table-cell>
          <table:table-cell office:value-type="float" office:value="755352" calcext:value-type="float">
            <text:p>755352</text:p>
          </table:table-cell>
          <table:table-cell office:value-type="string" calcext:value-type="string">
            <text:p>줄리안호랑이</text:p>
          </table:table-cell>
          <table:table-cell office:value-type="string" calcext:value-type="string">
            <text:p>2017/07/06 11:55</text:p>
          </table:table-cell>
          <table:table-cell office:value-type="string" calcext:value-type="string">
            <text:p>수원역 모유수유실</text:p>
          </table:table-cell>
          <table:table-cell office:value-type="float" office:value="100" calcext:value-type="float">
            <text:p>100</text:p>
          </table:table-cell>
          <table:table-cell office:value-type="float" office:value="56289" calcext:value-type="float">
            <text:p>5628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ttp://www.todayhumor.co.kr/board/view.php?table=bestofbest&amp;no=348305</text:p>
          </table:table-cell>
          <table:table-cell office:value-type="string" calcext:value-type="string">
            <text:p>http://www.todayhumor.co.kr/board/list.php?kind=member&amp;mn=75535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06" calcext:value-type="float">
            <text:p>348306</text:p>
          </table:table-cell>
          <table:table-cell office:value-type="float" office:value="684838" calcext:value-type="float">
            <text:p>684838</text:p>
          </table:table-cell>
          <table:table-cell office:value-type="string" calcext:value-type="string">
            <text:p>게롤트리비아</text:p>
          </table:table-cell>
          <table:table-cell office:value-type="string" calcext:value-type="string">
            <text:p>2017/07/06 12:09</text:p>
          </table:table-cell>
          <table:table-cell office:value-type="string" calcext:value-type="string">
            <text:p>특검의 강력한 무기 ‘안종범 수첩’ 직접 증거능력 없다</text:p>
          </table:table-cell>
          <table:table-cell office:value-type="float" office:value="34" calcext:value-type="float">
            <text:p>34</text:p>
          </table:table-cell>
          <table:table-cell office:value-type="float" office:value="13426" calcext:value-type="float">
            <text:p>1342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http://www.todayhumor.co.kr/board/view.php?table=bestofbest&amp;no=348306</text:p>
          </table:table-cell>
          <table:table-cell office:value-type="string" calcext:value-type="string">
            <text:p>http://www.todayhumor.co.kr/board/list.php?kind=member&amp;mn=68483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07" calcext:value-type="float">
            <text:p>348307</text:p>
          </table:table-cell>
          <table:table-cell office:value-type="float" office:value="586554" calcext:value-type="float">
            <text:p>586554</text:p>
          </table:table-cell>
          <table:table-cell office:value-type="string" calcext:value-type="string">
            <text:p>세노테</text:p>
          </table:table-cell>
          <table:table-cell office:value-type="string" calcext:value-type="string">
            <text:p>2017/07/06 12:21</text:p>
          </table:table-cell>
          <table:table-cell office:value-type="string" calcext:value-type="string">
            <text:p>어떤 인간들이 원전을 옹호하나 봤더니..</text:p>
          </table:table-cell>
          <table:table-cell office:value-type="float" office:value="34" calcext:value-type="float">
            <text:p>34</text:p>
          </table:table-cell>
          <table:table-cell office:value-type="float" office:value="11615" calcext:value-type="float">
            <text:p>1161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todayhumor.co.kr/board/view.php?table=bestofbest&amp;no=348307</text:p>
          </table:table-cell>
          <table:table-cell office:value-type="string" calcext:value-type="string">
            <text:p>http://www.todayhumor.co.kr/board/list.php?kind=member&amp;mn=5865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tion</text:p>
          </table:table-cell>
          <table:table-cell office:value-type="float" office:value="348308" calcext:value-type="float">
            <text:p>348308</text:p>
          </table:table-cell>
          <table:table-cell office:value-type="float" office:value="87286" calcext:value-type="float">
            <text:p>87286</text:p>
          </table:table-cell>
          <table:table-cell office:value-type="string" calcext:value-type="string">
            <text:p>長門有希</text:p>
          </table:table-cell>
          <table:table-cell office:value-type="string" calcext:value-type="string">
            <text:p>2017/07/06 12:25</text:p>
          </table:table-cell>
          <table:table-cell office:value-type="string" calcext:value-type="string">
            <text:p>너의 이름은 더빙판이 욕먹는 이유는</text:p>
          </table:table-cell>
          <table:table-cell office:value-type="float" office:value="18" calcext:value-type="float">
            <text:p>18</text:p>
          </table:table-cell>
          <table:table-cell office:value-type="float" office:value="15048" calcext:value-type="float">
            <text:p>1504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http://www.todayhumor.co.kr/board/view.php?table=bestofbest&amp;no=348308</text:p>
          </table:table-cell>
          <table:table-cell office:value-type="string" calcext:value-type="string">
            <text:p>http://www.todayhumor.co.kr/board/list.php?kind=member&amp;mn=8728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09" calcext:value-type="float">
            <text:p>348309</text:p>
          </table:table-cell>
          <table:table-cell office:value-type="float" office:value="63095" calcext:value-type="float">
            <text:p>63095</text:p>
          </table:table-cell>
          <table:table-cell office:value-type="string" calcext:value-type="string">
            <text:p>눈물한스푼</text:p>
          </table:table-cell>
          <table:table-cell office:value-type="string" calcext:value-type="string">
            <text:p>2017/07/06 12:36</text:p>
          </table:table-cell>
          <table:table-cell office:value-type="string" calcext:value-type="string">
            <text:p>이정도면 맘충이 아니고 배려충일듯...</text:p>
          </table:table-cell>
          <table:table-cell office:value-type="float" office:value="60" calcext:value-type="float">
            <text:p>60</text:p>
          </table:table-cell>
          <table:table-cell office:value-type="float" office:value="30454" calcext:value-type="float">
            <text:p>3045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http://www.todayhumor.co.kr/board/view.php?table=bestofbest&amp;no=348309</text:p>
          </table:table-cell>
          <table:table-cell office:value-type="string" calcext:value-type="string">
            <text:p>http://www.todayhumor.co.kr/board/list.php?kind=member&amp;mn=630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0" calcext:value-type="float">
            <text:p>348310</text:p>
          </table:table-cell>
          <table:table-cell office:value-type="float" office:value="580086" calcext:value-type="float">
            <text:p>580086</text:p>
          </table:table-cell>
          <table:table-cell office:value-type="string" calcext:value-type="string">
            <text:p>소마늘올리</text:p>
          </table:table-cell>
          <table:table-cell office:value-type="string" calcext:value-type="string">
            <text:p>2017/07/06 12:37</text:p>
          </table:table-cell>
          <table:table-cell office:value-type="string" calcext:value-type="string">
            <text:p>사람의 일정, 업적이 아름답다고 느껴진적이 처음이네요..</text:p>
          </table:table-cell>
          <table:table-cell office:value-type="float" office:value="13" calcext:value-type="float">
            <text:p>13</text:p>
          </table:table-cell>
          <table:table-cell office:value-type="float" office:value="9583" calcext:value-type="float">
            <text:p>958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ttp://www.todayhumor.co.kr/board/view.php?table=bestofbest&amp;no=348310</text:p>
          </table:table-cell>
          <table:table-cell office:value-type="string" calcext:value-type="string">
            <text:p>http://www.todayhumor.co.kr/board/list.php?kind=member&amp;mn=58008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1" calcext:value-type="float">
            <text:p>348311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12:50</text:p>
          </table:table-cell>
          <table:table-cell office:value-type="string" calcext:value-type="string">
            <text:p>김홍걸 위원장 트윗, &lt;왜 그렇게 탈원전을 강력 반대하는지 알 만합니다&gt;</text:p>
          </table:table-cell>
          <table:table-cell office:value-type="float" office:value="28" calcext:value-type="float">
            <text:p>28</text:p>
          </table:table-cell>
          <table:table-cell office:value-type="float" office:value="9847" calcext:value-type="float">
            <text:p>98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ttp://www.todayhumor.co.kr/board/view.php?table=bestofbest&amp;no=348311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2" calcext:value-type="float">
            <text:p>348312</text:p>
          </table:table-cell>
          <table:table-cell office:value-type="float" office:value="131595" calcext:value-type="float">
            <text:p>131595</text:p>
          </table:table-cell>
          <table:table-cell office:value-type="string" calcext:value-type="string">
            <text:p>기빈투미</text:p>
          </table:table-cell>
          <table:table-cell office:value-type="string" calcext:value-type="string">
            <text:p>2017/07/06 12:57</text:p>
          </table:table-cell>
          <table:table-cell office:value-type="string" calcext:value-type="string">
            <text:p>문재인 대통령이 지명한 이효성 방통위 후보자 "종편 4개 너무 많다."</text:p>
          </table:table-cell>
          <table:table-cell office:value-type="float" office:value="34" calcext:value-type="float">
            <text:p>34</text:p>
          </table:table-cell>
          <table:table-cell office:value-type="float" office:value="11846" calcext:value-type="float">
            <text:p>1184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ttp://www.todayhumor.co.kr/board/view.php?table=bestofbest&amp;no=348312</text:p>
          </table:table-cell>
          <table:table-cell office:value-type="string" calcext:value-type="string">
            <text:p>http://www.todayhumor.co.kr/board/list.php?kind=member&amp;mn=1315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3" calcext:value-type="float">
            <text:p>348313</text:p>
          </table:table-cell>
          <table:table-cell office:value-type="float" office:value="752307" calcext:value-type="float">
            <text:p>752307</text:p>
          </table:table-cell>
          <table:table-cell office:value-type="string" calcext:value-type="string">
            <text:p>moonlightou</text:p>
          </table:table-cell>
          <table:table-cell office:value-type="string" calcext:value-type="string">
            <text:p>2017/07/06 13:04</text:p>
          </table:table-cell>
          <table:table-cell office:value-type="string" calcext:value-type="string">
            <text:p>우리 <text:s/>""추 " 언니가 또 한분 <text:s/>설득 하셨네요 </text:p>
          </table:table-cell>
          <table:table-cell office:value-type="float" office:value="17" calcext:value-type="float">
            <text:p>17</text:p>
          </table:table-cell>
          <table:table-cell office:value-type="float" office:value="20583" calcext:value-type="float">
            <text:p>2058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http://www.todayhumor.co.kr/board/view.php?table=bestofbest&amp;no=348313</text:p>
          </table:table-cell>
          <table:table-cell office:value-type="string" calcext:value-type="string">
            <text:p>http://www.todayhumor.co.kr/board/list.php?kind=member&amp;mn=75230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14" calcext:value-type="float">
            <text:p>348314</text:p>
          </table:table-cell>
          <table:table-cell office:value-type="float" office:value="747031" calcext:value-type="float">
            <text:p>747031</text:p>
          </table:table-cell>
          <table:table-cell office:value-type="string" calcext:value-type="string">
            <text:p>붓고또붓고</text:p>
          </table:table-cell>
          <table:table-cell office:value-type="string" calcext:value-type="string">
            <text:p>2017/07/06 13:05</text:p>
          </table:table-cell>
          <table:table-cell office:value-type="string" calcext:value-type="string">
            <text:p>친구집 개 왤케 웃기죠 ㅋㅋㅋㅋㅋㅋ</text:p>
          </table:table-cell>
          <table:table-cell office:value-type="float" office:value="14" calcext:value-type="float">
            <text:p>14</text:p>
          </table:table-cell>
          <table:table-cell office:value-type="float" office:value="18998" calcext:value-type="float">
            <text:p>1899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ttp://www.todayhumor.co.kr/board/view.php?table=bestofbest&amp;no=348314</text:p>
          </table:table-cell>
          <table:table-cell office:value-type="string" calcext:value-type="string">
            <text:p>http://www.todayhumor.co.kr/board/list.php?kind=member&amp;mn=74703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5" calcext:value-type="float">
            <text:p>348315</text:p>
          </table:table-cell>
          <table:table-cell office:value-type="float" office:value="546444" calcext:value-type="float">
            <text:p>546444</text:p>
          </table:table-cell>
          <table:table-cell office:value-type="string" calcext:value-type="string">
            <text:p>그곳에그분이</text:p>
          </table:table-cell>
          <table:table-cell office:value-type="string" calcext:value-type="string">
            <text:p>2017/07/06 13:08</text:p>
          </table:table-cell>
          <table:table-cell office:value-type="string" calcext:value-type="string">
            <text:p>청와대 페북글,사진 - 메르켈 총리 회담, 윤이상 묘소 &amp; 영부인들</text:p>
          </table:table-cell>
          <table:table-cell office:value-type="float" office:value="53" calcext:value-type="float">
            <text:p>53</text:p>
          </table:table-cell>
          <table:table-cell office:value-type="float" office:value="11192" calcext:value-type="float">
            <text:p>1119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ttp://www.todayhumor.co.kr/board/view.php?table=bestofbest&amp;no=348315</text:p>
          </table:table-cell>
          <table:table-cell office:value-type="string" calcext:value-type="string">
            <text:p>http://www.todayhumor.co.kr/board/list.php?kind=member&amp;mn=54644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6" calcext:value-type="float">
            <text:p>348316</text:p>
          </table:table-cell>
          <table:table-cell office:value-type="float" office:value="672965" calcext:value-type="float">
            <text:p>672965</text:p>
          </table:table-cell>
          <table:table-cell office:value-type="string" calcext:value-type="string">
            <text:p>minux</text:p>
          </table:table-cell>
          <table:table-cell office:value-type="string" calcext:value-type="string">
            <text:p>2017/07/06 13:09</text:p>
          </table:table-cell>
          <table:table-cell office:value-type="string" calcext:value-type="string">
            <text:p>김동철 "文대통령, 국민의당 시험에 들게 말라" feat 주기도문</text:p>
          </table:table-cell>
          <table:table-cell office:value-type="float" office:value="28" calcext:value-type="float">
            <text:p>28</text:p>
          </table:table-cell>
          <table:table-cell office:value-type="float" office:value="12624" calcext:value-type="float">
            <text:p>1262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ttp://www.todayhumor.co.kr/board/view.php?table=bestofbest&amp;no=348316</text:p>
          </table:table-cell>
          <table:table-cell office:value-type="string" calcext:value-type="string">
            <text:p>http://www.todayhumor.co.kr/board/list.php?kind=member&amp;mn=6729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17" calcext:value-type="float">
            <text:p>348317</text:p>
          </table:table-cell>
          <table:table-cell office:value-type="float" office:value="755352" calcext:value-type="float">
            <text:p>755352</text:p>
          </table:table-cell>
          <table:table-cell office:value-type="string" calcext:value-type="string">
            <text:p>줄리안호랑이</text:p>
          </table:table-cell>
          <table:table-cell office:value-type="string" calcext:value-type="string">
            <text:p>2017/07/06 13:11</text:p>
          </table:table-cell>
          <table:table-cell office:value-type="string" calcext:value-type="string">
            <text:p>싸울때 여친이 하는 28가지</text:p>
          </table:table-cell>
          <table:table-cell office:value-type="float" office:value="158" calcext:value-type="float">
            <text:p>158</text:p>
          </table:table-cell>
          <table:table-cell office:value-type="float" office:value="48139" calcext:value-type="float">
            <text:p>4813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http://www.todayhumor.co.kr/board/view.php?table=bestofbest&amp;no=348317</text:p>
          </table:table-cell>
          <table:table-cell office:value-type="string" calcext:value-type="string">
            <text:p>http://www.todayhumor.co.kr/board/list.php?kind=member&amp;mn=75535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8" calcext:value-type="float">
            <text:p>348318</text:p>
          </table:table-cell>
          <table:table-cell office:value-type="float" office:value="723810" calcext:value-type="float">
            <text:p>723810</text:p>
          </table:table-cell>
          <table:table-cell office:value-type="string" calcext:value-type="string">
            <text:p>까만물꼬기</text:p>
          </table:table-cell>
          <table:table-cell office:value-type="string" calcext:value-type="string">
            <text:p>2017/07/06 13:22</text:p>
          </table:table-cell>
          <table:table-cell office:value-type="string" calcext:value-type="string">
            <text:p>미안하지만 여러분 !! 다시 촛불을 들고..........</text:p>
          </table:table-cell>
          <table:table-cell office:value-type="float" office:value="7" calcext:value-type="float">
            <text:p>7</text:p>
          </table:table-cell>
          <table:table-cell office:value-type="float" office:value="10967" calcext:value-type="float">
            <text:p>1096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ttp://www.todayhumor.co.kr/board/view.php?table=bestofbest&amp;no=348318</text:p>
          </table:table-cell>
          <table:table-cell office:value-type="string" calcext:value-type="string">
            <text:p>http://www.todayhumor.co.kr/board/list.php?kind=member&amp;mn=72381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9" calcext:value-type="float">
            <text:p>348319</text:p>
          </table:table-cell>
          <table:table-cell office:value-type="float" office:value="754479" calcext:value-type="float">
            <text:p>754479</text:p>
          </table:table-cell>
          <table:table-cell office:value-type="string" calcext:value-type="string">
            <text:p>시방시방</text:p>
          </table:table-cell>
          <table:table-cell office:value-type="string" calcext:value-type="string">
            <text:p>2017/07/06 13:26</text:p>
          </table:table-cell>
          <table:table-cell office:value-type="string" calcext:value-type="string">
            <text:p>오늘의 김어준 생각 "ICBM은 미국가는데 왜 사드는 한국에?"jpg</text:p>
          </table:table-cell>
          <table:table-cell office:value-type="float" office:value="38" calcext:value-type="float">
            <text:p>38</text:p>
          </table:table-cell>
          <table:table-cell office:value-type="float" office:value="14633" calcext:value-type="float">
            <text:p>1463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tp://www.todayhumor.co.kr/board/view.php?table=bestofbest&amp;no=348319</text:p>
          </table:table-cell>
          <table:table-cell office:value-type="string" calcext:value-type="string">
            <text:p>http://www.todayhumor.co.kr/board/list.php?kind=member&amp;mn=75447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baby</text:p>
          </table:table-cell>
          <table:table-cell office:value-type="float" office:value="348320" calcext:value-type="float">
            <text:p>348320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13:28</text:p>
          </table:table-cell>
          <table:table-cell office:value-type="string" calcext:value-type="string">
            <text:p>돈이 문제가 아니라</text:p>
          </table:table-cell>
          <table:table-cell office:value-type="float" office:value="34" calcext:value-type="float">
            <text:p>34</text:p>
          </table:table-cell>
          <table:table-cell office:value-type="float" office:value="11212" calcext:value-type="float">
            <text:p>1121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ttp://www.todayhumor.co.kr/board/view.php?table=bestofbest&amp;no=348320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1" calcext:value-type="float">
            <text:p>348321</text:p>
          </table:table-cell>
          <table:table-cell office:value-type="float" office:value="740247" calcext:value-type="float">
            <text:p>740247</text:p>
          </table:table-cell>
          <table:table-cell office:value-type="string" calcext:value-type="string">
            <text:p>크리톤</text:p>
          </table:table-cell>
          <table:table-cell office:value-type="string" calcext:value-type="string">
            <text:p>2017/07/06 13:28</text:p>
          </table:table-cell>
          <table:table-cell office:value-type="string" calcext:value-type="string">
            <text:p>문재인 대통령, 한-독 정상 만찬회담</text:p>
          </table:table-cell>
          <table:table-cell office:value-type="float" office:value="22" calcext:value-type="float">
            <text:p>22</text:p>
          </table:table-cell>
          <table:table-cell office:value-type="float" office:value="14928" calcext:value-type="float">
            <text:p>1492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ttp://www.todayhumor.co.kr/board/view.php?table=bestofbest&amp;no=348321</text:p>
          </table:table-cell>
          <table:table-cell office:value-type="string" calcext:value-type="string">
            <text:p>http://www.todayhumor.co.kr/board/list.php?kind=member&amp;mn=74024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2" calcext:value-type="float">
            <text:p>348322</text:p>
          </table:table-cell>
          <table:table-cell office:value-type="float" office:value="702476" calcext:value-type="float">
            <text:p>702476</text:p>
          </table:table-cell>
          <table:table-cell office:value-type="string" calcext:value-type="string">
            <text:p>워띠</text:p>
          </table:table-cell>
          <table:table-cell office:value-type="string" calcext:value-type="string">
            <text:p>2017/07/06 13:35</text:p>
          </table:table-cell>
          <table:table-cell office:value-type="string" calcext:value-type="string">
            <text:p>탁현민은 욕받이. 탁현민이 무너지면 또다른 욕받이를 찾는다.</text:p>
          </table:table-cell>
          <table:table-cell office:value-type="float" office:value="20" calcext:value-type="float">
            <text:p>20</text:p>
          </table:table-cell>
          <table:table-cell office:value-type="float" office:value="6423" calcext:value-type="float">
            <text:p>642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http://www.todayhumor.co.kr/board/view.php?table=bestofbest&amp;no=348322</text:p>
          </table:table-cell>
          <table:table-cell office:value-type="string" calcext:value-type="string">
            <text:p>http://www.todayhumor.co.kr/board/list.php?kind=member&amp;mn=70247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3" calcext:value-type="float">
            <text:p>348323</text:p>
          </table:table-cell>
          <table:table-cell office:value-type="float" office:value="131595" calcext:value-type="float">
            <text:p>131595</text:p>
          </table:table-cell>
          <table:table-cell office:value-type="string" calcext:value-type="string">
            <text:p>기빈투미</text:p>
          </table:table-cell>
          <table:table-cell office:value-type="string" calcext:value-type="string">
            <text:p>2017/07/06 13:42</text:p>
          </table:table-cell>
          <table:table-cell office:value-type="string" calcext:value-type="string">
            <text:p>루리웹] 독일 교민 페북</text:p>
          </table:table-cell>
          <table:table-cell office:value-type="float" office:value="49" calcext:value-type="float">
            <text:p>49</text:p>
          </table:table-cell>
          <table:table-cell office:value-type="float" office:value="19902" calcext:value-type="float">
            <text:p>1990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ttp://www.todayhumor.co.kr/board/view.php?table=bestofbest&amp;no=348323</text:p>
          </table:table-cell>
          <table:table-cell office:value-type="string" calcext:value-type="string">
            <text:p>http://www.todayhumor.co.kr/board/list.php?kind=member&amp;mn=1315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4" calcext:value-type="float">
            <text:p>348324</text:p>
          </table:table-cell>
          <table:table-cell office:value-type="float" office:value="734859" calcext:value-type="float">
            <text:p>734859</text:p>
          </table:table-cell>
          <table:table-cell office:value-type="string" calcext:value-type="string">
            <text:p>missc</text:p>
          </table:table-cell>
          <table:table-cell office:value-type="string" calcext:value-type="string">
            <text:p>2017/07/06 13:50</text:p>
          </table:table-cell>
          <table:table-cell office:value-type="string" calcext:value-type="string">
            <text:p>독일에 진짜 오빠 등장~!!!</text:p>
          </table:table-cell>
          <table:table-cell office:value-type="float" office:value="17" calcext:value-type="float">
            <text:p>17</text:p>
          </table:table-cell>
          <table:table-cell office:value-type="float" office:value="25122" calcext:value-type="float">
            <text:p>2512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http://www.todayhumor.co.kr/board/view.php?table=bestofbest&amp;no=348324</text:p>
          </table:table-cell>
          <table:table-cell office:value-type="string" calcext:value-type="string">
            <text:p>http://www.todayhumor.co.kr/board/list.php?kind=member&amp;mn=73485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25" calcext:value-type="float">
            <text:p>348325</text:p>
          </table:table-cell>
          <table:table-cell office:value-type="float" office:value="748608" calcext:value-type="float">
            <text:p>748608</text:p>
          </table:table-cell>
          <table:table-cell office:value-type="string" calcext:value-type="string">
            <text:p>qoop</text:p>
          </table:table-cell>
          <table:table-cell office:value-type="string" calcext:value-type="string">
            <text:p>2017/07/06 13:52</text:p>
          </table:table-cell>
          <table:table-cell office:value-type="string" calcext:value-type="string">
            <text:p>남자의 고통</text:p>
          </table:table-cell>
          <table:table-cell office:value-type="float" office:value="65" calcext:value-type="float">
            <text:p>65</text:p>
          </table:table-cell>
          <table:table-cell office:value-type="float" office:value="42819" calcext:value-type="float">
            <text:p>4281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ttp://www.todayhumor.co.kr/board/view.php?table=bestofbest&amp;no=348325</text:p>
          </table:table-cell>
          <table:table-cell office:value-type="string" calcext:value-type="string">
            <text:p>http://www.todayhumor.co.kr/board/list.php?kind=member&amp;mn=74860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baby</text:p>
          </table:table-cell>
          <table:table-cell office:value-type="float" office:value="348326" calcext:value-type="float">
            <text:p>348326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13:52</text:p>
          </table:table-cell>
          <table:table-cell office:value-type="string" calcext:value-type="string">
            <text:p>가장 슬픈 놀이방</text:p>
          </table:table-cell>
          <table:table-cell office:value-type="float" office:value="26" calcext:value-type="float">
            <text:p>26</text:p>
          </table:table-cell>
          <table:table-cell office:value-type="float" office:value="17597" calcext:value-type="float">
            <text:p>1759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ttp://www.todayhumor.co.kr/board/view.php?table=bestofbest&amp;no=348326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7" calcext:value-type="float">
            <text:p>348327</text:p>
          </table:table-cell>
          <table:table-cell office:value-type="float" office:value="456551" calcext:value-type="float">
            <text:p>456551</text:p>
          </table:table-cell>
          <table:table-cell office:value-type="string" calcext:value-type="string">
            <text:p>▶CONTAX_S2◀</text:p>
          </table:table-cell>
          <table:table-cell office:value-type="string" calcext:value-type="string">
            <text:p>2017/07/06 14:02</text:p>
          </table:table-cell>
          <table:table-cell office:value-type="string" calcext:value-type="string">
            <text:p>세상에 개그맨을 부러워하게 될 줄이야..</text:p>
          </table:table-cell>
          <table:table-cell office:value-type="float" office:value="38" calcext:value-type="float">
            <text:p>38</text:p>
          </table:table-cell>
          <table:table-cell office:value-type="float" office:value="24279" calcext:value-type="float">
            <text:p>2427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ttp://www.todayhumor.co.kr/board/view.php?table=bestofbest&amp;no=348327</text:p>
          </table:table-cell>
          <table:table-cell office:value-type="string" calcext:value-type="string">
            <text:p>http://www.todayhumor.co.kr/board/list.php?kind=member&amp;mn=45655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8" calcext:value-type="float">
            <text:p>348328</text:p>
          </table:table-cell>
          <table:table-cell office:value-type="float" office:value="754008" calcext:value-type="float">
            <text:p>754008</text:p>
          </table:table-cell>
          <table:table-cell office:value-type="string" calcext:value-type="string">
            <text:p>꿀먹은호랑이</text:p>
          </table:table-cell>
          <table:table-cell office:value-type="string" calcext:value-type="string">
            <text:p>2017/07/06 14:09</text:p>
          </table:table-cell>
          <table:table-cell office:value-type="string" calcext:value-type="string">
            <text:p>김용민의 뉴스관장~~</text:p>
          </table:table-cell>
          <table:table-cell office:value-type="float" office:value="41" calcext:value-type="float">
            <text:p>41</text:p>
          </table:table-cell>
          <table:table-cell office:value-type="float" office:value="13497" calcext:value-type="float">
            <text:p>1349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ttp://www.todayhumor.co.kr/board/view.php?table=bestofbest&amp;no=348328</text:p>
          </table:table-cell>
          <table:table-cell office:value-type="string" calcext:value-type="string">
            <text:p>http://www.todayhumor.co.kr/board/list.php?kind=member&amp;mn=75400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9" calcext:value-type="float">
            <text:p>348329</text:p>
          </table:table-cell>
          <table:table-cell office:value-type="float" office:value="546444" calcext:value-type="float">
            <text:p>546444</text:p>
          </table:table-cell>
          <table:table-cell office:value-type="string" calcext:value-type="string">
            <text:p>그곳에그분이</text:p>
          </table:table-cell>
          <table:table-cell office:value-type="string" calcext:value-type="string">
            <text:p>2017/07/06 14:11</text:p>
          </table:table-cell>
          <table:table-cell office:value-type="string" calcext:value-type="string">
            <text:p>이낙연 총리 "야당 '절대불가'라던 강경화 장관 잘하고 있어" 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2421" calcext:value-type="float">
            <text:p>124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http://www.todayhumor.co.kr/board/view.php?table=bestofbest&amp;no=348329</text:p>
          </table:table-cell>
          <table:table-cell office:value-type="string" calcext:value-type="string">
            <text:p>http://www.todayhumor.co.kr/board/list.php?kind=member&amp;mn=54644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oda</text:p>
          </table:table-cell>
          <table:table-cell office:value-type="float" office:value="348330" calcext:value-type="float">
            <text:p>348330</text:p>
          </table:table-cell>
          <table:table-cell office:value-type="float" office:value="126873" calcext:value-type="float">
            <text:p>126873</text:p>
          </table:table-cell>
          <table:table-cell office:value-type="string" calcext:value-type="string">
            <text:p>만세만세만만</text:p>
          </table:table-cell>
          <table:table-cell office:value-type="string" calcext:value-type="string">
            <text:p>2017/07/06 14:12</text:p>
          </table:table-cell>
          <table:table-cell office:value-type="string" calcext:value-type="string">
            <text:p>돈떼어 먹은 손놈에게 5년만에 외상값 받았어요 ㅎ</text:p>
          </table:table-cell>
          <table:table-cell office:value-type="float" office:value="25" calcext:value-type="float">
            <text:p>25</text:p>
          </table:table-cell>
          <table:table-cell office:value-type="float" office:value="22837" calcext:value-type="float">
            <text:p>2283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ttp://www.todayhumor.co.kr/board/view.php?table=bestofbest&amp;no=348330</text:p>
          </table:table-cell>
          <table:table-cell office:value-type="string" calcext:value-type="string">
            <text:p>http://www.todayhumor.co.kr/board/list.php?kind=member&amp;mn=12687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31" calcext:value-type="float">
            <text:p>348331</text:p>
          </table:table-cell>
          <table:table-cell office:value-type="float" office:value="706664" calcext:value-type="float">
            <text:p>706664</text:p>
          </table:table-cell>
          <table:table-cell office:value-type="string" calcext:value-type="string">
            <text:p>운사</text:p>
          </table:table-cell>
          <table:table-cell office:value-type="string" calcext:value-type="string">
            <text:p>2017/07/06 14:29</text:p>
          </table:table-cell>
          <table:table-cell office:value-type="string" calcext:value-type="string">
            <text:p>안녕하세요~CG영상을 제작하는 운사 라고 합니다 ^^</text:p>
          </table:table-cell>
          <table:table-cell office:value-type="float" office:value="92" calcext:value-type="float">
            <text:p>92</text:p>
          </table:table-cell>
          <table:table-cell office:value-type="float" office:value="13741" calcext:value-type="float">
            <text:p>1374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ttp://www.todayhumor.co.kr/board/view.php?table=bestofbest&amp;no=348331</text:p>
          </table:table-cell>
          <table:table-cell office:value-type="string" calcext:value-type="string">
            <text:p>http://www.todayhumor.co.kr/board/list.php?kind=member&amp;mn=70666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32" calcext:value-type="float">
            <text:p>348332</text:p>
          </table:table-cell>
          <table:table-cell office:value-type="float" office:value="535513" calcext:value-type="float">
            <text:p>535513</text:p>
          </table:table-cell>
          <table:table-cell office:value-type="string" calcext:value-type="string">
            <text:p>꾸꾸루루</text:p>
          </table:table-cell>
          <table:table-cell office:value-type="string" calcext:value-type="string">
            <text:p>2017/07/06 14:31</text:p>
          </table:table-cell>
          <table:table-cell office:value-type="string" calcext:value-type="string">
            <text:p>개키우는 사람 공감</text:p>
          </table:table-cell>
          <table:table-cell office:value-type="float" office:value="40" calcext:value-type="float">
            <text:p>40</text:p>
          </table:table-cell>
          <table:table-cell office:value-type="float" office:value="13210" calcext:value-type="float">
            <text:p>132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ttp://www.todayhumor.co.kr/board/view.php?table=bestofbest&amp;no=348332</text:p>
          </table:table-cell>
          <table:table-cell office:value-type="string" calcext:value-type="string">
            <text:p>http://www.todayhumor.co.kr/board/list.php?kind=member&amp;mn=53551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gametalk</text:p>
          </table:table-cell>
          <table:table-cell office:value-type="float" office:value="348333" calcext:value-type="float">
            <text:p>348333</text:p>
          </table:table-cell>
          <table:table-cell office:value-type="float" office:value="228297" calcext:value-type="float">
            <text:p>228297</text:p>
          </table:table-cell>
          <table:table-cell office:value-type="string" calcext:value-type="string">
            <text:p>사회복지학과</text:p>
          </table:table-cell>
          <table:table-cell office:value-type="string" calcext:value-type="string">
            <text:p>2017/07/06 14:50</text:p>
          </table:table-cell>
          <table:table-cell office:value-type="string" calcext:value-type="string">
            <text:p>오늘은 킹든갓택2의 탄생 1주기 추모식입니다. 경건함을 유지해주세요</text:p>
          </table:table-cell>
          <table:table-cell office:value-type="float" office:value="68" calcext:value-type="float">
            <text:p>68</text:p>
          </table:table-cell>
          <table:table-cell office:value-type="float" office:value="12640" calcext:value-type="float">
            <text:p>1264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://www.todayhumor.co.kr/board/view.php?table=bestofbest&amp;no=348333</text:p>
          </table:table-cell>
          <table:table-cell office:value-type="string" calcext:value-type="string">
            <text:p>http://www.todayhumor.co.kr/board/list.php?kind=member&amp;mn=22829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34" calcext:value-type="float">
            <text:p>348334</text:p>
          </table:table-cell>
          <table:table-cell office:value-type="float" office:value="581527" calcext:value-type="float">
            <text:p>581527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2017/07/06 14:57</text:p>
          </table:table-cell>
          <table:table-cell office:value-type="string" calcext:value-type="string">
            <text:p>오늘 국당 발끈한거, 추대표와 박지원이 관계 알고보면 더 재미있어요.</text:p>
          </table:table-cell>
          <table:table-cell office:value-type="float" office:value="23" calcext:value-type="float">
            <text:p>23</text:p>
          </table:table-cell>
          <table:table-cell office:value-type="float" office:value="14327" calcext:value-type="float">
            <text:p>14327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ttp://www.todayhumor.co.kr/board/view.php?table=bestofbest&amp;no=348334</text:p>
          </table:table-cell>
          <table:table-cell office:value-type="string" calcext:value-type="string">
            <text:p>http://www.todayhumor.co.kr/board/list.php?kind=member&amp;mn=58152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35" calcext:value-type="float">
            <text:p>348335</text:p>
          </table:table-cell>
          <table:table-cell office:value-type="float" office:value="747721" calcext:value-type="float">
            <text:p>747721</text:p>
          </table:table-cell>
          <table:table-cell office:value-type="string" calcext:value-type="string">
            <text:p>둠칫쿰칫</text:p>
          </table:table-cell>
          <table:table-cell office:value-type="string" calcext:value-type="string">
            <text:p>2017/07/06 15:02</text:p>
          </table:table-cell>
          <table:table-cell office:value-type="string" calcext:value-type="string">
            <text:p>다양한 코스트코 거지들</text:p>
          </table:table-cell>
          <table:table-cell office:value-type="float" office:value="83" calcext:value-type="float">
            <text:p>83</text:p>
          </table:table-cell>
          <table:table-cell office:value-type="float" office:value="36638" calcext:value-type="float">
            <text:p>3663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ttp://www.todayhumor.co.kr/board/view.php?table=bestofbest&amp;no=348335</text:p>
          </table:table-cell>
          <table:table-cell office:value-type="string" calcext:value-type="string">
            <text:p>http://www.todayhumor.co.kr/board/list.php?kind=member&amp;mn=74772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freeboard</text:p>
          </table:table-cell>
          <table:table-cell office:value-type="float" office:value="348336" calcext:value-type="float">
            <text:p>348336</text:p>
          </table:table-cell>
          <table:table-cell office:value-type="float" office:value="256331" calcext:value-type="float">
            <text:p>256331</text:p>
          </table:table-cell>
          <table:table-cell office:value-type="string" calcext:value-type="string">
            <text:p>으오아아아악</text:p>
          </table:table-cell>
          <table:table-cell office:value-type="string" calcext:value-type="string">
            <text:p>2017/07/06 15:06</text:p>
          </table:table-cell>
          <table:table-cell office:value-type="string" calcext:value-type="string">
            <text:p>저 그냥 부탁드릴게 있는데요..</text:p>
          </table:table-cell>
          <table:table-cell office:value-type="float" office:value="31" calcext:value-type="float">
            <text:p>31</text:p>
          </table:table-cell>
          <table:table-cell office:value-type="float" office:value="6313" calcext:value-type="float">
            <text:p>631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http://www.todayhumor.co.kr/board/view.php?table=bestofbest&amp;no=348336</text:p>
          </table:table-cell>
          <table:table-cell office:value-type="string" calcext:value-type="string">
            <text:p>http://www.todayhumor.co.kr/board/list.php?kind=member&amp;mn=25633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37" calcext:value-type="float">
            <text:p>348337</text:p>
          </table:table-cell>
          <table:table-cell office:value-type="float" office:value="21086" calcext:value-type="float">
            <text:p>21086</text:p>
          </table:table-cell>
          <table:table-cell office:value-type="string" calcext:value-type="string">
            <text:p>뒷북.매니아</text:p>
          </table:table-cell>
          <table:table-cell office:value-type="string" calcext:value-type="string">
            <text:p>2017/07/06 15:12</text:p>
          </table:table-cell>
          <table:table-cell office:value-type="string" calcext:value-type="string">
            <text:p>맥도날드 알바생이 그만둔 이유.jpg</text:p>
          </table:table-cell>
          <table:table-cell office:value-type="float" office:value="62" calcext:value-type="float">
            <text:p>62</text:p>
          </table:table-cell>
          <table:table-cell office:value-type="float" office:value="33898" calcext:value-type="float">
            <text:p>3389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ttp://www.todayhumor.co.kr/board/view.php?table=bestofbest&amp;no=348337</text:p>
          </table:table-cell>
          <table:table-cell office:value-type="string" calcext:value-type="string">
            <text:p>http://www.todayhumor.co.kr/board/list.php?kind=member&amp;mn=2108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38" calcext:value-type="float">
            <text:p>348338</text:p>
          </table:table-cell>
          <table:table-cell office:value-type="float" office:value="588550" calcext:value-type="float">
            <text:p>588550</text:p>
          </table:table-cell>
          <table:table-cell office:value-type="string" calcext:value-type="string">
            <text:p>인간의잠재력</text:p>
          </table:table-cell>
          <table:table-cell office:value-type="string" calcext:value-type="string">
            <text:p>2017/07/06 15:13</text:p>
          </table:table-cell>
          <table:table-cell office:value-type="string" calcext:value-type="string">
            <text:p>힘을 보태 주십시오! (펌) 현직 판사가 '블랙리스트' 공개 청원... </text:p>
          </table:table-cell>
          <table:table-cell office:value-type="float" office:value="41" calcext:value-type="float">
            <text:p>41</text:p>
          </table:table-cell>
          <table:table-cell office:value-type="float" office:value="6532" calcext:value-type="float">
            <text:p>653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ttp://www.todayhumor.co.kr/board/view.php?table=bestofbest&amp;no=348338</text:p>
          </table:table-cell>
          <table:table-cell office:value-type="string" calcext:value-type="string">
            <text:p>http://www.todayhumor.co.kr/board/list.php?kind=member&amp;mn=58855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39" calcext:value-type="float">
            <text:p>348339</text:p>
          </table:table-cell>
          <table:table-cell office:value-type="float" office:value="492061" calcext:value-type="float">
            <text:p>492061</text:p>
          </table:table-cell>
          <table:table-cell office:value-type="string" calcext:value-type="string">
            <text:p>카얌카페인</text:p>
          </table:table-cell>
          <table:table-cell office:value-type="string" calcext:value-type="string">
            <text:p>2017/07/06 15:14</text:p>
          </table:table-cell>
          <table:table-cell office:value-type="string" calcext:value-type="string">
            <text:p>文대통령 보자 울음 터뜨린 고령의 파독 광부, 간호사들</text:p>
          </table:table-cell>
          <table:table-cell office:value-type="float" office:value="18" calcext:value-type="float">
            <text:p>18</text:p>
          </table:table-cell>
          <table:table-cell office:value-type="float" office:value="17189" calcext:value-type="float">
            <text:p>1718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ttp://www.todayhumor.co.kr/board/view.php?table=bestofbest&amp;no=348339</text:p>
          </table:table-cell>
          <table:table-cell office:value-type="string" calcext:value-type="string">
            <text:p>http://www.todayhumor.co.kr/board/list.php?kind=member&amp;mn=49206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40" calcext:value-type="float">
            <text:p>348340</text:p>
          </table:table-cell>
          <table:table-cell office:value-type="float" office:value="754954" calcext:value-type="float">
            <text:p>754954</text:p>
          </table:table-cell>
          <table:table-cell office:value-type="string" calcext:value-type="string">
            <text:p>변방의오유</text:p>
          </table:table-cell>
          <table:table-cell office:value-type="string" calcext:value-type="string">
            <text:p>2017/07/06 15:22</text:p>
          </table:table-cell>
          <table:table-cell office:value-type="string" calcext:value-type="string">
            <text:p>피자헛 근황</text:p>
          </table:table-cell>
          <table:table-cell office:value-type="float" office:value="30" calcext:value-type="float">
            <text:p>30</text:p>
          </table:table-cell>
          <table:table-cell office:value-type="float" office:value="27883" calcext:value-type="float">
            <text:p>2788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ttp://www.todayhumor.co.kr/board/view.php?table=bestofbest&amp;no=348340</text:p>
          </table:table-cell>
          <table:table-cell office:value-type="string" calcext:value-type="string">
            <text:p>http://www.todayhumor.co.kr/board/list.php?kind=member&amp;mn=7549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41" calcext:value-type="float">
            <text:p>348341</text:p>
          </table:table-cell>
          <table:table-cell office:value-type="float" office:value="605160" calcext:value-type="float">
            <text:p>605160</text:p>
          </table:table-cell>
          <table:table-cell office:value-type="string" calcext:value-type="string">
            <text:p>치치와보리</text:p>
          </table:table-cell>
          <table:table-cell office:value-type="string" calcext:value-type="string">
            <text:p>2017/07/06 15:30</text:p>
          </table:table-cell>
          <table:table-cell office:value-type="string" calcext:value-type="string">
            <text:p>드루와서 같이 수영하자~!</text:p>
          </table:table-cell>
          <table:table-cell office:value-type="float" office:value="12" calcext:value-type="float">
            <text:p>12</text:p>
          </table:table-cell>
          <table:table-cell office:value-type="float" office:value="26994" calcext:value-type="float">
            <text:p>2699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todayhumor.co.kr/board/view.php?table=bestofbest&amp;no=348341</text:p>
          </table:table-cell>
          <table:table-cell office:value-type="string" calcext:value-type="string">
            <text:p>http://www.todayhumor.co.kr/board/list.php?kind=member&amp;mn=60516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42" calcext:value-type="float">
            <text:p>348342</text:p>
          </table:table-cell>
          <table:table-cell office:value-type="float" office:value="601081" calcext:value-type="float">
            <text:p>601081</text:p>
          </table:table-cell>
          <table:table-cell office:value-type="string" calcext:value-type="string">
            <text:p>감시비판옹호</text:p>
          </table:table-cell>
          <table:table-cell office:value-type="string" calcext:value-type="string">
            <text:p>2017/07/06 15:33</text:p>
          </table:table-cell>
          <table:table-cell office:value-type="string" calcext:value-type="string">
            <text:p>저명 교수들 원전 기업 주식 보유 드러나</text:p>
          </table:table-cell>
          <table:table-cell office:value-type="float" office:value="10" calcext:value-type="float">
            <text:p>10</text:p>
          </table:table-cell>
          <table:table-cell office:value-type="float" office:value="10232" calcext:value-type="float">
            <text:p>1023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ttp://www.todayhumor.co.kr/board/view.php?table=bestofbest&amp;no=348342</text:p>
          </table:table-cell>
          <table:table-cell office:value-type="string" calcext:value-type="string">
            <text:p>http://www.todayhumor.co.kr/board/list.php?kind=member&amp;mn=60108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43" calcext:value-type="float">
            <text:p>348343</text:p>
          </table:table-cell>
          <table:table-cell office:value-type="float" office:value="698249" calcext:value-type="float">
            <text:p>698249</text:p>
          </table:table-cell>
          <table:table-cell office:value-type="string" calcext:value-type="string">
            <text:p>오리엄마</text:p>
          </table:table-cell>
          <table:table-cell office:value-type="string" calcext:value-type="string">
            <text:p>2017/07/06 15:35</text:p>
          </table:table-cell>
          <table:table-cell office:value-type="string" calcext:value-type="string">
            <text:p>아가씨 아무데서나 주무시면 안돼욧~</text:p>
          </table:table-cell>
          <table:table-cell office:value-type="float" office:value="26" calcext:value-type="float">
            <text:p>26</text:p>
          </table:table-cell>
          <table:table-cell office:value-type="float" office:value="13124" calcext:value-type="float">
            <text:p>13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ttp://www.todayhumor.co.kr/board/view.php?table=bestofbest&amp;no=348343</text:p>
          </table:table-cell>
          <table:table-cell office:value-type="string" calcext:value-type="string">
            <text:p>http://www.todayhumor.co.kr/board/list.php?kind=member&amp;mn=69824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tvent</text:p>
          </table:table-cell>
          <table:table-cell office:value-type="float" office:value="348344" calcext:value-type="float">
            <text:p>348344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15:38</text:p>
          </table:table-cell>
          <table:table-cell office:value-type="string" calcext:value-type="string">
            <text:p>이효리의 부부생활 팩트폭행</text:p>
          </table:table-cell>
          <table:table-cell office:value-type="float" office:value="61" calcext:value-type="float">
            <text:p>61</text:p>
          </table:table-cell>
          <table:table-cell office:value-type="float" office:value="36366" calcext:value-type="float">
            <text:p>36366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http://www.todayhumor.co.kr/board/view.php?table=bestofbest&amp;no=348344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45" calcext:value-type="float">
            <text:p>348345</text:p>
          </table:table-cell>
          <table:table-cell office:value-type="float" office:value="56917" calcext:value-type="float">
            <text:p>56917</text:p>
          </table:table-cell>
          <table:table-cell office:value-type="string" calcext:value-type="string">
            <text:p>곰돌2</text:p>
          </table:table-cell>
          <table:table-cell office:value-type="string" calcext:value-type="string">
            <text:p>2017/07/06 15:41</text:p>
          </table:table-cell>
          <table:table-cell office:value-type="string" calcext:value-type="string">
            <text:p>대통령의 순발력과 치밀한 설득력, 대한민국 외교를 이끌다</text:p>
          </table:table-cell>
          <table:table-cell office:value-type="float" office:value="10" calcext:value-type="float">
            <text:p>10</text:p>
          </table:table-cell>
          <table:table-cell office:value-type="float" office:value="10629" calcext:value-type="float">
            <text:p>1062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ttp://www.todayhumor.co.kr/board/view.php?table=bestofbest&amp;no=348345</text:p>
          </table:table-cell>
          <table:table-cell office:value-type="string" calcext:value-type="string">
            <text:p>http://www.todayhumor.co.kr/board/list.php?kind=member&amp;mn=5691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46" calcext:value-type="float">
            <text:p>348346</text:p>
          </table:table-cell>
          <table:table-cell office:value-type="float" office:value="77989" calcext:value-type="float">
            <text:p>77989</text:p>
          </table:table-cell>
          <table:table-cell office:value-type="string" calcext:value-type="string">
            <text:p>초월차원</text:p>
          </table:table-cell>
          <table:table-cell office:value-type="string" calcext:value-type="string">
            <text:p>2017/07/06 15:47</text:p>
          </table:table-cell>
          <table:table-cell office:value-type="string" calcext:value-type="string">
            <text:p>궁물당 복당하려고 수작부리는거를 추미애가 거부하고 있나봅니다.</text:p>
          </table:table-cell>
          <table:table-cell office:value-type="float" office:value="34" calcext:value-type="float">
            <text:p>34</text:p>
          </table:table-cell>
          <table:table-cell office:value-type="float" office:value="13476" calcext:value-type="float">
            <text:p>1347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http://www.todayhumor.co.kr/board/view.php?table=bestofbest&amp;no=348346</text:p>
          </table:table-cell>
          <table:table-cell office:value-type="string" calcext:value-type="string">
            <text:p>http://www.todayhumor.co.kr/board/list.php?kind=member&amp;mn=7798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47" calcext:value-type="float">
            <text:p>348347</text:p>
          </table:table-cell>
          <table:table-cell office:value-type="float" office:value="502031" calcext:value-type="float">
            <text:p>502031</text:p>
          </table:table-cell>
          <table:table-cell office:value-type="string" calcext:value-type="string">
            <text:p>수다쟁이아짐</text:p>
          </table:table-cell>
          <table:table-cell office:value-type="string" calcext:value-type="string">
            <text:p>2017/07/06 15:52</text:p>
          </table:table-cell>
          <table:table-cell office:value-type="string" calcext:value-type="string">
            <text:p>펌) 국민의당 현재 상황.jpg</text:p>
          </table:table-cell>
          <table:table-cell office:value-type="float" office:value="14" calcext:value-type="float">
            <text:p>14</text:p>
          </table:table-cell>
          <table:table-cell office:value-type="float" office:value="21792" calcext:value-type="float">
            <text:p>2179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ttp://www.todayhumor.co.kr/board/view.php?table=bestofbest&amp;no=348347</text:p>
          </table:table-cell>
          <table:table-cell office:value-type="string" calcext:value-type="string">
            <text:p>http://www.todayhumor.co.kr/board/list.php?kind=member&amp;mn=50203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48" calcext:value-type="float">
            <text:p>348348</text:p>
          </table:table-cell>
          <table:table-cell office:value-type="float" office:value="586554" calcext:value-type="float">
            <text:p>586554</text:p>
          </table:table-cell>
          <table:table-cell office:value-type="string" calcext:value-type="string">
            <text:p>세노테</text:p>
          </table:table-cell>
          <table:table-cell office:value-type="string" calcext:value-type="string">
            <text:p>2017/07/06 15:52</text:p>
          </table:table-cell>
          <table:table-cell office:value-type="string" calcext:value-type="string">
            <text:p>[펌] 원전 마피아들의 준동</text:p>
          </table:table-cell>
          <table:table-cell office:value-type="float" office:value="17" calcext:value-type="float">
            <text:p>17</text:p>
          </table:table-cell>
          <table:table-cell office:value-type="float" office:value="11070" calcext:value-type="float">
            <text:p>1107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ttp://www.todayhumor.co.kr/board/view.php?table=bestofbest&amp;no=348348</text:p>
          </table:table-cell>
          <table:table-cell office:value-type="string" calcext:value-type="string">
            <text:p>http://www.todayhumor.co.kr/board/list.php?kind=member&amp;mn=5865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49" calcext:value-type="float">
            <text:p>348349</text:p>
          </table:table-cell>
          <table:table-cell office:value-type="float" office:value="743725" calcext:value-type="float">
            <text:p>743725</text:p>
          </table:table-cell>
          <table:table-cell office:value-type="string" calcext:value-type="string">
            <text:p>하지마리</text:p>
          </table:table-cell>
          <table:table-cell office:value-type="string" calcext:value-type="string">
            <text:p>2017/07/06 15:55</text:p>
          </table:table-cell>
          <table:table-cell office:value-type="string" calcext:value-type="string">
            <text:p>회사 차장님 밥상머리 매너가 멘붕</text:p>
          </table:table-cell>
          <table:table-cell office:value-type="float" office:value="104" calcext:value-type="float">
            <text:p>104</text:p>
          </table:table-cell>
          <table:table-cell office:value-type="float" office:value="27055" calcext:value-type="float">
            <text:p>2705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ttp://www.todayhumor.co.kr/board/view.php?table=bestofbest&amp;no=348349</text:p>
          </table:table-cell>
          <table:table-cell office:value-type="string" calcext:value-type="string">
            <text:p>http://www.todayhumor.co.kr/board/list.php?kind=member&amp;mn=74372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50" calcext:value-type="float">
            <text:p>348350</text:p>
          </table:table-cell>
          <table:table-cell office:value-type="float" office:value="120640" calcext:value-type="float">
            <text:p>120640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2017/07/06 16:03</text:p>
          </table:table-cell>
          <table:table-cell office:value-type="string" calcext:value-type="string">
            <text:p>이니 하고 싶은거 다해~ 7.5(수) </text:p>
          </table:table-cell>
          <table:table-cell office:value-type="float" office:value="7" calcext:value-type="float">
            <text:p>7</text:p>
          </table:table-cell>
          <table:table-cell office:value-type="float" office:value="5173" calcext:value-type="float">
            <text:p>517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todayhumor.co.kr/board/view.php?table=bestofbest&amp;no=348350</text:p>
          </table:table-cell>
          <table:table-cell office:value-type="string" calcext:value-type="string">
            <text:p>http://www.todayhumor.co.kr/board/list.php?kind=member&amp;mn=12064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51" calcext:value-type="float">
            <text:p>348351</text:p>
          </table:table-cell>
          <table:table-cell office:value-type="float" office:value="536430" calcext:value-type="float">
            <text:p>536430</text:p>
          </table:table-cell>
          <table:table-cell office:value-type="string" calcext:value-type="string">
            <text:p>몽믜</text:p>
          </table:table-cell>
          <table:table-cell office:value-type="string" calcext:value-type="string">
            <text:p>2017/07/06 16:07</text:p>
          </table:table-cell>
          <table:table-cell office:value-type="string" calcext:value-type="string">
            <text:p>고양이가 없어진 지 일주일 반</text:p>
          </table:table-cell>
          <table:table-cell office:value-type="float" office:value="29" calcext:value-type="float">
            <text:p>29</text:p>
          </table:table-cell>
          <table:table-cell office:value-type="float" office:value="12029" calcext:value-type="float">
            <text:p>120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todayhumor.co.kr/board/view.php?table=bestofbest&amp;no=348351</text:p>
          </table:table-cell>
          <table:table-cell office:value-type="string" calcext:value-type="string">
            <text:p>http://www.todayhumor.co.kr/board/list.php?kind=member&amp;mn=53643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52" calcext:value-type="float">
            <text:p>348352</text:p>
          </table:table-cell>
          <table:table-cell office:value-type="float" office:value="120640" calcext:value-type="float">
            <text:p>120640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2017/07/06 16:12</text:p>
          </table:table-cell>
          <table:table-cell office:value-type="string" calcext:value-type="string">
            <text:p>"개혁에 저항하면 검사 2100명 사표 받아도 돼" </text:p>
          </table:table-cell>
          <table:table-cell office:value-type="float" office:value="11" calcext:value-type="float">
            <text:p>11</text:p>
          </table:table-cell>
          <table:table-cell office:value-type="float" office:value="14312" calcext:value-type="float">
            <text:p>1431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ttp://www.todayhumor.co.kr/board/view.php?table=bestofbest&amp;no=348352</text:p>
          </table:table-cell>
          <table:table-cell office:value-type="string" calcext:value-type="string">
            <text:p>http://www.todayhumor.co.kr/board/list.php?kind=member&amp;mn=12064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53" calcext:value-type="float">
            <text:p>348353</text:p>
          </table:table-cell>
          <table:table-cell office:value-type="float" office:value="745698" calcext:value-type="float">
            <text:p>745698</text:p>
          </table:table-cell>
          <table:table-cell office:value-type="string" calcext:value-type="string">
            <text:p>더민주킴스</text:p>
          </table:table-cell>
          <table:table-cell office:value-type="string" calcext:value-type="string">
            <text:p>2017/07/06 16:25</text:p>
          </table:table-cell>
          <table:table-cell office:value-type="string" calcext:value-type="string">
            <text:p>김근태는 솔직히 정치인으로는 무능함의 대명사입니다.</text:p>
          </table:table-cell>
          <table:table-cell office:value-type="float" office:value="54" calcext:value-type="float">
            <text:p>54</text:p>
          </table:table-cell>
          <table:table-cell office:value-type="float" office:value="13430" calcext:value-type="float">
            <text:p>1343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ttp://www.todayhumor.co.kr/board/view.php?table=bestofbest&amp;no=348353</text:p>
          </table:table-cell>
          <table:table-cell office:value-type="string" calcext:value-type="string">
            <text:p>http://www.todayhumor.co.kr/board/list.php?kind=member&amp;mn=74569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54" calcext:value-type="float">
            <text:p>348354</text:p>
          </table:table-cell>
          <table:table-cell office:value-type="float" office:value="741650" calcext:value-type="float">
            <text:p>741650</text:p>
          </table:table-cell>
          <table:table-cell office:value-type="string" calcext:value-type="string">
            <text:p>Ronaldo9</text:p>
          </table:table-cell>
          <table:table-cell office:value-type="string" calcext:value-type="string">
            <text:p>2017/07/06 16:29</text:p>
          </table:table-cell>
          <table:table-cell office:value-type="string" calcext:value-type="string">
            <text:p>국민의당 동교동계를 주목하라! 그리고 추미애를 응원하자!</text:p>
          </table:table-cell>
          <table:table-cell office:value-type="float" office:value="15" calcext:value-type="float">
            <text:p>15</text:p>
          </table:table-cell>
          <table:table-cell office:value-type="float" office:value="12004" calcext:value-type="float">
            <text:p>1200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ttp://www.todayhumor.co.kr/board/view.php?table=bestofbest&amp;no=348354</text:p>
          </table:table-cell>
          <table:table-cell office:value-type="string" calcext:value-type="string">
            <text:p>http://www.todayhumor.co.kr/board/list.php?kind=member&amp;mn=74165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55" calcext:value-type="float">
            <text:p>348355</text:p>
          </table:table-cell>
          <table:table-cell office:value-type="float" office:value="615660" calcext:value-type="float">
            <text:p>615660</text:p>
          </table:table-cell>
          <table:table-cell office:value-type="string" calcext:value-type="string">
            <text:p>진리1</text:p>
          </table:table-cell>
          <table:table-cell office:value-type="string" calcext:value-type="string">
            <text:p>2017/07/06 16:29</text:p>
          </table:table-cell>
          <table:table-cell office:value-type="string" calcext:value-type="string">
            <text:p>ㅋㅋㅋㅋㅋㅋㅋ순서가 잘 못 됐잖아~</text:p>
          </table:table-cell>
          <table:table-cell office:value-type="float" office:value="14" calcext:value-type="float">
            <text:p>14</text:p>
          </table:table-cell>
          <table:table-cell office:value-type="float" office:value="9479" calcext:value-type="float">
            <text:p>947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ttp://www.todayhumor.co.kr/board/view.php?table=bestofbest&amp;no=348355</text:p>
          </table:table-cell>
          <table:table-cell office:value-type="string" calcext:value-type="string">
            <text:p>http://www.todayhumor.co.kr/board/list.php?kind=member&amp;mn=61566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56" calcext:value-type="float">
            <text:p>348356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16:33</text:p>
          </table:table-cell>
          <table:table-cell office:value-type="string" calcext:value-type="string">
            <text:p>정청래 전 의원, <text:s/>&lt;추미애 대표가 뭘 잘못했나?&gt;</text:p>
          </table:table-cell>
          <table:table-cell office:value-type="float" office:value="17" calcext:value-type="float">
            <text:p>17</text:p>
          </table:table-cell>
          <table:table-cell office:value-type="float" office:value="12325" calcext:value-type="float">
            <text:p>1232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ttp://www.todayhumor.co.kr/board/view.php?table=bestofbest&amp;no=348356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travel</text:p>
          </table:table-cell>
          <table:table-cell office:value-type="float" office:value="348357" calcext:value-type="float">
            <text:p>348357</text:p>
          </table:table-cell>
          <table:table-cell office:value-type="float" office:value="288173" calcext:value-type="float">
            <text:p>288173</text:p>
          </table:table-cell>
          <table:table-cell office:value-type="string" calcext:value-type="string">
            <text:p>야호:D</text:p>
          </table:table-cell>
          <table:table-cell office:value-type="string" calcext:value-type="string">
            <text:p>2017/07/06 16:35</text:p>
          </table:table-cell>
          <table:table-cell office:value-type="string" calcext:value-type="string">
            <text:p>베트남 하이퐁 깟바섬 가시는분들 조심하세여</text:p>
          </table:table-cell>
          <table:table-cell office:value-type="float" office:value="49" calcext:value-type="float">
            <text:p>49</text:p>
          </table:table-cell>
          <table:table-cell office:value-type="float" office:value="25731" calcext:value-type="float">
            <text:p>2573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ttp://www.todayhumor.co.kr/board/view.php?table=bestofbest&amp;no=348357</text:p>
          </table:table-cell>
          <table:table-cell office:value-type="string" calcext:value-type="string">
            <text:p>http://www.todayhumor.co.kr/board/list.php?kind=member&amp;mn=28817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58" calcext:value-type="float">
            <text:p>348358</text:p>
          </table:table-cell>
          <table:table-cell office:value-type="float" office:value="392853" calcext:value-type="float">
            <text:p>392853</text:p>
          </table:table-cell>
          <table:table-cell office:value-type="string" calcext:value-type="string">
            <text:p>블랙스위치</text:p>
          </table:table-cell>
          <table:table-cell office:value-type="string" calcext:value-type="string">
            <text:p>2017/07/06 16:38</text:p>
          </table:table-cell>
          <table:table-cell office:value-type="string" calcext:value-type="string">
            <text:p>아빠가 아이스크림 사왔다. 얼른나와서 먹어라</text:p>
          </table:table-cell>
          <table:table-cell office:value-type="float" office:value="134" calcext:value-type="float">
            <text:p>134</text:p>
          </table:table-cell>
          <table:table-cell office:value-type="float" office:value="39102" calcext:value-type="float">
            <text:p>3910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ttp://www.todayhumor.co.kr/board/view.php?table=bestofbest&amp;no=348358</text:p>
          </table:table-cell>
          <table:table-cell office:value-type="string" calcext:value-type="string">
            <text:p>http://www.todayhumor.co.kr/board/list.php?kind=member&amp;mn=39285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59" calcext:value-type="float">
            <text:p>348359</text:p>
          </table:table-cell>
          <table:table-cell office:value-type="float" office:value="750754" calcext:value-type="float">
            <text:p>750754</text:p>
          </table:table-cell>
          <table:table-cell office:value-type="string" calcext:value-type="string">
            <text:p>방방사랑</text:p>
          </table:table-cell>
          <table:table-cell office:value-type="string" calcext:value-type="string">
            <text:p>2017/07/06 16:44</text:p>
          </table:table-cell>
          <table:table-cell office:value-type="string" calcext:value-type="string">
            <text:p>집주인 환장대잔치</text:p>
          </table:table-cell>
          <table:table-cell office:value-type="float" office:value="20" calcext:value-type="float">
            <text:p>20</text:p>
          </table:table-cell>
          <table:table-cell office:value-type="float" office:value="28354" calcext:value-type="float">
            <text:p>2835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ttp://www.todayhumor.co.kr/board/view.php?table=bestofbest&amp;no=348359</text:p>
          </table:table-cell>
          <table:table-cell office:value-type="string" calcext:value-type="string">
            <text:p>http://www.todayhumor.co.kr/board/list.php?kind=member&amp;mn=7507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60" calcext:value-type="float">
            <text:p>348360</text:p>
          </table:table-cell>
          <table:table-cell office:value-type="float" office:value="502031" calcext:value-type="float">
            <text:p>502031</text:p>
          </table:table-cell>
          <table:table-cell office:value-type="string" calcext:value-type="string">
            <text:p>수다쟁이아짐</text:p>
          </table:table-cell>
          <table:table-cell office:value-type="string" calcext:value-type="string">
            <text:p>2017/07/06 16:45</text:p>
          </table:table-cell>
          <table:table-cell office:value-type="string" calcext:value-type="string">
            <text:p>역시 추댑!!! 사퇴 요구에 "놔둬버리자"</text:p>
          </table:table-cell>
          <table:table-cell office:value-type="float" office:value="40" calcext:value-type="float">
            <text:p>40</text:p>
          </table:table-cell>
          <table:table-cell office:value-type="float" office:value="13391" calcext:value-type="float">
            <text:p>1339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http://www.todayhumor.co.kr/board/view.php?table=bestofbest&amp;no=348360</text:p>
          </table:table-cell>
          <table:table-cell office:value-type="string" calcext:value-type="string">
            <text:p>http://www.todayhumor.co.kr/board/list.php?kind=member&amp;mn=50203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61" calcext:value-type="float">
            <text:p>348361</text:p>
          </table:table-cell>
          <table:table-cell office:value-type="float" office:value="754954" calcext:value-type="float">
            <text:p>754954</text:p>
          </table:table-cell>
          <table:table-cell office:value-type="string" calcext:value-type="string">
            <text:p>변방의오유</text:p>
          </table:table-cell>
          <table:table-cell office:value-type="string" calcext:value-type="string">
            <text:p>2017/07/06 16:46</text:p>
          </table:table-cell>
          <table:table-cell office:value-type="string" calcext:value-type="string">
            <text:p>???[속보]국민의당 "추미애, 사퇴.사과 없으면 국회일정 협조 안 해"</text:p>
          </table:table-cell>
          <table:table-cell office:value-type="float" office:value="58" calcext:value-type="float">
            <text:p>58</text:p>
          </table:table-cell>
          <table:table-cell office:value-type="float" office:value="14612" calcext:value-type="float">
            <text:p>1461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://www.todayhumor.co.kr/board/view.php?table=bestofbest&amp;no=348361</text:p>
          </table:table-cell>
          <table:table-cell office:value-type="string" calcext:value-type="string">
            <text:p>http://www.todayhumor.co.kr/board/list.php?kind=member&amp;mn=7549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62" calcext:value-type="float">
            <text:p>348362</text:p>
          </table:table-cell>
          <table:table-cell office:value-type="float" office:value="746214" calcext:value-type="float">
            <text:p>746214</text:p>
          </table:table-cell>
          <table:table-cell office:value-type="string" calcext:value-type="string">
            <text:p>신좌파친노</text:p>
          </table:table-cell>
          <table:table-cell office:value-type="string" calcext:value-type="string">
            <text:p>2017/07/06 16:49</text:p>
          </table:table-cell>
          <table:table-cell office:value-type="string" calcext:value-type="string">
            <text:p>드루와 궁물당 </text:p>
          </table:table-cell>
          <table:table-cell office:value-type="float" office:value="22" calcext:value-type="float">
            <text:p>22</text:p>
          </table:table-cell>
          <table:table-cell office:value-type="float" office:value="11617" calcext:value-type="float">
            <text:p>1161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ttp://www.todayhumor.co.kr/board/view.php?table=bestofbest&amp;no=348362</text:p>
          </table:table-cell>
          <table:table-cell office:value-type="string" calcext:value-type="string">
            <text:p>http://www.todayhumor.co.kr/board/list.php?kind=member&amp;mn=74621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63" calcext:value-type="float">
            <text:p>348363</text:p>
          </table:table-cell>
          <table:table-cell office:value-type="float" office:value="695419" calcext:value-type="float">
            <text:p>695419</text:p>
          </table:table-cell>
          <table:table-cell office:value-type="string" calcext:value-type="string">
            <text:p>근봉</text:p>
          </table:table-cell>
          <table:table-cell office:value-type="string" calcext:value-type="string">
            <text:p>2017/07/06 16:52</text:p>
          </table:table-cell>
          <table:table-cell office:value-type="string" calcext:value-type="string">
            <text:p>추미애만 없으면 국민의당 더민주로 복귀할듯</text:p>
          </table:table-cell>
          <table:table-cell office:value-type="float" office:value="22" calcext:value-type="float">
            <text:p>22</text:p>
          </table:table-cell>
          <table:table-cell office:value-type="float" office:value="14015" calcext:value-type="float">
            <text:p>1401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ttp://www.todayhumor.co.kr/board/view.php?table=bestofbest&amp;no=348363</text:p>
          </table:table-cell>
          <table:table-cell office:value-type="string" calcext:value-type="string">
            <text:p>http://www.todayhumor.co.kr/board/list.php?kind=member&amp;mn=69541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64" calcext:value-type="float">
            <text:p>348364</text:p>
          </table:table-cell>
          <table:table-cell office:value-type="float" office:value="753142" calcext:value-type="float">
            <text:p>753142</text:p>
          </table:table-cell>
          <table:table-cell office:value-type="string" calcext:value-type="string">
            <text:p>치어럽베이비</text:p>
          </table:table-cell>
          <table:table-cell office:value-type="string" calcext:value-type="string">
            <text:p>2017/07/06 16:56</text:p>
          </table:table-cell>
          <table:table-cell office:value-type="string" calcext:value-type="string">
            <text:p>건배사 중 울컥한 파독광부 뉴스영상 </text:p>
          </table:table-cell>
          <table:table-cell office:value-type="float" office:value="12" calcext:value-type="float">
            <text:p>12</text:p>
          </table:table-cell>
          <table:table-cell office:value-type="float" office:value="11663" calcext:value-type="float">
            <text:p>1166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http://www.todayhumor.co.kr/board/view.php?table=bestofbest&amp;no=348364</text:p>
          </table:table-cell>
          <table:table-cell office:value-type="string" calcext:value-type="string">
            <text:p>http://www.todayhumor.co.kr/board/list.php?kind=member&amp;mn=75314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65" calcext:value-type="float">
            <text:p>348365</text:p>
          </table:table-cell>
          <table:table-cell office:value-type="float" office:value="333450" calcext:value-type="float">
            <text:p>333450</text:p>
          </table:table-cell>
          <table:table-cell office:value-type="string" calcext:value-type="string">
            <text:p>성남만세</text:p>
          </table:table-cell>
          <table:table-cell office:value-type="string" calcext:value-type="string">
            <text:p>2017/07/06 16:57</text:p>
          </table:table-cell>
          <table:table-cell office:value-type="string" calcext:value-type="string">
            <text:p>개그맨 김재우 인스타그램</text:p>
          </table:table-cell>
          <table:table-cell office:value-type="float" office:value="16" calcext:value-type="float">
            <text:p>16</text:p>
          </table:table-cell>
          <table:table-cell office:value-type="float" office:value="23961" calcext:value-type="float">
            <text:p>2396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ttp://www.todayhumor.co.kr/board/view.php?table=bestofbest&amp;no=348365</text:p>
          </table:table-cell>
          <table:table-cell office:value-type="string" calcext:value-type="string">
            <text:p>http://www.todayhumor.co.kr/board/list.php?kind=member&amp;mn=33345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66" calcext:value-type="float">
            <text:p>348366</text:p>
          </table:table-cell>
          <table:table-cell office:value-type="float" office:value="547126" calcext:value-type="float">
            <text:p>547126</text:p>
          </table:table-cell>
          <table:table-cell office:value-type="string" calcext:value-type="string">
            <text:p>쌈미</text:p>
          </table:table-cell>
          <table:table-cell office:value-type="string" calcext:value-type="string">
            <text:p>2017/07/06 16:58</text:p>
          </table:table-cell>
          <table:table-cell office:value-type="string" calcext:value-type="string">
            <text:p>어떡해요...안종범 수첩 증거불충분..이재용 박근혜 무죄방면 될 수도..</text:p>
          </table:table-cell>
          <table:table-cell office:value-type="float" office:value="12" calcext:value-type="float">
            <text:p>12</text:p>
          </table:table-cell>
          <table:table-cell office:value-type="float" office:value="13407" calcext:value-type="float">
            <text:p>1340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ttp://www.todayhumor.co.kr/board/view.php?table=bestofbest&amp;no=348366</text:p>
          </table:table-cell>
          <table:table-cell office:value-type="string" calcext:value-type="string">
            <text:p>http://www.todayhumor.co.kr/board/list.php?kind=member&amp;mn=54712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car</text:p>
          </table:table-cell>
          <table:table-cell office:value-type="float" office:value="348367" calcext:value-type="float">
            <text:p>348367</text:p>
          </table:table-cell>
          <table:table-cell office:value-type="float" office:value="262916" calcext:value-type="float">
            <text:p>262916</text:p>
          </table:table-cell>
          <table:table-cell office:value-type="string" calcext:value-type="string">
            <text:p>푸른촴치</text:p>
          </table:table-cell>
          <table:table-cell office:value-type="string" calcext:value-type="string">
            <text:p>2017/07/06 16:58</text:p>
          </table:table-cell>
          <table:table-cell office:value-type="string" calcext:value-type="string">
            <text:p>빅엿을 시전했습니다</text:p>
          </table:table-cell>
          <table:table-cell office:value-type="float" office:value="24" calcext:value-type="float">
            <text:p>24</text:p>
          </table:table-cell>
          <table:table-cell office:value-type="float" office:value="26135" calcext:value-type="float">
            <text:p>2613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ttp://www.todayhumor.co.kr/board/view.php?table=bestofbest&amp;no=348367</text:p>
          </table:table-cell>
          <table:table-cell office:value-type="string" calcext:value-type="string">
            <text:p>http://www.todayhumor.co.kr/board/list.php?kind=member&amp;mn=26291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68" calcext:value-type="float">
            <text:p>348368</text:p>
          </table:table-cell>
          <table:table-cell office:value-type="float" office:value="83322" calcext:value-type="float">
            <text:p>83322</text:p>
          </table:table-cell>
          <table:table-cell office:value-type="string" calcext:value-type="string">
            <text:p>치타_바지</text:p>
          </table:table-cell>
          <table:table-cell office:value-type="string" calcext:value-type="string">
            <text:p>2017/07/06 17:04</text:p>
          </table:table-cell>
          <table:table-cell office:value-type="string" calcext:value-type="string">
            <text:p>청와대관람 무개념 멘붕...</text:p>
          </table:table-cell>
          <table:table-cell office:value-type="float" office:value="57" calcext:value-type="float">
            <text:p>57</text:p>
          </table:table-cell>
          <table:table-cell office:value-type="float" office:value="32558" calcext:value-type="float">
            <text:p>3255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http://www.todayhumor.co.kr/board/view.php?table=bestofbest&amp;no=348368</text:p>
          </table:table-cell>
          <table:table-cell office:value-type="string" calcext:value-type="string">
            <text:p>http://www.todayhumor.co.kr/board/list.php?kind=member&amp;mn=8332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tion</text:p>
          </table:table-cell>
          <table:table-cell office:value-type="float" office:value="348369" calcext:value-type="float">
            <text:p>348369</text:p>
          </table:table-cell>
          <table:table-cell office:value-type="float" office:value="657874" calcext:value-type="float">
            <text:p>657874</text:p>
          </table:table-cell>
          <table:table-cell office:value-type="string" calcext:value-type="string">
            <text:p>미리내97</text:p>
          </table:table-cell>
          <table:table-cell office:value-type="string" calcext:value-type="string">
            <text:p>2017/07/06 17:08</text:p>
          </table:table-cell>
          <table:table-cell office:value-type="string" calcext:value-type="string">
            <text:p>일반인들이 잘 모르는 짱구는 못말려 더빙 성우의 비밀</text:p>
          </table:table-cell>
          <table:table-cell office:value-type="float" office:value="41" calcext:value-type="float">
            <text:p>41</text:p>
          </table:table-cell>
          <table:table-cell office:value-type="float" office:value="15932" calcext:value-type="float">
            <text:p>1593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ttp://www.todayhumor.co.kr/board/view.php?table=bestofbest&amp;no=348369</text:p>
          </table:table-cell>
          <table:table-cell office:value-type="string" calcext:value-type="string">
            <text:p>http://www.todayhumor.co.kr/board/list.php?kind=member&amp;mn=65787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70" calcext:value-type="float">
            <text:p>348370</text:p>
          </table:table-cell>
          <table:table-cell office:value-type="float" office:value="754954" calcext:value-type="float">
            <text:p>754954</text:p>
          </table:table-cell>
          <table:table-cell office:value-type="string" calcext:value-type="string">
            <text:p>변방의오유</text:p>
          </table:table-cell>
          <table:table-cell office:value-type="string" calcext:value-type="string">
            <text:p>2017/07/06 17:21</text:p>
          </table:table-cell>
          <table:table-cell office:value-type="string" calcext:value-type="string">
            <text:p>똑똑똑! 여기가 하이마트인가요???</text:p>
          </table:table-cell>
          <table:table-cell office:value-type="float" office:value="16" calcext:value-type="float">
            <text:p>16</text:p>
          </table:table-cell>
          <table:table-cell office:value-type="float" office:value="13615" calcext:value-type="float">
            <text:p>1361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ttp://www.todayhumor.co.kr/board/view.php?table=bestofbest&amp;no=348370</text:p>
          </table:table-cell>
          <table:table-cell office:value-type="string" calcext:value-type="string">
            <text:p>http://www.todayhumor.co.kr/board/list.php?kind=member&amp;mn=7549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71" calcext:value-type="float">
            <text:p>348371</text:p>
          </table:table-cell>
          <table:table-cell office:value-type="float" office:value="722057" calcext:value-type="float">
            <text:p>722057</text:p>
          </table:table-cell>
          <table:table-cell office:value-type="string" calcext:value-type="string">
            <text:p>집에쌀떨어짐</text:p>
          </table:table-cell>
          <table:table-cell office:value-type="string" calcext:value-type="string">
            <text:p>2017/07/06 17:23</text:p>
          </table:table-cell>
          <table:table-cell office:value-type="string" calcext:value-type="string">
            <text:p>우상호 "민주당과 합칠 때 됐다"...당원들 상대로 한번 해보자는건가</text:p>
          </table:table-cell>
          <table:table-cell office:value-type="float" office:value="97" calcext:value-type="float">
            <text:p>97</text:p>
          </table:table-cell>
          <table:table-cell office:value-type="float" office:value="17289" calcext:value-type="float">
            <text:p>1728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ttp://www.todayhumor.co.kr/board/view.php?table=bestofbest&amp;no=348371</text:p>
          </table:table-cell>
          <table:table-cell office:value-type="string" calcext:value-type="string">
            <text:p>http://www.todayhumor.co.kr/board/list.php?kind=member&amp;mn=72205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72" calcext:value-type="float">
            <text:p>348372</text:p>
          </table:table-cell>
          <table:table-cell office:value-type="float" office:value="698294" calcext:value-type="float">
            <text:p>698294</text:p>
          </table:table-cell>
          <table:table-cell office:value-type="string" calcext:value-type="string">
            <text:p>musemuse</text:p>
          </table:table-cell>
          <table:table-cell office:value-type="string" calcext:value-type="string">
            <text:p>2017/07/06 17:26</text:p>
          </table:table-cell>
          <table:table-cell office:value-type="string" calcext:value-type="string">
            <text:p>펌) <text:s/>롯데마트 알바생의 패기</text:p>
          </table:table-cell>
          <table:table-cell office:value-type="float" office:value="40" calcext:value-type="float">
            <text:p>40</text:p>
          </table:table-cell>
          <table:table-cell office:value-type="float" office:value="38641" calcext:value-type="float">
            <text:p>3864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ttp://www.todayhumor.co.kr/board/view.php?table=bestofbest&amp;no=348372</text:p>
          </table:table-cell>
          <table:table-cell office:value-type="string" calcext:value-type="string">
            <text:p>http://www.todayhumor.co.kr/board/list.php?kind=member&amp;mn=69829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73" calcext:value-type="float">
            <text:p>348373</text:p>
          </table:table-cell>
          <table:table-cell office:value-type="float" office:value="31404" calcext:value-type="float">
            <text:p>31404</text:p>
          </table:table-cell>
          <table:table-cell office:value-type="string" calcext:value-type="string">
            <text:p>overtherain</text:p>
          </table:table-cell>
          <table:table-cell office:value-type="string" calcext:value-type="string">
            <text:p>2017/07/06 17:39</text:p>
          </table:table-cell>
          <table:table-cell office:value-type="string" calcext:value-type="string">
            <text:p>최강 인공지능 광고.</text:p>
          </table:table-cell>
          <table:table-cell office:value-type="float" office:value="19" calcext:value-type="float">
            <text:p>19</text:p>
          </table:table-cell>
          <table:table-cell office:value-type="float" office:value="37388" calcext:value-type="float">
            <text:p>3738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ttp://www.todayhumor.co.kr/board/view.php?table=bestofbest&amp;no=348373</text:p>
          </table:table-cell>
          <table:table-cell office:value-type="string" calcext:value-type="string">
            <text:p>http://www.todayhumor.co.kr/board/list.php?kind=member&amp;mn=3140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74" calcext:value-type="float">
            <text:p>348374</text:p>
          </table:table-cell>
          <table:table-cell office:value-type="float" office:value="742482" calcext:value-type="float">
            <text:p>742482</text:p>
          </table:table-cell>
          <table:table-cell office:value-type="string" calcext:value-type="string">
            <text:p>들풀내음</text:p>
          </table:table-cell>
          <table:table-cell office:value-type="string" calcext:value-type="string">
            <text:p>2017/07/06 17:44</text:p>
          </table:table-cell>
          <table:table-cell office:value-type="string" calcext:value-type="string">
            <text:p>지금은 전쟁중 추미애대표 응원합니다</text:p>
          </table:table-cell>
          <table:table-cell office:value-type="float" office:value="16" calcext:value-type="float">
            <text:p>16</text:p>
          </table:table-cell>
          <table:table-cell office:value-type="float" office:value="6102" calcext:value-type="float">
            <text:p>61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ttp://www.todayhumor.co.kr/board/view.php?table=bestofbest&amp;no=348374</text:p>
          </table:table-cell>
          <table:table-cell office:value-type="string" calcext:value-type="string">
            <text:p>http://www.todayhumor.co.kr/board/list.php?kind=member&amp;mn=74248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camera</text:p>
          </table:table-cell>
          <table:table-cell office:value-type="float" office:value="348375" calcext:value-type="float">
            <text:p>348375</text:p>
          </table:table-cell>
          <table:table-cell office:value-type="float" office:value="116317" calcext:value-type="float">
            <text:p>116317</text:p>
          </table:table-cell>
          <table:table-cell office:value-type="string" calcext:value-type="string">
            <text:p>이미등록됨</text:p>
          </table:table-cell>
          <table:table-cell office:value-type="string" calcext:value-type="string">
            <text:p>2017/07/06 17:46</text:p>
          </table:table-cell>
          <table:table-cell office:value-type="string" calcext:value-type="string">
            <text:p>[나눔] 미러리스 카메라</text:p>
          </table:table-cell>
          <table:table-cell office:value-type="float" office:value="127" calcext:value-type="float">
            <text:p>127</text:p>
          </table:table-cell>
          <table:table-cell office:value-type="float" office:value="10767" calcext:value-type="float">
            <text:p>1076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ttp://www.todayhumor.co.kr/board/view.php?table=bestofbest&amp;no=348375</text:p>
          </table:table-cell>
          <table:table-cell office:value-type="string" calcext:value-type="string">
            <text:p>http://www.todayhumor.co.kr/board/list.php?kind=member&amp;mn=11631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76" calcext:value-type="float">
            <text:p>348376</text:p>
          </table:table-cell>
          <table:table-cell office:value-type="float" office:value="642377" calcext:value-type="float">
            <text:p>642377</text:p>
          </table:table-cell>
          <table:table-cell office:value-type="string" calcext:value-type="string">
            <text:p>라이온맨킹</text:p>
          </table:table-cell>
          <table:table-cell office:value-type="string" calcext:value-type="string">
            <text:p>2017/07/06 17:49</text:p>
          </table:table-cell>
          <table:table-cell office:value-type="string" calcext:value-type="string">
            <text:p>문재인 대통령, 회담장앞 몰려든 교민들과 악수…메르켈도 100ｍ 동행</text:p>
          </table:table-cell>
          <table:table-cell office:value-type="float" office:value="6" calcext:value-type="float">
            <text:p>6</text:p>
          </table:table-cell>
          <table:table-cell office:value-type="float" office:value="10446" calcext:value-type="float">
            <text:p>104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ttp://www.todayhumor.co.kr/board/view.php?table=bestofbest&amp;no=348376</text:p>
          </table:table-cell>
          <table:table-cell office:value-type="string" calcext:value-type="string">
            <text:p>http://www.todayhumor.co.kr/board/list.php?kind=member&amp;mn=64237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77" calcext:value-type="float">
            <text:p>348377</text:p>
          </table:table-cell>
          <table:table-cell office:value-type="float" office:value="63095" calcext:value-type="float">
            <text:p>63095</text:p>
          </table:table-cell>
          <table:table-cell office:value-type="string" calcext:value-type="string">
            <text:p>눈물한스푼</text:p>
          </table:table-cell>
          <table:table-cell office:value-type="string" calcext:value-type="string">
            <text:p>2017/07/06 17:51</text:p>
          </table:table-cell>
          <table:table-cell office:value-type="string" calcext:value-type="string">
            <text:p>복덩이냥</text:p>
          </table:table-cell>
          <table:table-cell office:value-type="float" office:value="18" calcext:value-type="float">
            <text:p>18</text:p>
          </table:table-cell>
          <table:table-cell office:value-type="float" office:value="7758" calcext:value-type="float">
            <text:p>775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ttp://www.todayhumor.co.kr/board/view.php?table=bestofbest&amp;no=348377</text:p>
          </table:table-cell>
          <table:table-cell office:value-type="string" calcext:value-type="string">
            <text:p>http://www.todayhumor.co.kr/board/list.php?kind=member&amp;mn=630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oda</text:p>
          </table:table-cell>
          <table:table-cell office:value-type="float" office:value="348378" calcext:value-type="float">
            <text:p>348378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17:52</text:p>
          </table:table-cell>
          <table:table-cell office:value-type="string" calcext:value-type="string">
            <text:p>명문사학 연세대 학생회의 위엄</text:p>
          </table:table-cell>
          <table:table-cell office:value-type="float" office:value="31" calcext:value-type="float">
            <text:p>31</text:p>
          </table:table-cell>
          <table:table-cell office:value-type="float" office:value="27058" calcext:value-type="float">
            <text:p>2705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ttp://www.todayhumor.co.kr/board/view.php?table=bestofbest&amp;no=348378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79" calcext:value-type="float">
            <text:p>348379</text:p>
          </table:table-cell>
          <table:table-cell office:value-type="float" office:value="415986" calcext:value-type="float">
            <text:p>415986</text:p>
          </table:table-cell>
          <table:table-cell office:value-type="string" calcext:value-type="string">
            <text:p>아리마코세이</text:p>
          </table:table-cell>
          <table:table-cell office:value-type="string" calcext:value-type="string">
            <text:p>2017/07/06 17:54</text:p>
          </table:table-cell>
          <table:table-cell office:value-type="string" calcext:value-type="string">
            <text:p>더불어 정유련의 유저께서 우원식 대표에게 보낸 문자 답변왔습니다.</text:p>
          </table:table-cell>
          <table:table-cell office:value-type="float" office:value="13" calcext:value-type="float">
            <text:p>13</text:p>
          </table:table-cell>
          <table:table-cell office:value-type="float" office:value="7362" calcext:value-type="float">
            <text:p>736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todayhumor.co.kr/board/view.php?table=bestofbest&amp;no=348379</text:p>
          </table:table-cell>
          <table:table-cell office:value-type="string" calcext:value-type="string">
            <text:p>http://www.todayhumor.co.kr/board/list.php?kind=member&amp;mn=41598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80" calcext:value-type="float">
            <text:p>348380</text:p>
          </table:table-cell>
          <table:table-cell office:value-type="float" office:value="592165" calcext:value-type="float">
            <text:p>592165</text:p>
          </table:table-cell>
          <table:table-cell office:value-type="string" calcext:value-type="string">
            <text:p>변태or뵨태</text:p>
          </table:table-cell>
          <table:table-cell office:value-type="string" calcext:value-type="string">
            <text:p>2017/07/06 17:55</text:p>
          </table:table-cell>
          <table:table-cell office:value-type="string" calcext:value-type="string">
            <text:p>문화재 '복원' 해드립니다</text:p>
          </table:table-cell>
          <table:table-cell office:value-type="float" office:value="58" calcext:value-type="float">
            <text:p>58</text:p>
          </table:table-cell>
          <table:table-cell office:value-type="float" office:value="20929" calcext:value-type="float">
            <text:p>2092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ttp://www.todayhumor.co.kr/board/view.php?table=bestofbest&amp;no=348380</text:p>
          </table:table-cell>
          <table:table-cell office:value-type="string" calcext:value-type="string">
            <text:p>http://www.todayhumor.co.kr/board/list.php?kind=member&amp;mn=5921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81" calcext:value-type="float">
            <text:p>348381</text:p>
          </table:table-cell>
          <table:table-cell office:value-type="float" office:value="307330" calcext:value-type="float">
            <text:p>307330</text:p>
          </table:table-cell>
          <table:table-cell office:value-type="string" calcext:value-type="string">
            <text:p>길가다꽁해쏘</text:p>
          </table:table-cell>
          <table:table-cell office:value-type="string" calcext:value-type="string">
            <text:p>2017/07/06 17:55</text:p>
          </table:table-cell>
          <table:table-cell office:value-type="string" calcext:value-type="string">
            <text:p>궁물당 복당파+내부총질러가 추대표 까는 이유 (개인적인 고찰)</text:p>
          </table:table-cell>
          <table:table-cell office:value-type="float" office:value="16" calcext:value-type="float">
            <text:p>16</text:p>
          </table:table-cell>
          <table:table-cell office:value-type="float" office:value="8532" calcext:value-type="float">
            <text:p>853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ttp://www.todayhumor.co.kr/board/view.php?table=bestofbest&amp;no=348381</text:p>
          </table:table-cell>
          <table:table-cell office:value-type="string" calcext:value-type="string">
            <text:p>http://www.todayhumor.co.kr/board/list.php?kind=member&amp;mn=30733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tion</text:p>
          </table:table-cell>
          <table:table-cell office:value-type="float" office:value="348382" calcext:value-type="float">
            <text:p>348382</text:p>
          </table:table-cell>
          <table:table-cell office:value-type="float" office:value="226108" calcext:value-type="float">
            <text:p>226108</text:p>
          </table:table-cell>
          <table:table-cell office:value-type="string" calcext:value-type="string">
            <text:p>페로페라</text:p>
          </table:table-cell>
          <table:table-cell office:value-type="string" calcext:value-type="string">
            <text:p>2017/07/06 17:57</text:p>
          </table:table-cell>
          <table:table-cell office:value-type="string" calcext:value-type="string">
            <text:p>너의 이름은 더빙 예고편 안타깝네요.</text:p>
          </table:table-cell>
          <table:table-cell office:value-type="float" office:value="37" calcext:value-type="float">
            <text:p>37</text:p>
          </table:table-cell>
          <table:table-cell office:value-type="float" office:value="11013" calcext:value-type="float">
            <text:p>110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://www.todayhumor.co.kr/board/view.php?table=bestofbest&amp;no=348382</text:p>
          </table:table-cell>
          <table:table-cell office:value-type="string" calcext:value-type="string">
            <text:p>http://www.todayhumor.co.kr/board/list.php?kind=member&amp;mn=22610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83" calcext:value-type="float">
            <text:p>348383</text:p>
          </table:table-cell>
          <table:table-cell office:value-type="float" office:value="733267" calcext:value-type="float">
            <text:p>733267</text:p>
          </table:table-cell>
          <table:table-cell office:value-type="string" calcext:value-type="string">
            <text:p>whenidream</text:p>
          </table:table-cell>
          <table:table-cell office:value-type="string" calcext:value-type="string">
            <text:p>2017/07/06 17:59</text:p>
          </table:table-cell>
          <table:table-cell office:value-type="string" calcext:value-type="string">
            <text:p>국당이 더민주에 무혈입성 하면 다음 대선은 정동영 시즌2다.</text:p>
          </table:table-cell>
          <table:table-cell office:value-type="float" office:value="25" calcext:value-type="float">
            <text:p>25</text:p>
          </table:table-cell>
          <table:table-cell office:value-type="float" office:value="7974" calcext:value-type="float">
            <text:p>797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http://www.todayhumor.co.kr/board/view.php?table=bestofbest&amp;no=348383</text:p>
          </table:table-cell>
          <table:table-cell office:value-type="string" calcext:value-type="string">
            <text:p>http://www.todayhumor.co.kr/board/list.php?kind=member&amp;mn=73326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84" calcext:value-type="float">
            <text:p>348384</text:p>
          </table:table-cell>
          <table:table-cell office:value-type="float" office:value="105222" calcext:value-type="float">
            <text:p>105222</text:p>
          </table:table-cell>
          <table:table-cell office:value-type="string" calcext:value-type="string">
            <text:p>TV속빗물</text:p>
          </table:table-cell>
          <table:table-cell office:value-type="string" calcext:value-type="string">
            <text:p>2017/07/06 18:00</text:p>
          </table:table-cell>
          <table:table-cell office:value-type="string" calcext:value-type="string">
            <text:p>추댚도 이니만큼 하고싶은거 다해!!</text:p>
          </table:table-cell>
          <table:table-cell office:value-type="float" office:value="10" calcext:value-type="float">
            <text:p>10</text:p>
          </table:table-cell>
          <table:table-cell office:value-type="float" office:value="7270" calcext:value-type="float">
            <text:p>727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ttp://www.todayhumor.co.kr/board/view.php?table=bestofbest&amp;no=348384</text:p>
          </table:table-cell>
          <table:table-cell office:value-type="string" calcext:value-type="string">
            <text:p>http://www.todayhumor.co.kr/board/list.php?kind=member&amp;mn=10522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wedlock</text:p>
          </table:table-cell>
          <table:table-cell office:value-type="float" office:value="348385" calcext:value-type="float">
            <text:p>348385</text:p>
          </table:table-cell>
          <table:table-cell office:value-type="float" office:value="297280" calcext:value-type="float">
            <text:p>297280</text:p>
          </table:table-cell>
          <table:table-cell office:value-type="string" calcext:value-type="string">
            <text:p>없대연봉</text:p>
          </table:table-cell>
          <table:table-cell office:value-type="string" calcext:value-type="string">
            <text:p>2017/07/06 18:07</text:p>
          </table:table-cell>
          <table:table-cell office:value-type="string" calcext:value-type="string">
            <text:p>와이프 출장가면</text:p>
          </table:table-cell>
          <table:table-cell office:value-type="float" office:value="23" calcext:value-type="float">
            <text:p>23</text:p>
          </table:table-cell>
          <table:table-cell office:value-type="float" office:value="20308" calcext:value-type="float">
            <text:p>2030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ttp://www.todayhumor.co.kr/board/view.php?table=bestofbest&amp;no=348385</text:p>
          </table:table-cell>
          <table:table-cell office:value-type="string" calcext:value-type="string">
            <text:p>http://www.todayhumor.co.kr/board/list.php?kind=member&amp;mn=29728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86" calcext:value-type="float">
            <text:p>348386</text:p>
          </table:table-cell>
          <table:table-cell office:value-type="float" office:value="754954" calcext:value-type="float">
            <text:p>754954</text:p>
          </table:table-cell>
          <table:table-cell office:value-type="string" calcext:value-type="string">
            <text:p>변방의오유</text:p>
          </table:table-cell>
          <table:table-cell office:value-type="string" calcext:value-type="string">
            <text:p>2017/07/06 18:07</text:p>
          </table:table-cell>
          <table:table-cell office:value-type="string" calcext:value-type="string">
            <text:p>??? 국민의당 김동철 "추미애, 진작 정치권 떠났어야..정계은퇴 촉구"</text:p>
          </table:table-cell>
          <table:table-cell office:value-type="float" office:value="35" calcext:value-type="float">
            <text:p>35</text:p>
          </table:table-cell>
          <table:table-cell office:value-type="float" office:value="8964" calcext:value-type="float">
            <text:p>896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ttp://www.todayhumor.co.kr/board/view.php?table=bestofbest&amp;no=348386</text:p>
          </table:table-cell>
          <table:table-cell office:value-type="string" calcext:value-type="string">
            <text:p>http://www.todayhumor.co.kr/board/list.php?kind=member&amp;mn=7549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387" calcext:value-type="float">
            <text:p>348387</text:p>
          </table:table-cell>
          <table:table-cell office:value-type="float" office:value="433917" calcext:value-type="float">
            <text:p>433917</text:p>
          </table:table-cell>
          <table:table-cell office:value-type="string" calcext:value-type="string">
            <text:p>좋은연인</text:p>
          </table:table-cell>
          <table:table-cell office:value-type="string" calcext:value-type="string">
            <text:p>2017/07/06 18:09</text:p>
          </table:table-cell>
          <table:table-cell office:value-type="string" calcext:value-type="string">
            <text:p>김영철, 文대통령 전용기 타고 간 독일서 '따르릉' 열창</text:p>
          </table:table-cell>
          <table:table-cell office:value-type="float" office:value="41" calcext:value-type="float">
            <text:p>41</text:p>
          </table:table-cell>
          <table:table-cell office:value-type="float" office:value="28045" calcext:value-type="float">
            <text:p>2804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ttp://www.todayhumor.co.kr/board/view.php?table=bestofbest&amp;no=348387</text:p>
          </table:table-cell>
          <table:table-cell office:value-type="string" calcext:value-type="string">
            <text:p>http://www.todayhumor.co.kr/board/list.php?kind=member&amp;mn=43391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gametalk</text:p>
          </table:table-cell>
          <table:table-cell office:value-type="float" office:value="348388" calcext:value-type="float">
            <text:p>348388</text:p>
          </table:table-cell>
          <table:table-cell office:value-type="float" office:value="237999" calcext:value-type="float">
            <text:p>237999</text:p>
          </table:table-cell>
          <table:table-cell office:value-type="string" calcext:value-type="string">
            <text:p>피그남작</text:p>
          </table:table-cell>
          <table:table-cell office:value-type="string" calcext:value-type="string">
            <text:p>2017/07/06 18:13</text:p>
          </table:table-cell>
          <table:table-cell office:value-type="string" calcext:value-type="string">
            <text:p>GTA5 땜시 베오베간썰.</text:p>
          </table:table-cell>
          <table:table-cell office:value-type="float" office:value="12" calcext:value-type="float">
            <text:p>12</text:p>
          </table:table-cell>
          <table:table-cell office:value-type="float" office:value="13742" calcext:value-type="float">
            <text:p>1374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ttp://www.todayhumor.co.kr/board/view.php?table=bestofbest&amp;no=348388</text:p>
          </table:table-cell>
          <table:table-cell office:value-type="string" calcext:value-type="string">
            <text:p>http://www.todayhumor.co.kr/board/list.php?kind=member&amp;mn=23799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ociety</text:p>
          </table:table-cell>
          <table:table-cell office:value-type="float" office:value="348389" calcext:value-type="float">
            <text:p>348389</text:p>
          </table:table-cell>
          <table:table-cell office:value-type="float" office:value="56699" calcext:value-type="float">
            <text:p>56699</text:p>
          </table:table-cell>
          <table:table-cell office:value-type="string" calcext:value-type="string">
            <text:p>초거성</text:p>
          </table:table-cell>
          <table:table-cell office:value-type="string" calcext:value-type="string">
            <text:p>2017/07/06 18:14</text:p>
          </table:table-cell>
          <table:table-cell office:value-type="string" calcext:value-type="string">
            <text:p>영업? 열심히만 한다고 잘 되는건가?</text:p>
          </table:table-cell>
          <table:table-cell office:value-type="float" office:value="7" calcext:value-type="float">
            <text:p>7</text:p>
          </table:table-cell>
          <table:table-cell office:value-type="float" office:value="6273" calcext:value-type="float">
            <text:p>62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ttp://www.todayhumor.co.kr/board/view.php?table=bestofbest&amp;no=348389</text:p>
          </table:table-cell>
          <table:table-cell office:value-type="string" calcext:value-type="string">
            <text:p>http://www.todayhumor.co.kr/board/list.php?kind=member&amp;mn=5669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tion</text:p>
          </table:table-cell>
          <table:table-cell office:value-type="float" office:value="348390" calcext:value-type="float">
            <text:p>348390</text:p>
          </table:table-cell>
          <table:table-cell office:value-type="float" office:value="442575" calcext:value-type="float">
            <text:p>442575</text:p>
          </table:table-cell>
          <table:table-cell office:value-type="string" calcext:value-type="string">
            <text:p>小石</text:p>
          </table:table-cell>
          <table:table-cell office:value-type="string" calcext:value-type="string">
            <text:p>2017/07/06 18:18</text:p>
          </table:table-cell>
          <table:table-cell office:value-type="string" calcext:value-type="string">
            <text:p>흔한 일본애니 원작 영화 촬영장면.gif</text:p>
          </table:table-cell>
          <table:table-cell office:value-type="float" office:value="60" calcext:value-type="float">
            <text:p>60</text:p>
          </table:table-cell>
          <table:table-cell office:value-type="float" office:value="24324" calcext:value-type="float">
            <text:p>243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://www.todayhumor.co.kr/board/view.php?table=bestofbest&amp;no=348390</text:p>
          </table:table-cell>
          <table:table-cell office:value-type="string" calcext:value-type="string">
            <text:p>http://www.todayhumor.co.kr/board/list.php?kind=member&amp;mn=44257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91" calcext:value-type="float">
            <text:p>348391</text:p>
          </table:table-cell>
          <table:table-cell office:value-type="float" office:value="502031" calcext:value-type="float">
            <text:p>502031</text:p>
          </table:table-cell>
          <table:table-cell office:value-type="string" calcext:value-type="string">
            <text:p>수다쟁이아짐</text:p>
          </table:table-cell>
          <table:table-cell office:value-type="string" calcext:value-type="string">
            <text:p>2017/07/06 18:21</text:p>
          </table:table-cell>
          <table:table-cell office:value-type="string" calcext:value-type="string">
            <text:p>역.대.급 교회 신학대학원 오빠..</text:p>
          </table:table-cell>
          <table:table-cell office:value-type="float" office:value="107" calcext:value-type="float">
            <text:p>107</text:p>
          </table:table-cell>
          <table:table-cell office:value-type="float" office:value="45690" calcext:value-type="float">
            <text:p>4569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ttp://www.todayhumor.co.kr/board/view.php?table=bestofbest&amp;no=348391</text:p>
          </table:table-cell>
          <table:table-cell office:value-type="string" calcext:value-type="string">
            <text:p>http://www.todayhumor.co.kr/board/list.php?kind=member&amp;mn=50203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92" calcext:value-type="float">
            <text:p>348392</text:p>
          </table:table-cell>
          <table:table-cell office:value-type="float" office:value="452503" calcext:value-type="float">
            <text:p>452503</text:p>
          </table:table-cell>
          <table:table-cell office:value-type="string" calcext:value-type="string">
            <text:p>봄의천국</text:p>
          </table:table-cell>
          <table:table-cell office:value-type="string" calcext:value-type="string">
            <text:p>2017/07/06 18:33</text:p>
          </table:table-cell>
          <table:table-cell office:value-type="string" calcext:value-type="string">
            <text:p>이니하고 싶은대로 하랬지. 우상호야 당원들이 니맘대로 하라곤 안했다</text:p>
          </table:table-cell>
          <table:table-cell office:value-type="float" office:value="20" calcext:value-type="float">
            <text:p>20</text:p>
          </table:table-cell>
          <table:table-cell office:value-type="float" office:value="6049" calcext:value-type="float">
            <text:p>604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http://www.todayhumor.co.kr/board/view.php?table=bestofbest&amp;no=348392</text:p>
          </table:table-cell>
          <table:table-cell office:value-type="string" calcext:value-type="string">
            <text:p>http://www.todayhumor.co.kr/board/list.php?kind=member&amp;mn=45250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93" calcext:value-type="float">
            <text:p>348393</text:p>
          </table:table-cell>
          <table:table-cell office:value-type="float" office:value="715612" calcext:value-type="float">
            <text:p>715612</text:p>
          </table:table-cell>
          <table:table-cell office:value-type="string" calcext:value-type="string">
            <text:p>팩폭러</text:p>
          </table:table-cell>
          <table:table-cell office:value-type="string" calcext:value-type="string">
            <text:p>2017/07/06 18:35</text:p>
          </table:table-cell>
          <table:table-cell office:value-type="string" calcext:value-type="string">
            <text:p>정의당은 탁현민한테 그만 엉기고 노회찬이나 제명하라!</text:p>
          </table:table-cell>
          <table:table-cell office:value-type="float" office:value="12" calcext:value-type="float">
            <text:p>12</text:p>
          </table:table-cell>
          <table:table-cell office:value-type="float" office:value="9666" calcext:value-type="float">
            <text:p>966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ttp://www.todayhumor.co.kr/board/view.php?table=bestofbest&amp;no=348393</text:p>
          </table:table-cell>
          <table:table-cell office:value-type="string" calcext:value-type="string">
            <text:p>http://www.todayhumor.co.kr/board/list.php?kind=member&amp;mn=71561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94" calcext:value-type="float">
            <text:p>348394</text:p>
          </table:table-cell>
          <table:table-cell office:value-type="float" office:value="390485" calcext:value-type="float">
            <text:p>390485</text:p>
          </table:table-cell>
          <table:table-cell office:value-type="string" calcext:value-type="string">
            <text:p>VKU</text:p>
          </table:table-cell>
          <table:table-cell office:value-type="string" calcext:value-type="string">
            <text:p>2017/07/06 18:35</text:p>
          </table:table-cell>
          <table:table-cell office:value-type="string" calcext:value-type="string">
            <text:p>부산 신고리원전 여론조사중입니다. 찬성이 54프로네요</text:p>
          </table:table-cell>
          <table:table-cell office:value-type="float" office:value="64" calcext:value-type="float">
            <text:p>64</text:p>
          </table:table-cell>
          <table:table-cell office:value-type="float" office:value="8414" calcext:value-type="float">
            <text:p>841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tp://www.todayhumor.co.kr/board/view.php?table=bestofbest&amp;no=348394</text:p>
          </table:table-cell>
          <table:table-cell office:value-type="string" calcext:value-type="string">
            <text:p>http://www.todayhumor.co.kr/board/list.php?kind=member&amp;mn=39048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95" calcext:value-type="float">
            <text:p>348395</text:p>
          </table:table-cell>
          <table:table-cell office:value-type="float" office:value="445657" calcext:value-type="float">
            <text:p>445657</text:p>
          </table:table-cell>
          <table:table-cell office:value-type="string" calcext:value-type="string">
            <text:p>달빛중독자</text:p>
          </table:table-cell>
          <table:table-cell office:value-type="string" calcext:value-type="string">
            <text:p>2017/07/06 18:36</text:p>
          </table:table-cell>
          <table:table-cell office:value-type="string" calcext:value-type="string">
            <text:p>최근 청와대 앞길 근황.jpg</text:p>
          </table:table-cell>
          <table:table-cell office:value-type="float" office:value="44" calcext:value-type="float">
            <text:p>44</text:p>
          </table:table-cell>
          <table:table-cell office:value-type="float" office:value="25073" calcext:value-type="float">
            <text:p>25073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ttp://www.todayhumor.co.kr/board/view.php?table=bestofbest&amp;no=348395</text:p>
          </table:table-cell>
          <table:table-cell office:value-type="string" calcext:value-type="string">
            <text:p>http://www.todayhumor.co.kr/board/list.php?kind=member&amp;mn=44565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96" calcext:value-type="float">
            <text:p>348396</text:p>
          </table:table-cell>
          <table:table-cell office:value-type="float" office:value="329133" calcext:value-type="float">
            <text:p>329133</text:p>
          </table:table-cell>
          <table:table-cell office:value-type="string" calcext:value-type="string">
            <text:p>으랏찻차</text:p>
          </table:table-cell>
          <table:table-cell office:value-type="string" calcext:value-type="string">
            <text:p>2017/07/06 18:41</text:p>
          </table:table-cell>
          <table:table-cell office:value-type="string" calcext:value-type="string">
            <text:p>혹시 아이 데려가주실 수 있는분 있나요..?ㅠ</text:p>
          </table:table-cell>
          <table:table-cell office:value-type="float" office:value="12" calcext:value-type="float">
            <text:p>12</text:p>
          </table:table-cell>
          <table:table-cell office:value-type="float" office:value="10320" calcext:value-type="float">
            <text:p>103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ttp://www.todayhumor.co.kr/board/view.php?table=bestofbest&amp;no=348396</text:p>
          </table:table-cell>
          <table:table-cell office:value-type="string" calcext:value-type="string">
            <text:p>http://www.todayhumor.co.kr/board/list.php?kind=member&amp;mn=32913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97" calcext:value-type="float">
            <text:p>348397</text:p>
          </table:table-cell>
          <table:table-cell office:value-type="float" office:value="152129" calcext:value-type="float">
            <text:p>152129</text:p>
          </table:table-cell>
          <table:table-cell office:value-type="string" calcext:value-type="string">
            <text:p>하빈다</text:p>
          </table:table-cell>
          <table:table-cell office:value-type="string" calcext:value-type="string">
            <text:p>2017/07/06 18:42</text:p>
          </table:table-cell>
          <table:table-cell office:value-type="string" calcext:value-type="string">
            <text:p>무고죄 레젼드</text:p>
          </table:table-cell>
          <table:table-cell office:value-type="float" office:value="22" calcext:value-type="float">
            <text:p>22</text:p>
          </table:table-cell>
          <table:table-cell office:value-type="float" office:value="45479" calcext:value-type="float">
            <text:p>4547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ttp://www.todayhumor.co.kr/board/view.php?table=bestofbest&amp;no=348397</text:p>
          </table:table-cell>
          <table:table-cell office:value-type="string" calcext:value-type="string">
            <text:p>http://www.todayhumor.co.kr/board/list.php?kind=member&amp;mn=15212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comics</text:p>
          </table:table-cell>
          <table:table-cell office:value-type="float" office:value="348398" calcext:value-type="float">
            <text:p>348398</text:p>
          </table:table-cell>
          <table:table-cell office:value-type="float" office:value="598654" calcext:value-type="float">
            <text:p>598654</text:p>
          </table:table-cell>
          <table:table-cell office:value-type="string" calcext:value-type="string">
            <text:p>배고프ㄷr</text:p>
          </table:table-cell>
          <table:table-cell office:value-type="string" calcext:value-type="string">
            <text:p>2017/07/06 18:43</text:p>
          </table:table-cell>
          <table:table-cell office:value-type="string" calcext:value-type="string">
            <text:p>헉 대박사건!! 모두 다같이 '곱게자란자식' 정주행합시다!!</text:p>
          </table:table-cell>
          <table:table-cell office:value-type="float" office:value="31" calcext:value-type="float">
            <text:p>31</text:p>
          </table:table-cell>
          <table:table-cell office:value-type="float" office:value="19317" calcext:value-type="float">
            <text:p>1931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ttp://www.todayhumor.co.kr/board/view.php?table=bestofbest&amp;no=348398</text:p>
          </table:table-cell>
          <table:table-cell office:value-type="string" calcext:value-type="string">
            <text:p>http://www.todayhumor.co.kr/board/list.php?kind=member&amp;mn=5986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99" calcext:value-type="float">
            <text:p>348399</text:p>
          </table:table-cell>
          <table:table-cell office:value-type="float" office:value="749387" calcext:value-type="float">
            <text:p>749387</text:p>
          </table:table-cell>
          <table:table-cell office:value-type="string" calcext:value-type="string">
            <text:p>압구정닭</text:p>
          </table:table-cell>
          <table:table-cell office:value-type="string" calcext:value-type="string">
            <text:p>2017/07/06 18:49</text:p>
          </table:table-cell>
          <table:table-cell office:value-type="string" calcext:value-type="string">
            <text:p>탁현민논란</text:p>
          </table:table-cell>
          <table:table-cell office:value-type="float" office:value="30" calcext:value-type="float">
            <text:p>30</text:p>
          </table:table-cell>
          <table:table-cell office:value-type="float" office:value="7942" calcext:value-type="float">
            <text:p>794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ttp://www.todayhumor.co.kr/board/view.php?table=bestofbest&amp;no=348399</text:p>
          </table:table-cell>
          <table:table-cell office:value-type="string" calcext:value-type="string">
            <text:p>http://www.todayhumor.co.kr/board/list.php?kind=member&amp;mn=74938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00" calcext:value-type="float">
            <text:p>348400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18:51</text:p>
          </table:table-cell>
          <table:table-cell office:value-type="string" calcext:value-type="string">
            <text:p>여자들이 싫어하는 선톡</text:p>
          </table:table-cell>
          <table:table-cell office:value-type="float" office:value="74" calcext:value-type="float">
            <text:p>74</text:p>
          </table:table-cell>
          <table:table-cell office:value-type="float" office:value="44558" calcext:value-type="float">
            <text:p>4455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ttp://www.todayhumor.co.kr/board/view.php?table=bestofbest&amp;no=348400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01" calcext:value-type="float">
            <text:p>348401</text:p>
          </table:table-cell>
          <table:table-cell office:value-type="float" office:value="745949" calcext:value-type="float">
            <text:p>745949</text:p>
          </table:table-cell>
          <table:table-cell office:value-type="string" calcext:value-type="string">
            <text:p>막머거써</text:p>
          </table:table-cell>
          <table:table-cell office:value-type="string" calcext:value-type="string">
            <text:p>2017/07/06 18:53</text:p>
          </table:table-cell>
          <table:table-cell office:value-type="string" calcext:value-type="string">
            <text:p>우상호 전원내대표는 탈당해서 국민의당으로 가세요</text:p>
          </table:table-cell>
          <table:table-cell office:value-type="float" office:value="62" calcext:value-type="float">
            <text:p>62</text:p>
          </table:table-cell>
          <table:table-cell office:value-type="float" office:value="10188" calcext:value-type="float">
            <text:p>1018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ttp://www.todayhumor.co.kr/board/view.php?table=bestofbest&amp;no=348401</text:p>
          </table:table-cell>
          <table:table-cell office:value-type="string" calcext:value-type="string">
            <text:p>http://www.todayhumor.co.kr/board/list.php?kind=member&amp;mn=74594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02" calcext:value-type="float">
            <text:p>348402</text:p>
          </table:table-cell>
          <table:table-cell office:value-type="float" office:value="754954" calcext:value-type="float">
            <text:p>754954</text:p>
          </table:table-cell>
          <table:table-cell office:value-type="string" calcext:value-type="string">
            <text:p>변방의오유</text:p>
          </table:table-cell>
          <table:table-cell office:value-type="string" calcext:value-type="string">
            <text:p>2017/07/06 18:54</text:p>
          </table:table-cell>
          <table:table-cell office:value-type="string" calcext:value-type="string">
            <text:p>기레기들이 추미애 잘못으로 몰아가고 있네요 </text:p>
          </table:table-cell>
          <table:table-cell office:value-type="float" office:value="36" calcext:value-type="float">
            <text:p>36</text:p>
          </table:table-cell>
          <table:table-cell office:value-type="float" office:value="8282" calcext:value-type="float">
            <text:p>828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ttp://www.todayhumor.co.kr/board/view.php?table=bestofbest&amp;no=348402</text:p>
          </table:table-cell>
          <table:table-cell office:value-type="string" calcext:value-type="string">
            <text:p>http://www.todayhumor.co.kr/board/list.php?kind=member&amp;mn=7549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03" calcext:value-type="float">
            <text:p>348403</text:p>
          </table:table-cell>
          <table:table-cell office:value-type="float" office:value="727582" calcext:value-type="float">
            <text:p>727582</text:p>
          </table:table-cell>
          <table:table-cell office:value-type="string" calcext:value-type="string">
            <text:p>통성명은.무슨</text:p>
          </table:table-cell>
          <table:table-cell office:value-type="string" calcext:value-type="string">
            <text:p>2017/07/06 18:56</text:p>
          </table:table-cell>
          <table:table-cell office:value-type="string" calcext:value-type="string">
            <text:p>국당 복귀하려는 이유: 지선 공천 장사 하려고?</text:p>
          </table:table-cell>
          <table:table-cell office:value-type="float" office:value="17" calcext:value-type="float">
            <text:p>17</text:p>
          </table:table-cell>
          <table:table-cell office:value-type="float" office:value="7653" calcext:value-type="float">
            <text:p>765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ttp://www.todayhumor.co.kr/board/view.php?table=bestofbest&amp;no=348403</text:p>
          </table:table-cell>
          <table:table-cell office:value-type="string" calcext:value-type="string">
            <text:p>http://www.todayhumor.co.kr/board/list.php?kind=member&amp;mn=72758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04" calcext:value-type="float">
            <text:p>348404</text:p>
          </table:table-cell>
          <table:table-cell office:value-type="float" office:value="723095" calcext:value-type="float">
            <text:p>723095</text:p>
          </table:table-cell>
          <table:table-cell office:value-type="string" calcext:value-type="string">
            <text:p>슈파슈퍼</text:p>
          </table:table-cell>
          <table:table-cell office:value-type="string" calcext:value-type="string">
            <text:p>2017/07/06 18:56</text:p>
          </table:table-cell>
          <table:table-cell office:value-type="string" calcext:value-type="string">
            <text:p>우원식 "秋 머리자르기 발언, 곤혹스러워"…난처함 표시</text:p>
          </table:table-cell>
          <table:table-cell office:value-type="float" office:value="41" calcext:value-type="float">
            <text:p>41</text:p>
          </table:table-cell>
          <table:table-cell office:value-type="float" office:value="12065" calcext:value-type="float">
            <text:p>1206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ttp://www.todayhumor.co.kr/board/view.php?table=bestofbest&amp;no=348404</text:p>
          </table:table-cell>
          <table:table-cell office:value-type="string" calcext:value-type="string">
            <text:p>http://www.todayhumor.co.kr/board/list.php?kind=member&amp;mn=7230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05" calcext:value-type="float">
            <text:p>348405</text:p>
          </table:table-cell>
          <table:table-cell office:value-type="float" office:value="425608" calcext:value-type="float">
            <text:p>425608</text:p>
          </table:table-cell>
          <table:table-cell office:value-type="string" calcext:value-type="string">
            <text:p>사닥호</text:p>
          </table:table-cell>
          <table:table-cell office:value-type="string" calcext:value-type="string">
            <text:p>2017/07/06 19:16</text:p>
          </table:table-cell>
          <table:table-cell office:value-type="string" calcext:value-type="string">
            <text:p>"삼성도 아니고 LG 출신이 장관을…" 어느 자유한국당 의원의 질문</text:p>
          </table:table-cell>
          <table:table-cell office:value-type="float" office:value="49" calcext:value-type="float">
            <text:p>49</text:p>
          </table:table-cell>
          <table:table-cell office:value-type="float" office:value="20123" calcext:value-type="float">
            <text:p>2012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ttp://www.todayhumor.co.kr/board/view.php?table=bestofbest&amp;no=348405</text:p>
          </table:table-cell>
          <table:table-cell office:value-type="string" calcext:value-type="string">
            <text:p>http://www.todayhumor.co.kr/board/list.php?kind=member&amp;mn=42560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deca</text:p>
          </table:table-cell>
          <table:table-cell office:value-type="float" office:value="348406" calcext:value-type="float">
            <text:p>348406</text:p>
          </table:table-cell>
          <table:table-cell office:value-type="float" office:value="752736" calcext:value-type="float">
            <text:p>752736</text:p>
          </table:table-cell>
          <table:table-cell office:value-type="string" calcext:value-type="string">
            <text:p>우주왕스타킹</text:p>
          </table:table-cell>
          <table:table-cell office:value-type="string" calcext:value-type="string">
            <text:p>2017/07/06 19:19</text:p>
          </table:table-cell>
          <table:table-cell office:value-type="string" calcext:value-type="string">
            <text:p>한창 카메라들고 멋모르고 설치던 시절 찍었던 사진 몇장..</text:p>
          </table:table-cell>
          <table:table-cell office:value-type="float" office:value="43" calcext:value-type="float">
            <text:p>43</text:p>
          </table:table-cell>
          <table:table-cell office:value-type="float" office:value="14187" calcext:value-type="float">
            <text:p>1418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todayhumor.co.kr/board/view.php?table=bestofbest&amp;no=348406</text:p>
          </table:table-cell>
          <table:table-cell office:value-type="string" calcext:value-type="string">
            <text:p>http://www.todayhumor.co.kr/board/list.php?kind=member&amp;mn=75273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07" calcext:value-type="float">
            <text:p>348407</text:p>
          </table:table-cell>
          <table:table-cell office:value-type="float" office:value="129297" calcext:value-type="float">
            <text:p>129297</text:p>
          </table:table-cell>
          <table:table-cell office:value-type="string" calcext:value-type="string">
            <text:p>당직사관</text:p>
          </table:table-cell>
          <table:table-cell office:value-type="string" calcext:value-type="string">
            <text:p>2017/07/06 19:20</text:p>
          </table:table-cell>
          <table:table-cell office:value-type="string" calcext:value-type="string">
            <text:p>크.....!! 취한다!!</text:p>
          </table:table-cell>
          <table:table-cell office:value-type="float" office:value="24" calcext:value-type="float">
            <text:p>24</text:p>
          </table:table-cell>
          <table:table-cell office:value-type="float" office:value="29092" calcext:value-type="float">
            <text:p>2909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ttp://www.todayhumor.co.kr/board/view.php?table=bestofbest&amp;no=348407</text:p>
          </table:table-cell>
          <table:table-cell office:value-type="string" calcext:value-type="string">
            <text:p>http://www.todayhumor.co.kr/board/list.php?kind=member&amp;mn=12929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08" calcext:value-type="float">
            <text:p>348408</text:p>
          </table:table-cell>
          <table:table-cell office:value-type="float" office:value="753367" calcext:value-type="float">
            <text:p>753367</text:p>
          </table:table-cell>
          <table:table-cell office:value-type="string" calcext:value-type="string">
            <text:p>alnaln</text:p>
          </table:table-cell>
          <table:table-cell office:value-type="string" calcext:value-type="string">
            <text:p>2017/07/06 19:33</text:p>
          </table:table-cell>
          <table:table-cell office:value-type="string" calcext:value-type="string">
            <text:p>아이들이 먹을걸로 싸울때 대처법.jpg</text:p>
          </table:table-cell>
          <table:table-cell office:value-type="float" office:value="63" calcext:value-type="float">
            <text:p>63</text:p>
          </table:table-cell>
          <table:table-cell office:value-type="float" office:value="32050" calcext:value-type="float">
            <text:p>3205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ttp://www.todayhumor.co.kr/board/view.php?table=bestofbest&amp;no=348408</text:p>
          </table:table-cell>
          <table:table-cell office:value-type="string" calcext:value-type="string">
            <text:p>http://www.todayhumor.co.kr/board/list.php?kind=member&amp;mn=75336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09" calcext:value-type="float">
            <text:p>348409</text:p>
          </table:table-cell>
          <table:table-cell office:value-type="float" office:value="745463" calcext:value-type="float">
            <text:p>745463</text:p>
          </table:table-cell>
          <table:table-cell office:value-type="string" calcext:value-type="string">
            <text:p>직업이설명충</text:p>
          </table:table-cell>
          <table:table-cell office:value-type="string" calcext:value-type="string">
            <text:p>2017/07/06 19:33</text:p>
          </table:table-cell>
          <table:table-cell office:value-type="string" calcext:value-type="string">
            <text:p>추미애 강경발언은 당 내부를 겨냥한 것이라 생각.</text:p>
          </table:table-cell>
          <table:table-cell office:value-type="float" office:value="27" calcext:value-type="float">
            <text:p>27</text:p>
          </table:table-cell>
          <table:table-cell office:value-type="float" office:value="9388" calcext:value-type="float">
            <text:p>938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ttp://www.todayhumor.co.kr/board/view.php?table=bestofbest&amp;no=348409</text:p>
          </table:table-cell>
          <table:table-cell office:value-type="string" calcext:value-type="string">
            <text:p>http://www.todayhumor.co.kr/board/list.php?kind=member&amp;mn=74546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410" calcext:value-type="float">
            <text:p>348410</text:p>
          </table:table-cell>
          <table:table-cell office:value-type="float" office:value="592165" calcext:value-type="float">
            <text:p>592165</text:p>
          </table:table-cell>
          <table:table-cell office:value-type="string" calcext:value-type="string">
            <text:p>변태or뵨태</text:p>
          </table:table-cell>
          <table:table-cell office:value-type="string" calcext:value-type="string">
            <text:p>2017/07/06 19:36</text:p>
          </table:table-cell>
          <table:table-cell office:value-type="string" calcext:value-type="string">
            <text:p>JTBC 또 도촬했다</text:p>
          </table:table-cell>
          <table:table-cell office:value-type="float" office:value="22" calcext:value-type="float">
            <text:p>22</text:p>
          </table:table-cell>
          <table:table-cell office:value-type="float" office:value="27302" calcext:value-type="float">
            <text:p>2730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todayhumor.co.kr/board/view.php?table=bestofbest&amp;no=348410</text:p>
          </table:table-cell>
          <table:table-cell office:value-type="string" calcext:value-type="string">
            <text:p>http://www.todayhumor.co.kr/board/list.php?kind=member&amp;mn=5921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411" calcext:value-type="float">
            <text:p>348411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19:36</text:p>
          </table:table-cell>
          <table:table-cell office:value-type="string" calcext:value-type="string">
            <text:p>원룸 장사꾼들 근황</text:p>
          </table:table-cell>
          <table:table-cell office:value-type="float" office:value="44" calcext:value-type="float">
            <text:p>44</text:p>
          </table:table-cell>
          <table:table-cell office:value-type="float" office:value="39339" calcext:value-type="float">
            <text:p>3933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ttp://www.todayhumor.co.kr/board/view.php?table=bestofbest&amp;no=348411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12" calcext:value-type="float">
            <text:p>348412</text:p>
          </table:table-cell>
          <table:table-cell office:value-type="float" office:value="592165" calcext:value-type="float">
            <text:p>592165</text:p>
          </table:table-cell>
          <table:table-cell office:value-type="string" calcext:value-type="string">
            <text:p>변태or뵨태</text:p>
          </table:table-cell>
          <table:table-cell office:value-type="string" calcext:value-type="string">
            <text:p>2017/07/06 19:42</text:p>
          </table:table-cell>
          <table:table-cell office:value-type="string" calcext:value-type="string">
            <text:p>싸우는 아가 펭귄들</text:p>
          </table:table-cell>
          <table:table-cell office:value-type="float" office:value="41" calcext:value-type="float">
            <text:p>41</text:p>
          </table:table-cell>
          <table:table-cell office:value-type="float" office:value="30403" calcext:value-type="float">
            <text:p>3040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tp://www.todayhumor.co.kr/board/view.php?table=bestofbest&amp;no=348412</text:p>
          </table:table-cell>
          <table:table-cell office:value-type="string" calcext:value-type="string">
            <text:p>http://www.todayhumor.co.kr/board/list.php?kind=member&amp;mn=5921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13" calcext:value-type="float">
            <text:p>348413</text:p>
          </table:table-cell>
          <table:table-cell office:value-type="float" office:value="361646" calcext:value-type="float">
            <text:p>361646</text:p>
          </table:table-cell>
          <table:table-cell office:value-type="string" calcext:value-type="string">
            <text:p>나는87학번</text:p>
          </table:table-cell>
          <table:table-cell office:value-type="string" calcext:value-type="string">
            <text:p>2017/07/06 19:46</text:p>
          </table:table-cell>
          <table:table-cell office:value-type="string" calcext:value-type="string">
            <text:p>우상호한테 <text:s/>메일보냈습니다</text:p>
          </table:table-cell>
          <table:table-cell office:value-type="float" office:value="10" calcext:value-type="float">
            <text:p>10</text:p>
          </table:table-cell>
          <table:table-cell office:value-type="float" office:value="7894" calcext:value-type="float">
            <text:p>789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ttp://www.todayhumor.co.kr/board/view.php?table=bestofbest&amp;no=348413</text:p>
          </table:table-cell>
          <table:table-cell office:value-type="string" calcext:value-type="string">
            <text:p>http://www.todayhumor.co.kr/board/list.php?kind=member&amp;mn=36164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414" calcext:value-type="float">
            <text:p>348414</text:p>
          </table:table-cell>
          <table:table-cell office:value-type="float" office:value="369961" calcext:value-type="float">
            <text:p>369961</text:p>
          </table:table-cell>
          <table:table-cell office:value-type="string" calcext:value-type="string">
            <text:p>주비재규</text:p>
          </table:table-cell>
          <table:table-cell office:value-type="string" calcext:value-type="string">
            <text:p>2017/07/06 19:49</text:p>
          </table:table-cell>
          <table:table-cell office:value-type="string" calcext:value-type="string">
            <text:p>아빠 왔다~~~!!</text:p>
          </table:table-cell>
          <table:table-cell office:value-type="float" office:value="22" calcext:value-type="float">
            <text:p>22</text:p>
          </table:table-cell>
          <table:table-cell office:value-type="float" office:value="10586" calcext:value-type="float">
            <text:p>1058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ttp://www.todayhumor.co.kr/board/view.php?table=bestofbest&amp;no=348414</text:p>
          </table:table-cell>
          <table:table-cell office:value-type="string" calcext:value-type="string">
            <text:p>http://www.todayhumor.co.kr/board/list.php?kind=member&amp;mn=36996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15" calcext:value-type="float">
            <text:p>348415</text:p>
          </table:table-cell>
          <table:table-cell office:value-type="float" office:value="671737" calcext:value-type="float">
            <text:p>671737</text:p>
          </table:table-cell>
          <table:table-cell office:value-type="string" calcext:value-type="string">
            <text:p>병진이세요</text:p>
          </table:table-cell>
          <table:table-cell office:value-type="string" calcext:value-type="string">
            <text:p>2017/07/06 19:54</text:p>
          </table:table-cell>
          <table:table-cell office:value-type="string" calcext:value-type="string">
            <text:p>우원식과 추미애 대표에게 문자행동 합시다.</text:p>
          </table:table-cell>
          <table:table-cell office:value-type="float" office:value="13" calcext:value-type="float">
            <text:p>13</text:p>
          </table:table-cell>
          <table:table-cell office:value-type="float" office:value="8344" calcext:value-type="float">
            <text:p>834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://www.todayhumor.co.kr/board/view.php?table=bestofbest&amp;no=348415</text:p>
          </table:table-cell>
          <table:table-cell office:value-type="string" calcext:value-type="string">
            <text:p>http://www.todayhumor.co.kr/board/list.php?kind=member&amp;mn=67173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16" calcext:value-type="float">
            <text:p>348416</text:p>
          </table:table-cell>
          <table:table-cell office:value-type="float" office:value="11173" calcext:value-type="float">
            <text:p>11173</text:p>
          </table:table-cell>
          <table:table-cell office:value-type="string" calcext:value-type="string">
            <text:p>다뎀벼</text:p>
          </table:table-cell>
          <table:table-cell office:value-type="string" calcext:value-type="string">
            <text:p>2017/07/06 19:56</text:p>
          </table:table-cell>
          <table:table-cell office:value-type="string" calcext:value-type="string">
            <text:p>문재인과 메르켈... 이 두 거인의 만남이란...</text:p>
          </table:table-cell>
          <table:table-cell office:value-type="float" office:value="5" calcext:value-type="float">
            <text:p>5</text:p>
          </table:table-cell>
          <table:table-cell office:value-type="float" office:value="12663" calcext:value-type="float">
            <text:p>1266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http://www.todayhumor.co.kr/board/view.php?table=bestofbest&amp;no=348416</text:p>
          </table:table-cell>
          <table:table-cell office:value-type="string" calcext:value-type="string">
            <text:p>http://www.todayhumor.co.kr/board/list.php?kind=member&amp;mn=1117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oda</text:p>
          </table:table-cell>
          <table:table-cell office:value-type="float" office:value="348417" calcext:value-type="float">
            <text:p>348417</text:p>
          </table:table-cell>
          <table:table-cell office:value-type="float" office:value="128253" calcext:value-type="float">
            <text:p>128253</text:p>
          </table:table-cell>
          <table:table-cell office:value-type="string" calcext:value-type="string">
            <text:p>고약한하르방</text:p>
          </table:table-cell>
          <table:table-cell office:value-type="string" calcext:value-type="string">
            <text:p>2017/07/06 19:56</text:p>
          </table:table-cell>
          <table:table-cell office:value-type="string" calcext:value-type="string">
            <text:p>빛공해 민원후기</text:p>
          </table:table-cell>
          <table:table-cell office:value-type="float" office:value="38" calcext:value-type="float">
            <text:p>38</text:p>
          </table:table-cell>
          <table:table-cell office:value-type="float" office:value="20013" calcext:value-type="float">
            <text:p>2001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http://www.todayhumor.co.kr/board/view.php?table=bestofbest&amp;no=348417</text:p>
          </table:table-cell>
          <table:table-cell office:value-type="string" calcext:value-type="string">
            <text:p>http://www.todayhumor.co.kr/board/list.php?kind=member&amp;mn=12825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18" calcext:value-type="float">
            <text:p>348418</text:p>
          </table:table-cell>
          <table:table-cell office:value-type="float" office:value="743395" calcext:value-type="float">
            <text:p>743395</text:p>
          </table:table-cell>
          <table:table-cell office:value-type="string" calcext:value-type="string">
            <text:p>원리원칙</text:p>
          </table:table-cell>
          <table:table-cell office:value-type="string" calcext:value-type="string">
            <text:p>2017/07/06 20:17</text:p>
          </table:table-cell>
          <table:table-cell office:value-type="string" calcext:value-type="string">
            <text:p>국민의당과 합치자는 (우상호) 게시판 상황</text:p>
          </table:table-cell>
          <table:table-cell office:value-type="float" office:value="62" calcext:value-type="float">
            <text:p>62</text:p>
          </table:table-cell>
          <table:table-cell office:value-type="float" office:value="17304" calcext:value-type="float">
            <text:p>1730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://www.todayhumor.co.kr/board/view.php?table=bestofbest&amp;no=348418</text:p>
          </table:table-cell>
          <table:table-cell office:value-type="string" calcext:value-type="string">
            <text:p>http://www.todayhumor.co.kr/board/list.php?kind=member&amp;mn=7433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19" calcext:value-type="float">
            <text:p>348419</text:p>
          </table:table-cell>
          <table:table-cell office:value-type="float" office:value="707725" calcext:value-type="float">
            <text:p>707725</text:p>
          </table:table-cell>
          <table:table-cell office:value-type="string" calcext:value-type="string">
            <text:p>범버동자</text:p>
          </table:table-cell>
          <table:table-cell office:value-type="string" calcext:value-type="string">
            <text:p>2017/07/06 20:19</text:p>
          </table:table-cell>
          <table:table-cell office:value-type="string" calcext:value-type="string">
            <text:p>추미애 “국민께 약속드린 정책, 실현될 때까지 당청 찰떡공조 해야”</text:p>
          </table:table-cell>
          <table:table-cell office:value-type="float" office:value="17" calcext:value-type="float">
            <text:p>17</text:p>
          </table:table-cell>
          <table:table-cell office:value-type="float" office:value="4935" calcext:value-type="float">
            <text:p>493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ttp://www.todayhumor.co.kr/board/view.php?table=bestofbest&amp;no=348419</text:p>
          </table:table-cell>
          <table:table-cell office:value-type="string" calcext:value-type="string">
            <text:p>http://www.todayhumor.co.kr/board/list.php?kind=member&amp;mn=70772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20" calcext:value-type="float">
            <text:p>348420</text:p>
          </table:table-cell>
          <table:table-cell office:value-type="float" office:value="58651" calcext:value-type="float">
            <text:p>58651</text:p>
          </table:table-cell>
          <table:table-cell office:value-type="string" calcext:value-type="string">
            <text:p>바람의이야기</text:p>
          </table:table-cell>
          <table:table-cell office:value-type="string" calcext:value-type="string">
            <text:p>2017/07/06 20:23</text:p>
          </table:table-cell>
          <table:table-cell office:value-type="string" calcext:value-type="string">
            <text:p>현직 판사의 '블랙리스트' 공개 청원... "배수진 치는 심정" (서명 </text:p>
          </table:table-cell>
          <table:table-cell office:value-type="float" office:value="12" calcext:value-type="float">
            <text:p>12</text:p>
          </table:table-cell>
          <table:table-cell office:value-type="float" office:value="7152" calcext:value-type="float">
            <text:p>715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ttp://www.todayhumor.co.kr/board/view.php?table=bestofbest&amp;no=348420</text:p>
          </table:table-cell>
          <table:table-cell office:value-type="string" calcext:value-type="string">
            <text:p>http://www.todayhumor.co.kr/board/list.php?kind=member&amp;mn=5865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21" calcext:value-type="float">
            <text:p>348421</text:p>
          </table:table-cell>
          <table:table-cell office:value-type="float" office:value="63095" calcext:value-type="float">
            <text:p>63095</text:p>
          </table:table-cell>
          <table:table-cell office:value-type="string" calcext:value-type="string">
            <text:p>눈물한스푼</text:p>
          </table:table-cell>
          <table:table-cell office:value-type="string" calcext:value-type="string">
            <text:p>2017/07/06 20:27</text:p>
          </table:table-cell>
          <table:table-cell office:value-type="string" calcext:value-type="string">
            <text:p>수돗물을 못 마시는 결정적인 이유</text:p>
          </table:table-cell>
          <table:table-cell office:value-type="float" office:value="57" calcext:value-type="float">
            <text:p>57</text:p>
          </table:table-cell>
          <table:table-cell office:value-type="float" office:value="40242" calcext:value-type="float">
            <text:p>4024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ttp://www.todayhumor.co.kr/board/view.php?table=bestofbest&amp;no=348421</text:p>
          </table:table-cell>
          <table:table-cell office:value-type="string" calcext:value-type="string">
            <text:p>http://www.todayhumor.co.kr/board/list.php?kind=member&amp;mn=630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22" calcext:value-type="float">
            <text:p>348422</text:p>
          </table:table-cell>
          <table:table-cell office:value-type="float" office:value="713199" calcext:value-type="float">
            <text:p>713199</text:p>
          </table:table-cell>
          <table:table-cell office:value-type="string" calcext:value-type="string">
            <text:p>구찌입니다</text:p>
          </table:table-cell>
          <table:table-cell office:value-type="string" calcext:value-type="string">
            <text:p>2017/07/06 20:29</text:p>
          </table:table-cell>
          <table:table-cell office:value-type="string" calcext:value-type="string">
            <text:p>마치 추미애가 잘못한것 마냥 ...쓰레기 언론들아</text:p>
          </table:table-cell>
          <table:table-cell office:value-type="float" office:value="11" calcext:value-type="float">
            <text:p>11</text:p>
          </table:table-cell>
          <table:table-cell office:value-type="float" office:value="7073" calcext:value-type="float">
            <text:p>707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ttp://www.todayhumor.co.kr/board/view.php?table=bestofbest&amp;no=348422</text:p>
          </table:table-cell>
          <table:table-cell office:value-type="string" calcext:value-type="string">
            <text:p>http://www.todayhumor.co.kr/board/list.php?kind=member&amp;mn=71319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elfshot</text:p>
          </table:table-cell>
          <table:table-cell office:value-type="float" office:value="348423" calcext:value-type="float">
            <text:p>348423</text:p>
          </table:table-cell>
          <table:table-cell office:value-type="float" office:value="614079" calcext:value-type="float">
            <text:p>614079</text:p>
          </table:table-cell>
          <table:table-cell office:value-type="string" calcext:value-type="string">
            <text:p>토실토실2</text:p>
          </table:table-cell>
          <table:table-cell office:value-type="string" calcext:value-type="string">
            <text:p>2017/07/06 20:45</text:p>
          </table:table-cell>
          <table:table-cell office:value-type="string" calcext:value-type="string">
            <text:p>시스루는 사랑입니다❤️</text:p>
          </table:table-cell>
          <table:table-cell office:value-type="float" office:value="97" calcext:value-type="float">
            <text:p>97</text:p>
          </table:table-cell>
          <table:table-cell office:value-type="float" office:value="32018" calcext:value-type="float">
            <text:p>3201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ttp://www.todayhumor.co.kr/board/view.php?table=bestofbest&amp;no=348423</text:p>
          </table:table-cell>
          <table:table-cell office:value-type="string" calcext:value-type="string">
            <text:p>http://www.todayhumor.co.kr/board/list.php?kind=member&amp;mn=61407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24" calcext:value-type="float">
            <text:p>348424</text:p>
          </table:table-cell>
          <table:table-cell office:value-type="float" office:value="144477" calcext:value-type="float">
            <text:p>144477</text:p>
          </table:table-cell>
          <table:table-cell office:value-type="string" calcext:value-type="string">
            <text:p>진하늘</text:p>
          </table:table-cell>
          <table:table-cell office:value-type="string" calcext:value-type="string">
            <text:p>2017/07/06 20:50</text:p>
          </table:table-cell>
          <table:table-cell office:value-type="string" calcext:value-type="string">
            <text:p>오늘 기분 안좋은 일 있었는데 명왕 덕질로 ....</text:p>
          </table:table-cell>
          <table:table-cell office:value-type="float" office:value="10" calcext:value-type="float">
            <text:p>10</text:p>
          </table:table-cell>
          <table:table-cell office:value-type="float" office:value="6879" calcext:value-type="float">
            <text:p>687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ttp://www.todayhumor.co.kr/board/view.php?table=bestofbest&amp;no=348424</text:p>
          </table:table-cell>
          <table:table-cell office:value-type="string" calcext:value-type="string">
            <text:p>http://www.todayhumor.co.kr/board/list.php?kind=member&amp;mn=14447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car</text:p>
          </table:table-cell>
          <table:table-cell office:value-type="float" office:value="348425" calcext:value-type="float">
            <text:p>348425</text:p>
          </table:table-cell>
          <table:table-cell office:value-type="float" office:value="261624" calcext:value-type="float">
            <text:p>261624</text:p>
          </table:table-cell>
          <table:table-cell office:value-type="string" calcext:value-type="string">
            <text:p>쉬룐</text:p>
          </table:table-cell>
          <table:table-cell office:value-type="string" calcext:value-type="string">
            <text:p>2017/07/06 20:50</text:p>
          </table:table-cell>
          <table:table-cell office:value-type="string" calcext:value-type="string">
            <text:p>위험한 차량 운전자</text:p>
          </table:table-cell>
          <table:table-cell office:value-type="float" office:value="131" calcext:value-type="float">
            <text:p>131</text:p>
          </table:table-cell>
          <table:table-cell office:value-type="float" office:value="29192" calcext:value-type="float">
            <text:p>2919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ttp://www.todayhumor.co.kr/board/view.php?table=bestofbest&amp;no=348425</text:p>
          </table:table-cell>
          <table:table-cell office:value-type="string" calcext:value-type="string">
            <text:p>http://www.todayhumor.co.kr/board/list.php?kind=member&amp;mn=26162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26" calcext:value-type="float">
            <text:p>348426</text:p>
          </table:table-cell>
          <table:table-cell office:value-type="float" office:value="750305" calcext:value-type="float">
            <text:p>750305</text:p>
          </table:table-cell>
          <table:table-cell office:value-type="string" calcext:value-type="string">
            <text:p>가로줄무늬</text:p>
          </table:table-cell>
          <table:table-cell office:value-type="string" calcext:value-type="string">
            <text:p>2017/07/06 20:50</text:p>
          </table:table-cell>
          <table:table-cell office:value-type="string" calcext:value-type="string">
            <text:p>추대표님 국민만 보고 가세요</text:p>
          </table:table-cell>
          <table:table-cell office:value-type="float" office:value="15" calcext:value-type="float">
            <text:p>15</text:p>
          </table:table-cell>
          <table:table-cell office:value-type="float" office:value="4553" calcext:value-type="float">
            <text:p>455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http://www.todayhumor.co.kr/board/view.php?table=bestofbest&amp;no=348426</text:p>
          </table:table-cell>
          <table:table-cell office:value-type="string" calcext:value-type="string">
            <text:p>http://www.todayhumor.co.kr/board/list.php?kind=member&amp;mn=75030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freeboard</text:p>
          </table:table-cell>
          <table:table-cell office:value-type="float" office:value="348427" calcext:value-type="float">
            <text:p>348427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음..난마귀</text:p>
          </table:table-cell>
          <table:table-cell office:value-type="string" calcext:value-type="string">
            <text:p>2017/07/06 20:52</text:p>
          </table:table-cell>
          <table:table-cell office:value-type="string" calcext:value-type="string">
            <text:p>사촌동생이랑 술먹고 오뎅사먹다가 황당한 ㅊㅈ랑 싸울뻔한 썰.txt</text:p>
          </table:table-cell>
          <table:table-cell office:value-type="float" office:value="30" calcext:value-type="float">
            <text:p>30</text:p>
          </table:table-cell>
          <table:table-cell office:value-type="float" office:value="15720" calcext:value-type="float">
            <text:p>1572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ttp://www.todayhumor.co.kr/board/view.php?table=bestofbest&amp;no=348427</text:p>
          </table:table-cell>
          <table:table-cell office:value-type="string" calcext:value-type="string">
            <text:p>http://www.todayhumor.co.kr/board/list.php?kind=member&amp;mn=288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love</text:p>
          </table:table-cell>
          <table:table-cell office:value-type="float" office:value="348428" calcext:value-type="float">
            <text:p>348428</text:p>
          </table:table-cell>
          <table:table-cell office:value-type="float" office:value="757092" calcext:value-type="float">
            <text:p>757092</text:p>
          </table:table-cell>
          <table:table-cell office:value-type="string" calcext:value-type="string">
            <text:p>플레이</text:p>
          </table:table-cell>
          <table:table-cell office:value-type="string" calcext:value-type="string">
            <text:p>2017/07/06 20:53</text:p>
          </table:table-cell>
          <table:table-cell office:value-type="string" calcext:value-type="string">
            <text:p>어제, 29년만에 첫 연애를 하게 된 남자사람입니다.</text:p>
          </table:table-cell>
          <table:table-cell office:value-type="float" office:value="80" calcext:value-type="float">
            <text:p>80</text:p>
          </table:table-cell>
          <table:table-cell office:value-type="float" office:value="14481" calcext:value-type="float">
            <text:p>1448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://www.todayhumor.co.kr/board/view.php?table=bestofbest&amp;no=348428</text:p>
          </table:table-cell>
          <table:table-cell office:value-type="string" calcext:value-type="string">
            <text:p>http://www.todayhumor.co.kr/board/list.php?kind=member&amp;mn=75709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429" calcext:value-type="float">
            <text:p>348429</text:p>
          </table:table-cell>
          <table:table-cell office:value-type="float" office:value="503375" calcext:value-type="float">
            <text:p>503375</text:p>
          </table:table-cell>
          <table:table-cell office:value-type="string" calcext:value-type="string">
            <text:p>돼지가꿀꿀꿀</text:p>
          </table:table-cell>
          <table:table-cell office:value-type="string" calcext:value-type="string">
            <text:p>2017/07/06 20:54</text:p>
          </table:table-cell>
          <table:table-cell office:value-type="string" calcext:value-type="string">
            <text:p>절도범들 때문에 내 고향이 망가지고 있다</text:p>
          </table:table-cell>
          <table:table-cell office:value-type="float" office:value="31" calcext:value-type="float">
            <text:p>31</text:p>
          </table:table-cell>
          <table:table-cell office:value-type="float" office:value="13900" calcext:value-type="float">
            <text:p>139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ttp://www.todayhumor.co.kr/board/view.php?table=bestofbest&amp;no=348429</text:p>
          </table:table-cell>
          <table:table-cell office:value-type="string" calcext:value-type="string">
            <text:p>http://www.todayhumor.co.kr/board/list.php?kind=member&amp;mn=50337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30" calcext:value-type="float">
            <text:p>348430</text:p>
          </table:table-cell>
          <table:table-cell office:value-type="float" office:value="731248" calcext:value-type="float">
            <text:p>731248</text:p>
          </table:table-cell>
          <table:table-cell office:value-type="string" calcext:value-type="string">
            <text:p>비밀요원</text:p>
          </table:table-cell>
          <table:table-cell office:value-type="string" calcext:value-type="string">
            <text:p>2017/07/06 20:54</text:p>
          </table:table-cell>
          <table:table-cell office:value-type="string" calcext:value-type="string">
            <text:p>광주시민인데요. 국당 받아주면 더민주당 지지 철회하겠습니다.</text:p>
          </table:table-cell>
          <table:table-cell office:value-type="float" office:value="50" calcext:value-type="float">
            <text:p>50</text:p>
          </table:table-cell>
          <table:table-cell office:value-type="float" office:value="9605" calcext:value-type="float">
            <text:p>960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ttp://www.todayhumor.co.kr/board/view.php?table=bestofbest&amp;no=348430</text:p>
          </table:table-cell>
          <table:table-cell office:value-type="string" calcext:value-type="string">
            <text:p>http://www.todayhumor.co.kr/board/list.php?kind=member&amp;mn=73124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31" calcext:value-type="float">
            <text:p>348431</text:p>
          </table:table-cell>
          <table:table-cell office:value-type="float" office:value="700284" calcext:value-type="float">
            <text:p>700284</text:p>
          </table:table-cell>
          <table:table-cell office:value-type="string" calcext:value-type="string">
            <text:p>이변연돌</text:p>
          </table:table-cell>
          <table:table-cell office:value-type="string" calcext:value-type="string">
            <text:p>2017/07/06 20:56</text:p>
          </table:table-cell>
          <table:table-cell office:value-type="string" calcext:value-type="string">
            <text:p>'국회 보이콧' 국민의당 홈피 '비난글'쇄도</text:p>
          </table:table-cell>
          <table:table-cell office:value-type="float" office:value="17" calcext:value-type="float">
            <text:p>17</text:p>
          </table:table-cell>
          <table:table-cell office:value-type="float" office:value="13486" calcext:value-type="float">
            <text:p>1348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ttp://www.todayhumor.co.kr/board/view.php?table=bestofbest&amp;no=348431</text:p>
          </table:table-cell>
          <table:table-cell office:value-type="string" calcext:value-type="string">
            <text:p>http://www.todayhumor.co.kr/board/list.php?kind=member&amp;mn=70028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32" calcext:value-type="float">
            <text:p>348432</text:p>
          </table:table-cell>
          <table:table-cell office:value-type="float" office:value="300659" calcext:value-type="float">
            <text:p>300659</text:p>
          </table:table-cell>
          <table:table-cell office:value-type="string" calcext:value-type="string">
            <text:p>Hyginus</text:p>
          </table:table-cell>
          <table:table-cell office:value-type="string" calcext:value-type="string">
            <text:p>2017/07/06 20:56</text:p>
          </table:table-cell>
          <table:table-cell office:value-type="string" calcext:value-type="string">
            <text:p>장마 전선.jpg</text:p>
          </table:table-cell>
          <table:table-cell office:value-type="float" office:value="63" calcext:value-type="float">
            <text:p>63</text:p>
          </table:table-cell>
          <table:table-cell office:value-type="float" office:value="40023" calcext:value-type="float">
            <text:p>400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ttp://www.todayhumor.co.kr/board/view.php?table=bestofbest&amp;no=348432</text:p>
          </table:table-cell>
          <table:table-cell office:value-type="string" calcext:value-type="string">
            <text:p>http://www.todayhumor.co.kr/board/list.php?kind=member&amp;mn=30065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ilitary</text:p>
          </table:table-cell>
          <table:table-cell office:value-type="float" office:value="348433" calcext:value-type="float">
            <text:p>348433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21:07</text:p>
          </table:table-cell>
          <table:table-cell office:value-type="string" calcext:value-type="string">
            <text:p>어느 웹툰 작가의 기나긴 기다림의 복수...</text:p>
          </table:table-cell>
          <table:table-cell office:value-type="float" office:value="19" calcext:value-type="float">
            <text:p>19</text:p>
          </table:table-cell>
          <table:table-cell office:value-type="float" office:value="22712" calcext:value-type="float">
            <text:p>2271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ttp://www.todayhumor.co.kr/board/view.php?table=bestofbest&amp;no=348433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34" calcext:value-type="float">
            <text:p>348434</text:p>
          </table:table-cell>
          <table:table-cell office:value-type="float" office:value="164414" calcext:value-type="float">
            <text:p>164414</text:p>
          </table:table-cell>
          <table:table-cell office:value-type="string" calcext:value-type="string">
            <text:p>이브라하브라</text:p>
          </table:table-cell>
          <table:table-cell office:value-type="string" calcext:value-type="string">
            <text:p>2017/07/06 21:08</text:p>
          </table:table-cell>
          <table:table-cell office:value-type="string" calcext:value-type="string">
            <text:p>고양이 그렸는데 0점받음</text:p>
          </table:table-cell>
          <table:table-cell office:value-type="float" office:value="36" calcext:value-type="float">
            <text:p>36</text:p>
          </table:table-cell>
          <table:table-cell office:value-type="float" office:value="30132" calcext:value-type="float">
            <text:p>3013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http://www.todayhumor.co.kr/board/view.php?table=bestofbest&amp;no=348434</text:p>
          </table:table-cell>
          <table:table-cell office:value-type="string" calcext:value-type="string">
            <text:p>http://www.todayhumor.co.kr/board/list.php?kind=member&amp;mn=16441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435" calcext:value-type="float">
            <text:p>348435</text:p>
          </table:table-cell>
          <table:table-cell office:value-type="float" office:value="63095" calcext:value-type="float">
            <text:p>63095</text:p>
          </table:table-cell>
          <table:table-cell office:value-type="string" calcext:value-type="string">
            <text:p>눈물한스푼</text:p>
          </table:table-cell>
          <table:table-cell office:value-type="string" calcext:value-type="string">
            <text:p>2017/07/06 21:09</text:p>
          </table:table-cell>
          <table:table-cell office:value-type="string" calcext:value-type="string">
            <text:p>변호사도 사람......</text:p>
          </table:table-cell>
          <table:table-cell office:value-type="float" office:value="34" calcext:value-type="float">
            <text:p>34</text:p>
          </table:table-cell>
          <table:table-cell office:value-type="float" office:value="27569" calcext:value-type="float">
            <text:p>2756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ttp://www.todayhumor.co.kr/board/view.php?table=bestofbest&amp;no=348435</text:p>
          </table:table-cell>
          <table:table-cell office:value-type="string" calcext:value-type="string">
            <text:p>http://www.todayhumor.co.kr/board/list.php?kind=member&amp;mn=630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36" calcext:value-type="float">
            <text:p>348436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21:10</text:p>
          </table:table-cell>
          <table:table-cell office:value-type="string" calcext:value-type="string">
            <text:p>전우용 역사학자 트윗, &lt;이런 주장을 믿으라는 건가요? 국민의당 여러분&gt;</text:p>
          </table:table-cell>
          <table:table-cell office:value-type="float" office:value="7" calcext:value-type="float">
            <text:p>7</text:p>
          </table:table-cell>
          <table:table-cell office:value-type="float" office:value="8406" calcext:value-type="float">
            <text:p>840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ttp://www.todayhumor.co.kr/board/view.php?table=bestofbest&amp;no=348436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37" calcext:value-type="float">
            <text:p>348437</text:p>
          </table:table-cell>
          <table:table-cell office:value-type="float" office:value="584193" calcext:value-type="float">
            <text:p>584193</text:p>
          </table:table-cell>
          <table:table-cell office:value-type="string" calcext:value-type="string">
            <text:p>행복한척하자</text:p>
          </table:table-cell>
          <table:table-cell office:value-type="string" calcext:value-type="string">
            <text:p>2017/07/06 21:11</text:p>
          </table:table-cell>
          <table:table-cell office:value-type="string" calcext:value-type="string">
            <text:p>내 평생에 대통령 많이 봤는데</text:p>
          </table:table-cell>
          <table:table-cell office:value-type="float" office:value="21" calcext:value-type="float">
            <text:p>21</text:p>
          </table:table-cell>
          <table:table-cell office:value-type="float" office:value="14349" calcext:value-type="float">
            <text:p>1434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http://www.todayhumor.co.kr/board/view.php?table=bestofbest&amp;no=348437</text:p>
          </table:table-cell>
          <table:table-cell office:value-type="string" calcext:value-type="string">
            <text:p>http://www.todayhumor.co.kr/board/list.php?kind=member&amp;mn=58419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38" calcext:value-type="float">
            <text:p>348438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21:20</text:p>
          </table:table-cell>
          <table:table-cell office:value-type="string" calcext:value-type="string">
            <text:p>박광온 의원 트윗, &lt;가해정당이 버럭 하는 것은 주객이 뒤바뀐 꼴입니다&gt;</text:p>
          </table:table-cell>
          <table:table-cell office:value-type="float" office:value="10" calcext:value-type="float">
            <text:p>10</text:p>
          </table:table-cell>
          <table:table-cell office:value-type="float" office:value="5266" calcext:value-type="float">
            <text:p>526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todayhumor.co.kr/board/view.php?table=bestofbest&amp;no=348438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39" calcext:value-type="float">
            <text:p>348439</text:p>
          </table:table-cell>
          <table:table-cell office:value-type="float" office:value="445171" calcext:value-type="float">
            <text:p>445171</text:p>
          </table:table-cell>
          <table:table-cell office:value-type="string" calcext:value-type="string">
            <text:p>먹다남은치즈</text:p>
          </table:table-cell>
          <table:table-cell office:value-type="string" calcext:value-type="string">
            <text:p>2017/07/06 21:26</text:p>
          </table:table-cell>
          <table:table-cell office:value-type="string" calcext:value-type="string">
            <text:p>말도안되는 트집에 일침ㅋㅋㅋㅋ</text:p>
          </table:table-cell>
          <table:table-cell office:value-type="float" office:value="19" calcext:value-type="float">
            <text:p>19</text:p>
          </table:table-cell>
          <table:table-cell office:value-type="float" office:value="33679" calcext:value-type="float">
            <text:p>3367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ttp://www.todayhumor.co.kr/board/view.php?table=bestofbest&amp;no=348439</text:p>
          </table:table-cell>
          <table:table-cell office:value-type="string" calcext:value-type="string">
            <text:p>http://www.todayhumor.co.kr/board/list.php?kind=member&amp;mn=44517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40" calcext:value-type="float">
            <text:p>348440</text:p>
          </table:table-cell>
          <table:table-cell office:value-type="float" office:value="753367" calcext:value-type="float">
            <text:p>753367</text:p>
          </table:table-cell>
          <table:table-cell office:value-type="string" calcext:value-type="string">
            <text:p>alnaln</text:p>
          </table:table-cell>
          <table:table-cell office:value-type="string" calcext:value-type="string">
            <text:p>2017/07/06 21:27</text:p>
          </table:table-cell>
          <table:table-cell office:value-type="string" calcext:value-type="string">
            <text:p>좀비게임을 할때 안 잡히는 방법.jpg</text:p>
          </table:table-cell>
          <table:table-cell office:value-type="float" office:value="28" calcext:value-type="float">
            <text:p>28</text:p>
          </table:table-cell>
          <table:table-cell office:value-type="float" office:value="37895" calcext:value-type="float">
            <text:p>3789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http://www.todayhumor.co.kr/board/view.php?table=bestofbest&amp;no=348440</text:p>
          </table:table-cell>
          <table:table-cell office:value-type="string" calcext:value-type="string">
            <text:p>http://www.todayhumor.co.kr/board/list.php?kind=member&amp;mn=75336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41" calcext:value-type="float">
            <text:p>348441</text:p>
          </table:table-cell>
          <table:table-cell office:value-type="float" office:value="485479" calcext:value-type="float">
            <text:p>485479</text:p>
          </table:table-cell>
          <table:table-cell office:value-type="string" calcext:value-type="string">
            <text:p>안다쏜</text:p>
          </table:table-cell>
          <table:table-cell office:value-type="string" calcext:value-type="string">
            <text:p>2017/07/06 21:39</text:p>
          </table:table-cell>
          <table:table-cell office:value-type="string" calcext:value-type="string">
            <text:p>김어준 뉴스 공장 부작용</text:p>
          </table:table-cell>
          <table:table-cell office:value-type="float" office:value="75" calcext:value-type="float">
            <text:p>75</text:p>
          </table:table-cell>
          <table:table-cell office:value-type="float" office:value="22643" calcext:value-type="float">
            <text:p>2264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ttp://www.todayhumor.co.kr/board/view.php?table=bestofbest&amp;no=348441</text:p>
          </table:table-cell>
          <table:table-cell office:value-type="string" calcext:value-type="string">
            <text:p>http://www.todayhumor.co.kr/board/list.php?kind=member&amp;mn=48547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42" calcext:value-type="float">
            <text:p>348442</text:p>
          </table:table-cell>
          <table:table-cell office:value-type="float" office:value="755005" calcext:value-type="float">
            <text:p>755005</text:p>
          </table:table-cell>
          <table:table-cell office:value-type="string" calcext:value-type="string">
            <text:p>anitya</text:p>
          </table:table-cell>
          <table:table-cell office:value-type="string" calcext:value-type="string">
            <text:p>2017/07/06 21:47</text:p>
          </table:table-cell>
          <table:table-cell office:value-type="string" calcext:value-type="string">
            <text:p>추대표의 강경발언을 지지합니다~!</text:p>
          </table:table-cell>
          <table:table-cell office:value-type="float" office:value="29" calcext:value-type="float">
            <text:p>29</text:p>
          </table:table-cell>
          <table:table-cell office:value-type="float" office:value="6391" calcext:value-type="float">
            <text:p>63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todayhumor.co.kr/board/view.php?table=bestofbest&amp;no=348442</text:p>
          </table:table-cell>
          <table:table-cell office:value-type="string" calcext:value-type="string">
            <text:p>http://www.todayhumor.co.kr/board/list.php?kind=member&amp;mn=75500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443" calcext:value-type="float">
            <text:p>348443</text:p>
          </table:table-cell>
          <table:table-cell office:value-type="float" office:value="608697" calcext:value-type="float">
            <text:p>608697</text:p>
          </table:table-cell>
          <table:table-cell office:value-type="string" calcext:value-type="string">
            <text:p>peacelove</text:p>
          </table:table-cell>
          <table:table-cell office:value-type="string" calcext:value-type="string">
            <text:p>2017/07/06 21:50</text:p>
          </table:table-cell>
          <table:table-cell office:value-type="string" calcext:value-type="string">
            <text:p>어제 이효리가 제주도서 결혼생활하는 이유 밝혀낸 윤종신.jpg</text:p>
          </table:table-cell>
          <table:table-cell office:value-type="float" office:value="27" calcext:value-type="float">
            <text:p>27</text:p>
          </table:table-cell>
          <table:table-cell office:value-type="float" office:value="41490" calcext:value-type="float">
            <text:p>4149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http://www.todayhumor.co.kr/board/view.php?table=bestofbest&amp;no=348443</text:p>
          </table:table-cell>
          <table:table-cell office:value-type="string" calcext:value-type="string">
            <text:p>http://www.todayhumor.co.kr/board/list.php?kind=member&amp;mn=60869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freeboard</text:p>
          </table:table-cell>
          <table:table-cell office:value-type="float" office:value="348444" calcext:value-type="float">
            <text:p>348444</text:p>
          </table:table-cell>
          <table:table-cell office:value-type="float" office:value="757150" calcext:value-type="float">
            <text:p>757150</text:p>
          </table:table-cell>
          <table:table-cell office:value-type="string" calcext:value-type="string">
            <text:p>탱구핑구</text:p>
          </table:table-cell>
          <table:table-cell office:value-type="string" calcext:value-type="string">
            <text:p>2017/07/06 21:51</text:p>
          </table:table-cell>
          <table:table-cell office:value-type="string" calcext:value-type="string">
            <text:p>중고나라나 번개장터에 이물건이 올라오면 제보 부탁드립니다.</text:p>
          </table:table-cell>
          <table:table-cell office:value-type="float" office:value="26" calcext:value-type="float">
            <text:p>26</text:p>
          </table:table-cell>
          <table:table-cell office:value-type="float" office:value="21093" calcext:value-type="float">
            <text:p>2109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ttp://www.todayhumor.co.kr/board/view.php?table=bestofbest&amp;no=348444</text:p>
          </table:table-cell>
          <table:table-cell office:value-type="string" calcext:value-type="string">
            <text:p>http://www.todayhumor.co.kr/board/list.php?kind=member&amp;mn=75715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45" calcext:value-type="float">
            <text:p>348445</text:p>
          </table:table-cell>
          <table:table-cell office:value-type="float" office:value="649267" calcext:value-type="float">
            <text:p>649267</text:p>
          </table:table-cell>
          <table:table-cell office:value-type="string" calcext:value-type="string">
            <text:p>coldman</text:p>
          </table:table-cell>
          <table:table-cell office:value-type="string" calcext:value-type="string">
            <text:p>2017/07/06 21:52</text:p>
          </table:table-cell>
          <table:table-cell office:value-type="string" calcext:value-type="string">
            <text:p>국당 복당요?? 하하하하</text:p>
          </table:table-cell>
          <table:table-cell office:value-type="float" office:value="16" calcext:value-type="float">
            <text:p>16</text:p>
          </table:table-cell>
          <table:table-cell office:value-type="float" office:value="9623" calcext:value-type="float">
            <text:p>962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ttp://www.todayhumor.co.kr/board/view.php?table=bestofbest&amp;no=348445</text:p>
          </table:table-cell>
          <table:table-cell office:value-type="string" calcext:value-type="string">
            <text:p>http://www.todayhumor.co.kr/board/list.php?kind=member&amp;mn=64926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47" calcext:value-type="float">
            <text:p>348447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21:57</text:p>
          </table:table-cell>
          <table:table-cell office:value-type="string" calcext:value-type="string">
            <text:p>김홍걸 위원장 트윗, &lt;국민의당 의원들이 주제파악을 못하고 있네요.&gt;</text:p>
          </table:table-cell>
          <table:table-cell office:value-type="float" office:value="17" calcext:value-type="float">
            <text:p>17</text:p>
          </table:table-cell>
          <table:table-cell office:value-type="float" office:value="8591" calcext:value-type="float">
            <text:p>859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ttp://www.todayhumor.co.kr/board/view.php?table=bestofbest&amp;no=348447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448" calcext:value-type="float">
            <text:p>348448</text:p>
          </table:table-cell>
          <table:table-cell office:value-type="float" office:value="757124" calcext:value-type="float">
            <text:p>757124</text:p>
          </table:table-cell>
          <table:table-cell office:value-type="string" calcext:value-type="string">
            <text:p>starhucks</text:p>
          </table:table-cell>
          <table:table-cell office:value-type="string" calcext:value-type="string">
            <text:p>2017/07/06 22:04</text:p>
          </table:table-cell>
          <table:table-cell office:value-type="string" calcext:value-type="string">
            <text:p>벽걸이 에어컨은 71만원, 설치비는 39만원?</text:p>
          </table:table-cell>
          <table:table-cell office:value-type="float" office:value="110" calcext:value-type="float">
            <text:p>110</text:p>
          </table:table-cell>
          <table:table-cell office:value-type="float" office:value="30658" calcext:value-type="float">
            <text:p>3065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http://www.todayhumor.co.kr/board/view.php?table=bestofbest&amp;no=348448</text:p>
          </table:table-cell>
          <table:table-cell office:value-type="string" calcext:value-type="string">
            <text:p>http://www.todayhumor.co.kr/board/list.php?kind=member&amp;mn=75712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49" calcext:value-type="float">
            <text:p>348449</text:p>
          </table:table-cell>
          <table:table-cell office:value-type="float" office:value="740020" calcext:value-type="float">
            <text:p>740020</text:p>
          </table:table-cell>
          <table:table-cell office:value-type="string" calcext:value-type="string">
            <text:p>라이너스담력</text:p>
          </table:table-cell>
          <table:table-cell office:value-type="string" calcext:value-type="string">
            <text:p>2017/07/06 22:05</text:p>
          </table:table-cell>
          <table:table-cell office:value-type="string" calcext:value-type="string">
            <text:p>문재인 대통령과 시진핑(시진핑 원래 잘 웃나요?)</text:p>
          </table:table-cell>
          <table:table-cell office:value-type="float" office:value="32" calcext:value-type="float">
            <text:p>32</text:p>
          </table:table-cell>
          <table:table-cell office:value-type="float" office:value="19254" calcext:value-type="float">
            <text:p>192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http://www.todayhumor.co.kr/board/view.php?table=bestofbest&amp;no=348449</text:p>
          </table:table-cell>
          <table:table-cell office:value-type="string" calcext:value-type="string">
            <text:p>http://www.todayhumor.co.kr/board/list.php?kind=member&amp;mn=74002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0" calcext:value-type="float">
            <text:p>348450</text:p>
          </table:table-cell>
          <table:table-cell office:value-type="float" office:value="716357" calcext:value-type="float">
            <text:p>716357</text:p>
          </table:table-cell>
          <table:table-cell office:value-type="string" calcext:value-type="string">
            <text:p>울트라샷</text:p>
          </table:table-cell>
          <table:table-cell office:value-type="string" calcext:value-type="string">
            <text:p>2017/07/06 22:06</text:p>
          </table:table-cell>
          <table:table-cell office:value-type="string" calcext:value-type="string">
            <text:p>문대통령 베를린연설중 (단한번도 연설문 보지않고 <text:s/>연설중이심)</text:p>
          </table:table-cell>
          <table:table-cell office:value-type="float" office:value="19" calcext:value-type="float">
            <text:p>19</text:p>
          </table:table-cell>
          <table:table-cell office:value-type="float" office:value="11292" calcext:value-type="float">
            <text:p>1129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todayhumor.co.kr/board/view.php?table=bestofbest&amp;no=348450</text:p>
          </table:table-cell>
          <table:table-cell office:value-type="string" calcext:value-type="string">
            <text:p>http://www.todayhumor.co.kr/board/list.php?kind=member&amp;mn=71635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1" calcext:value-type="float">
            <text:p>348451</text:p>
          </table:table-cell>
          <table:table-cell office:value-type="float" office:value="753603" calcext:value-type="float">
            <text:p>753603</text:p>
          </table:table-cell>
          <table:table-cell office:value-type="string" calcext:value-type="string">
            <text:p>깜장양말</text:p>
          </table:table-cell>
          <table:table-cell office:value-type="string" calcext:value-type="string">
            <text:p>2017/07/06 22:11</text:p>
          </table:table-cell>
          <table:table-cell office:value-type="string" calcext:value-type="string">
            <text:p>3철&gt;안경환&gt;조국&gt;추대표로 이어지는 측근 내치기</text:p>
          </table:table-cell>
          <table:table-cell office:value-type="float" office:value="8" calcext:value-type="float">
            <text:p>8</text:p>
          </table:table-cell>
          <table:table-cell office:value-type="float" office:value="9069" calcext:value-type="float">
            <text:p>906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http://www.todayhumor.co.kr/board/view.php?table=bestofbest&amp;no=348451</text:p>
          </table:table-cell>
          <table:table-cell office:value-type="string" calcext:value-type="string">
            <text:p>http://www.todayhumor.co.kr/board/list.php?kind=member&amp;mn=75360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2" calcext:value-type="float">
            <text:p>348452</text:p>
          </table:table-cell>
          <table:table-cell office:value-type="float" office:value="669436" calcext:value-type="float">
            <text:p>669436</text:p>
          </table:table-cell>
          <table:table-cell office:value-type="string" calcext:value-type="string">
            <text:p>루다날개</text:p>
          </table:table-cell>
          <table:table-cell office:value-type="string" calcext:value-type="string">
            <text:p>2017/07/06 22:12</text:p>
          </table:table-cell>
          <table:table-cell office:value-type="string" calcext:value-type="string">
            <text:p>[전문] 문재인 대통령 베를린 쾨르버 연설문 전문</text:p>
          </table:table-cell>
          <table:table-cell office:value-type="float" office:value="18" calcext:value-type="float">
            <text:p>18</text:p>
          </table:table-cell>
          <table:table-cell office:value-type="float" office:value="6932" calcext:value-type="float">
            <text:p>69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ttp://www.todayhumor.co.kr/board/view.php?table=bestofbest&amp;no=348452</text:p>
          </table:table-cell>
          <table:table-cell office:value-type="string" calcext:value-type="string">
            <text:p>http://www.todayhumor.co.kr/board/list.php?kind=member&amp;mn=66943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3" calcext:value-type="float">
            <text:p>348453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지식인의혜안</text:p>
          </table:table-cell>
          <table:table-cell office:value-type="string" calcext:value-type="string">
            <text:p>2017/07/06 22:23</text:p>
          </table:table-cell>
          <table:table-cell office:value-type="string" calcext:value-type="string">
            <text:p>합당하지말고 박주민 의원 같은분 40명 뽑으면 되쟈네요 </text:p>
          </table:table-cell>
          <table:table-cell office:value-type="float" office:value="18" calcext:value-type="float">
            <text:p>18</text:p>
          </table:table-cell>
          <table:table-cell office:value-type="float" office:value="7566" calcext:value-type="float">
            <text:p>756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http://www.todayhumor.co.kr/board/view.php?table=bestofbest&amp;no=348453</text:p>
          </table:table-cell>
          <table:table-cell office:value-type="string" calcext:value-type="string">
            <text:p>http://www.todayhumor.co.kr/board/list.php?kind=member&amp;mn=2612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454" calcext:value-type="float">
            <text:p>348454</text:p>
          </table:table-cell>
          <table:table-cell office:value-type="float" office:value="737728" calcext:value-type="float">
            <text:p>737728</text:p>
          </table:table-cell>
          <table:table-cell office:value-type="string" calcext:value-type="string">
            <text:p>쵸콜라</text:p>
          </table:table-cell>
          <table:table-cell office:value-type="string" calcext:value-type="string">
            <text:p>2017/07/06 22:31</text:p>
          </table:table-cell>
          <table:table-cell office:value-type="string" calcext:value-type="string">
            <text:p>생선캔 따는 소리.gif</text:p>
          </table:table-cell>
          <table:table-cell office:value-type="float" office:value="16" calcext:value-type="float">
            <text:p>16</text:p>
          </table:table-cell>
          <table:table-cell office:value-type="float" office:value="16128" calcext:value-type="float">
            <text:p>1612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ttp://www.todayhumor.co.kr/board/view.php?table=bestofbest&amp;no=348454</text:p>
          </table:table-cell>
          <table:table-cell office:value-type="string" calcext:value-type="string">
            <text:p>http://www.todayhumor.co.kr/board/list.php?kind=member&amp;mn=73772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5" calcext:value-type="float">
            <text:p>348455</text:p>
          </table:table-cell>
          <table:table-cell office:value-type="float" office:value="736674" calcext:value-type="float">
            <text:p>736674</text:p>
          </table:table-cell>
          <table:table-cell office:value-type="string" calcext:value-type="string">
            <text:p>인디존</text:p>
          </table:table-cell>
          <table:table-cell office:value-type="string" calcext:value-type="string">
            <text:p>2017/07/06 22:36</text:p>
          </table:table-cell>
          <table:table-cell office:value-type="string" calcext:value-type="string">
            <text:p>뉴스룸 드러운 짓거리는 매일 계속되네요.</text:p>
          </table:table-cell>
          <table:table-cell office:value-type="float" office:value="46" calcext:value-type="float">
            <text:p>46</text:p>
          </table:table-cell>
          <table:table-cell office:value-type="float" office:value="14567" calcext:value-type="float">
            <text:p>1456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ttp://www.todayhumor.co.kr/board/view.php?table=bestofbest&amp;no=348455</text:p>
          </table:table-cell>
          <table:table-cell office:value-type="string" calcext:value-type="string">
            <text:p>http://www.todayhumor.co.kr/board/list.php?kind=member&amp;mn=73667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456" calcext:value-type="float">
            <text:p>348456</text:p>
          </table:table-cell>
          <table:table-cell office:value-type="float" office:value="555371" calcext:value-type="float">
            <text:p>555371</text:p>
          </table:table-cell>
          <table:table-cell office:value-type="string" calcext:value-type="string">
            <text:p>스테인플러</text:p>
          </table:table-cell>
          <table:table-cell office:value-type="string" calcext:value-type="string">
            <text:p>2017/07/06 22:41</text:p>
          </table:table-cell>
          <table:table-cell office:value-type="string" calcext:value-type="string">
            <text:p>아이돌그룹 멤버가 성폭행</text:p>
          </table:table-cell>
          <table:table-cell office:value-type="float" office:value="47" calcext:value-type="float">
            <text:p>47</text:p>
          </table:table-cell>
          <table:table-cell office:value-type="float" office:value="51354" calcext:value-type="float">
            <text:p>5135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://www.todayhumor.co.kr/board/view.php?table=bestofbest&amp;no=348456</text:p>
          </table:table-cell>
          <table:table-cell office:value-type="string" calcext:value-type="string">
            <text:p>http://www.todayhumor.co.kr/board/list.php?kind=member&amp;mn=55537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8" calcext:value-type="float">
            <text:p>348458</text:p>
          </table:table-cell>
          <table:table-cell office:value-type="float" office:value="285187" calcext:value-type="float">
            <text:p>285187</text:p>
          </table:table-cell>
          <table:table-cell office:value-type="string" calcext:value-type="string">
            <text:p>골드마스크</text:p>
          </table:table-cell>
          <table:table-cell office:value-type="string" calcext:value-type="string">
            <text:p>2017/07/06 22:42</text:p>
          </table:table-cell>
          <table:table-cell office:value-type="string" calcext:value-type="string">
            <text:p>여러분. 아무래도 우리는 역사의 변곡점 위에 서 있는 듯 합니다..</text:p>
          </table:table-cell>
          <table:table-cell office:value-type="float" office:value="15" calcext:value-type="float">
            <text:p>15</text:p>
          </table:table-cell>
          <table:table-cell office:value-type="float" office:value="9038" calcext:value-type="float">
            <text:p>903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http://www.todayhumor.co.kr/board/view.php?table=bestofbest&amp;no=348458</text:p>
          </table:table-cell>
          <table:table-cell office:value-type="string" calcext:value-type="string">
            <text:p>http://www.todayhumor.co.kr/board/list.php?kind=member&amp;mn=28518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9" calcext:value-type="float">
            <text:p>348459</text:p>
          </table:table-cell>
          <table:table-cell office:value-type="float" office:value="485479" calcext:value-type="float">
            <text:p>485479</text:p>
          </table:table-cell>
          <table:table-cell office:value-type="string" calcext:value-type="string">
            <text:p>안다쏜</text:p>
          </table:table-cell>
          <table:table-cell office:value-type="string" calcext:value-type="string">
            <text:p>2017/07/06 22:47</text:p>
          </table:table-cell>
          <table:table-cell office:value-type="string" calcext:value-type="string">
            <text:p>아베와 명왕 그리고 503</text:p>
          </table:table-cell>
          <table:table-cell office:value-type="float" office:value="16" calcext:value-type="float">
            <text:p>16</text:p>
          </table:table-cell>
          <table:table-cell office:value-type="float" office:value="15844" calcext:value-type="float">
            <text:p>1584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ttp://www.todayhumor.co.kr/board/view.php?table=bestofbest&amp;no=348459</text:p>
          </table:table-cell>
          <table:table-cell office:value-type="string" calcext:value-type="string">
            <text:p>http://www.todayhumor.co.kr/board/list.php?kind=member&amp;mn=48547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460" calcext:value-type="float">
            <text:p>348460</text:p>
          </table:table-cell>
          <table:table-cell office:value-type="float" office:value="422820" calcext:value-type="float">
            <text:p>422820</text:p>
          </table:table-cell>
          <table:table-cell office:value-type="string" calcext:value-type="string">
            <text:p>나리나리뽕</text:p>
          </table:table-cell>
          <table:table-cell office:value-type="string" calcext:value-type="string">
            <text:p>2017/07/06 22:47</text:p>
          </table:table-cell>
          <table:table-cell office:value-type="string" calcext:value-type="string">
            <text:p>골든 리트리버 키워주실 분 계실까요?</text:p>
          </table:table-cell>
          <table:table-cell office:value-type="float" office:value="37" calcext:value-type="float">
            <text:p>37</text:p>
          </table:table-cell>
          <table:table-cell office:value-type="float" office:value="16030" calcext:value-type="float">
            <text:p>1603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ttp://www.todayhumor.co.kr/board/view.php?table=bestofbest&amp;no=348460</text:p>
          </table:table-cell>
          <table:table-cell office:value-type="string" calcext:value-type="string">
            <text:p>http://www.todayhumor.co.kr/board/list.php?kind=member&amp;mn=42282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1" calcext:value-type="float">
            <text:p>348461</text:p>
          </table:table-cell>
          <table:table-cell office:value-type="float" office:value="751517" calcext:value-type="float">
            <text:p>751517</text:p>
          </table:table-cell>
          <table:table-cell office:value-type="string" calcext:value-type="string">
            <text:p>곰징어</text:p>
          </table:table-cell>
          <table:table-cell office:value-type="string" calcext:value-type="string">
            <text:p>2017/07/06 22:48</text:p>
          </table:table-cell>
          <table:table-cell office:value-type="string" calcext:value-type="string">
            <text:p>민주당 내부 총질러들 정신 못차리고 있네요.</text:p>
          </table:table-cell>
          <table:table-cell office:value-type="float" office:value="17" calcext:value-type="float">
            <text:p>17</text:p>
          </table:table-cell>
          <table:table-cell office:value-type="float" office:value="9298" calcext:value-type="float">
            <text:p>92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ttp://www.todayhumor.co.kr/board/view.php?table=bestofbest&amp;no=348461</text:p>
          </table:table-cell>
          <table:table-cell office:value-type="string" calcext:value-type="string">
            <text:p>http://www.todayhumor.co.kr/board/list.php?kind=member&amp;mn=75151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2" calcext:value-type="float">
            <text:p>348462</text:p>
          </table:table-cell>
          <table:table-cell office:value-type="float" office:value="670876" calcext:value-type="float">
            <text:p>670876</text:p>
          </table:table-cell>
          <table:table-cell office:value-type="string" calcext:value-type="string">
            <text:p>어용누리꾼</text:p>
          </table:table-cell>
          <table:table-cell office:value-type="string" calcext:value-type="string">
            <text:p>2017/07/06 22:48</text:p>
          </table:table-cell>
          <table:table-cell office:value-type="string" calcext:value-type="string">
            <text:p>민주당쪽 아는사람한테 들은 얘기</text:p>
          </table:table-cell>
          <table:table-cell office:value-type="float" office:value="62" calcext:value-type="float">
            <text:p>62</text:p>
          </table:table-cell>
          <table:table-cell office:value-type="float" office:value="19069" calcext:value-type="float">
            <text:p>19069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http://www.todayhumor.co.kr/board/view.php?table=bestofbest&amp;no=348462</text:p>
          </table:table-cell>
          <table:table-cell office:value-type="string" calcext:value-type="string">
            <text:p>http://www.todayhumor.co.kr/board/list.php?kind=member&amp;mn=67087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3" calcext:value-type="float">
            <text:p>348463</text:p>
          </table:table-cell>
          <table:table-cell office:value-type="float" office:value="61964" calcext:value-type="float">
            <text:p>61964</text:p>
          </table:table-cell>
          <table:table-cell office:value-type="string" calcext:value-type="string">
            <text:p>붉은십자군</text:p>
          </table:table-cell>
          <table:table-cell office:value-type="string" calcext:value-type="string">
            <text:p>2017/07/06 22:54</text:p>
          </table:table-cell>
          <table:table-cell office:value-type="string" calcext:value-type="string">
            <text:p>[꾸준글] 남양주병 주광덕 판결문 불법유출</text:p>
          </table:table-cell>
          <table:table-cell office:value-type="float" office:value="19" calcext:value-type="float">
            <text:p>19</text:p>
          </table:table-cell>
          <table:table-cell office:value-type="float" office:value="5742" calcext:value-type="float">
            <text:p>574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ttp://www.todayhumor.co.kr/board/view.php?table=bestofbest&amp;no=348463</text:p>
          </table:table-cell>
          <table:table-cell office:value-type="string" calcext:value-type="string">
            <text:p>http://www.todayhumor.co.kr/board/list.php?kind=member&amp;mn=6196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4" calcext:value-type="float">
            <text:p>348464</text:p>
          </table:table-cell>
          <table:table-cell office:value-type="float" office:value="454173" calcext:value-type="float">
            <text:p>454173</text:p>
          </table:table-cell>
          <table:table-cell office:value-type="string" calcext:value-type="string">
            <text:p>shinejade</text:p>
          </table:table-cell>
          <table:table-cell office:value-type="string" calcext:value-type="string">
            <text:p>2017/07/06 22:57</text:p>
          </table:table-cell>
          <table:table-cell office:value-type="string" calcext:value-type="string">
            <text:p>??? : 우상호씨 잘하셨습니다 그대로 동조자 모이면</text:p>
          </table:table-cell>
          <table:table-cell office:value-type="float" office:value="11" calcext:value-type="float">
            <text:p>11</text:p>
          </table:table-cell>
          <table:table-cell office:value-type="float" office:value="11691" calcext:value-type="float">
            <text:p>1169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ttp://www.todayhumor.co.kr/board/view.php?table=bestofbest&amp;no=348464</text:p>
          </table:table-cell>
          <table:table-cell office:value-type="string" calcext:value-type="string">
            <text:p>http://www.todayhumor.co.kr/board/list.php?kind=member&amp;mn=45417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5" calcext:value-type="float">
            <text:p>348465</text:p>
          </table:table-cell>
          <table:table-cell office:value-type="float" office:value="624366" calcext:value-type="float">
            <text:p>624366</text:p>
          </table:table-cell>
          <table:table-cell office:value-type="string" calcext:value-type="string">
            <text:p>만약만약</text:p>
          </table:table-cell>
          <table:table-cell office:value-type="string" calcext:value-type="string">
            <text:p>2017/07/06 23:00</text:p>
          </table:table-cell>
          <table:table-cell office:value-type="string" calcext:value-type="string">
            <text:p>안철수 팩폭 카툰</text:p>
          </table:table-cell>
          <table:table-cell office:value-type="float" office:value="13" calcext:value-type="float">
            <text:p>13</text:p>
          </table:table-cell>
          <table:table-cell office:value-type="float" office:value="19147" calcext:value-type="float">
            <text:p>1914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ttp://www.todayhumor.co.kr/board/view.php?table=bestofbest&amp;no=348465</text:p>
          </table:table-cell>
          <table:table-cell office:value-type="string" calcext:value-type="string">
            <text:p>http://www.todayhumor.co.kr/board/list.php?kind=member&amp;mn=62436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love</text:p>
          </table:table-cell>
          <table:table-cell office:value-type="float" office:value="348466" calcext:value-type="float">
            <text:p>348466</text:p>
          </table:table-cell>
          <table:table-cell office:value-type="float" office:value="563940" calcext:value-type="float">
            <text:p>563940</text:p>
          </table:table-cell>
          <table:table-cell office:value-type="string" calcext:value-type="string">
            <text:p>ㅇㄷㅇㄷㅇㄷ</text:p>
          </table:table-cell>
          <table:table-cell office:value-type="string" calcext:value-type="string">
            <text:p>2017/07/06 23:02</text:p>
          </table:table-cell>
          <table:table-cell office:value-type="string" calcext:value-type="string">
            <text:p>착한남자가 짱임</text:p>
          </table:table-cell>
          <table:table-cell office:value-type="float" office:value="78" calcext:value-type="float">
            <text:p>78</text:p>
          </table:table-cell>
          <table:table-cell office:value-type="float" office:value="31172" calcext:value-type="float">
            <text:p>3117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ttp://www.todayhumor.co.kr/board/view.php?table=bestofbest&amp;no=348466</text:p>
          </table:table-cell>
          <table:table-cell office:value-type="string" calcext:value-type="string">
            <text:p>http://www.todayhumor.co.kr/board/list.php?kind=member&amp;mn=56394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7" calcext:value-type="float">
            <text:p>348467</text:p>
          </table:table-cell>
          <table:table-cell office:value-type="float" office:value="706216" calcext:value-type="float">
            <text:p>706216</text:p>
          </table:table-cell>
          <table:table-cell office:value-type="string" calcext:value-type="string">
            <text:p>TEHANU</text:p>
          </table:table-cell>
          <table:table-cell office:value-type="string" calcext:value-type="string">
            <text:p>2017/07/06 23:06</text:p>
          </table:table-cell>
          <table:table-cell office:value-type="string" calcext:value-type="string">
            <text:p>기레기들의 제목뽑기는 진짜 치가 떨립니다. </text:p>
          </table:table-cell>
          <table:table-cell office:value-type="float" office:value="23" calcext:value-type="float">
            <text:p>23</text:p>
          </table:table-cell>
          <table:table-cell office:value-type="float" office:value="12591" calcext:value-type="float">
            <text:p>1259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http://www.todayhumor.co.kr/board/view.php?table=bestofbest&amp;no=348467</text:p>
          </table:table-cell>
          <table:table-cell office:value-type="string" calcext:value-type="string">
            <text:p>http://www.todayhumor.co.kr/board/list.php?kind=member&amp;mn=70621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8" calcext:value-type="float">
            <text:p>348468</text:p>
          </table:table-cell>
          <table:table-cell office:value-type="float" office:value="429659" calcext:value-type="float">
            <text:p>429659</text:p>
          </table:table-cell>
          <table:table-cell office:value-type="string" calcext:value-type="string">
            <text:p>추태산발호미</text:p>
          </table:table-cell>
          <table:table-cell office:value-type="string" calcext:value-type="string">
            <text:p>2017/07/06 23:07</text:p>
          </table:table-cell>
          <table:table-cell office:value-type="string" calcext:value-type="string">
            <text:p><text:s/>국민을 바라보고 정치하라고 우상호 의원씨</text:p>
          </table:table-cell>
          <table:table-cell office:value-type="float" office:value="20" calcext:value-type="float">
            <text:p>20</text:p>
          </table:table-cell>
          <table:table-cell office:value-type="float" office:value="10436" calcext:value-type="float">
            <text:p>1043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todayhumor.co.kr/board/view.php?table=bestofbest&amp;no=348468</text:p>
          </table:table-cell>
          <table:table-cell office:value-type="string" calcext:value-type="string">
            <text:p>http://www.todayhumor.co.kr/board/list.php?kind=member&amp;mn=42965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469" calcext:value-type="float">
            <text:p>348469</text:p>
          </table:table-cell>
          <table:table-cell office:value-type="float" office:value="600139" calcext:value-type="float">
            <text:p>600139</text:p>
          </table:table-cell>
          <table:table-cell office:value-type="string" calcext:value-type="string">
            <text:p>分福茶釜</text:p>
          </table:table-cell>
          <table:table-cell office:value-type="string" calcext:value-type="string">
            <text:p>2017/07/06 23:16</text:p>
          </table:table-cell>
          <table:table-cell office:value-type="string" calcext:value-type="string">
            <text:p>“강아지 훈련사라고 속이고 가서 사람을 교육하는 거죠”</text:p>
          </table:table-cell>
          <table:table-cell office:value-type="float" office:value="32" calcext:value-type="float">
            <text:p>32</text:p>
          </table:table-cell>
          <table:table-cell office:value-type="float" office:value="18436" calcext:value-type="float">
            <text:p>184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ttp://www.todayhumor.co.kr/board/view.php?table=bestofbest&amp;no=348469</text:p>
          </table:table-cell>
          <table:table-cell office:value-type="string" calcext:value-type="string">
            <text:p>http://www.todayhumor.co.kr/board/list.php?kind=member&amp;mn=60013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70" calcext:value-type="float">
            <text:p>348470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23:17</text:p>
          </table:table-cell>
          <table:table-cell office:value-type="string" calcext:value-type="string">
            <text:p>변상욱 기자 트윗, <text:s/>&lt;한미정상회담 이후 이 뉴스가 더 의심받는건&gt;</text:p>
          </table:table-cell>
          <table:table-cell office:value-type="float" office:value="6" calcext:value-type="float">
            <text:p>6</text:p>
          </table:table-cell>
          <table:table-cell office:value-type="float" office:value="10487" calcext:value-type="float">
            <text:p>1048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http://www.todayhumor.co.kr/board/view.php?table=bestofbest&amp;no=348470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rt</text:p>
          </table:table-cell>
          <table:table-cell office:value-type="float" office:value="348471" calcext:value-type="float">
            <text:p>348471</text:p>
          </table:table-cell>
          <table:table-cell office:value-type="float" office:value="575043" calcext:value-type="float">
            <text:p>575043</text:p>
          </table:table-cell>
          <table:table-cell office:value-type="string" calcext:value-type="string">
            <text:p>살렘</text:p>
          </table:table-cell>
          <table:table-cell office:value-type="string" calcext:value-type="string">
            <text:p>2017/07/06 23:18</text:p>
          </table:table-cell>
          <table:table-cell office:value-type="string" calcext:value-type="string">
            <text:p>아랍(요르단) 친구 중 금손이 있어서 작품을 몇개 올려요~ </text:p>
          </table:table-cell>
          <table:table-cell office:value-type="float" office:value="32" calcext:value-type="float">
            <text:p>32</text:p>
          </table:table-cell>
          <table:table-cell office:value-type="float" office:value="18177" calcext:value-type="float">
            <text:p>1817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ttp://www.todayhumor.co.kr/board/view.php?table=bestofbest&amp;no=348471</text:p>
          </table:table-cell>
          <table:table-cell office:value-type="string" calcext:value-type="string">
            <text:p>http://www.todayhumor.co.kr/board/list.php?kind=member&amp;mn=57504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cook</text:p>
          </table:table-cell>
          <table:table-cell office:value-type="float" office:value="348472" calcext:value-type="float">
            <text:p>348472</text:p>
          </table:table-cell>
          <table:table-cell office:value-type="float" office:value="134868" calcext:value-type="float">
            <text:p>134868</text:p>
          </table:table-cell>
          <table:table-cell office:value-type="string" calcext:value-type="string">
            <text:p>GoldGuTo</text:p>
          </table:table-cell>
          <table:table-cell office:value-type="string" calcext:value-type="string">
            <text:p>2017/07/06 23:24</text:p>
          </table:table-cell>
          <table:table-cell office:value-type="string" calcext:value-type="string">
            <text:p>요즘 라면들 특징</text:p>
          </table:table-cell>
          <table:table-cell office:value-type="float" office:value="64" calcext:value-type="float">
            <text:p>64</text:p>
          </table:table-cell>
          <table:table-cell office:value-type="float" office:value="36471" calcext:value-type="float">
            <text:p>3647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ttp://www.todayhumor.co.kr/board/view.php?table=bestofbest&amp;no=348472</text:p>
          </table:table-cell>
          <table:table-cell office:value-type="string" calcext:value-type="string">
            <text:p>http://www.todayhumor.co.kr/board/list.php?kind=member&amp;mn=13486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73" calcext:value-type="float">
            <text:p>348473</text:p>
          </table:table-cell>
          <table:table-cell office:value-type="float" office:value="667806" calcext:value-type="float">
            <text:p>667806</text:p>
          </table:table-cell>
          <table:table-cell office:value-type="string" calcext:value-type="string">
            <text:p>드림팩환님</text:p>
          </table:table-cell>
          <table:table-cell office:value-type="string" calcext:value-type="string">
            <text:p>2017/07/06 23:27</text:p>
          </table:table-cell>
          <table:table-cell office:value-type="string" calcext:value-type="string">
            <text:p>나라다운 나라의 대통령...</text:p>
          </table:table-cell>
          <table:table-cell office:value-type="float" office:value="8" calcext:value-type="float">
            <text:p>8</text:p>
          </table:table-cell>
          <table:table-cell office:value-type="float" office:value="12605" calcext:value-type="float">
            <text:p>1260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ttp://www.todayhumor.co.kr/board/view.php?table=bestofbest&amp;no=348473</text:p>
          </table:table-cell>
          <table:table-cell office:value-type="string" calcext:value-type="string">
            <text:p>http://www.todayhumor.co.kr/board/list.php?kind=member&amp;mn=66780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74" calcext:value-type="float">
            <text:p>348474</text:p>
          </table:table-cell>
          <table:table-cell office:value-type="float" office:value="567315" calcext:value-type="float">
            <text:p>567315</text:p>
          </table:table-cell>
          <table:table-cell office:value-type="string" calcext:value-type="string">
            <text:p>투더스카이</text:p>
          </table:table-cell>
          <table:table-cell office:value-type="string" calcext:value-type="string">
            <text:p>2017/07/06 23:28</text:p>
          </table:table-cell>
          <table:table-cell office:value-type="string" calcext:value-type="string">
            <text:p>"한국 국민 부럽다" 文대통령 다녀간 나라 주민들 반응</text:p>
          </table:table-cell>
          <table:table-cell office:value-type="float" office:value="19" calcext:value-type="float">
            <text:p>19</text:p>
          </table:table-cell>
          <table:table-cell office:value-type="float" office:value="22692" calcext:value-type="float">
            <text:p>2269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ttp://www.todayhumor.co.kr/board/view.php?table=bestofbest&amp;no=348474</text:p>
          </table:table-cell>
          <table:table-cell office:value-type="string" calcext:value-type="string">
            <text:p>http://www.todayhumor.co.kr/board/list.php?kind=member&amp;mn=56731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75" calcext:value-type="float">
            <text:p>348475</text:p>
          </table:table-cell>
          <table:table-cell office:value-type="float" office:value="646938" calcext:value-type="float">
            <text:p>646938</text:p>
          </table:table-cell>
          <table:table-cell office:value-type="string" calcext:value-type="string">
            <text:p>테디베어박물관</text:p>
          </table:table-cell>
          <table:table-cell office:value-type="string" calcext:value-type="string">
            <text:p>2017/07/06 23:43</text:p>
          </table:table-cell>
          <table:table-cell office:value-type="string" calcext:value-type="string">
            <text:p>1년 앞으로 다가온 지방선거... 경남 민주당 입당 줄이어</text:p>
          </table:table-cell>
          <table:table-cell office:value-type="float" office:value="21" calcext:value-type="float">
            <text:p>21</text:p>
          </table:table-cell>
          <table:table-cell office:value-type="float" office:value="12189" calcext:value-type="float">
            <text:p>1218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ttp://www.todayhumor.co.kr/board/view.php?table=bestofbest&amp;no=348475</text:p>
          </table:table-cell>
          <table:table-cell office:value-type="string" calcext:value-type="string">
            <text:p>http://www.todayhumor.co.kr/board/list.php?kind=member&amp;mn=64693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76" calcext:value-type="float">
            <text:p>348476</text:p>
          </table:table-cell>
          <table:table-cell office:value-type="float" office:value="81745" calcext:value-type="float">
            <text:p>81745</text:p>
          </table:table-cell>
          <table:table-cell office:value-type="string" calcext:value-type="string">
            <text:p>gallow</text:p>
          </table:table-cell>
          <table:table-cell office:value-type="string" calcext:value-type="string">
            <text:p>2017/07/06 23:44</text:p>
          </table:table-cell>
          <table:table-cell office:value-type="string" calcext:value-type="string">
            <text:p>스포트라이트 이후 정국 예상</text:p>
          </table:table-cell>
          <table:table-cell office:value-type="float" office:value="16" calcext:value-type="float">
            <text:p>16</text:p>
          </table:table-cell>
          <table:table-cell office:value-type="float" office:value="15865" calcext:value-type="float">
            <text:p>1586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todayhumor.co.kr/board/view.php?table=bestofbest&amp;no=348476</text:p>
          </table:table-cell>
          <table:table-cell office:value-type="string" calcext:value-type="string">
            <text:p>http://www.todayhumor.co.kr/board/list.php?kind=member&amp;mn=8174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wedlock</text:p>
          </table:table-cell>
          <table:table-cell office:value-type="float" office:value="348477" calcext:value-type="float">
            <text:p>348477</text:p>
          </table:table-cell>
          <table:table-cell office:value-type="float" office:value="120953" calcext:value-type="float">
            <text:p>120953</text:p>
          </table:table-cell>
          <table:table-cell office:value-type="string" calcext:value-type="string">
            <text:p>허랴디아</text:p>
          </table:table-cell>
          <table:table-cell office:value-type="string" calcext:value-type="string">
            <text:p>2017/07/06 23:56</text:p>
          </table:table-cell>
          <table:table-cell office:value-type="string" calcext:value-type="string">
            <text:p>와이프가 밤마다 지랄해요</text:p>
          </table:table-cell>
          <table:table-cell office:value-type="float" office:value="112" calcext:value-type="float">
            <text:p>112</text:p>
          </table:table-cell>
          <table:table-cell office:value-type="float" office:value="45400" calcext:value-type="float">
            <text:p>4540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http://www.todayhumor.co.kr/board/view.php?table=bestofbest&amp;no=348477</text:p>
          </table:table-cell>
          <table:table-cell office:value-type="string" calcext:value-type="string">
            <text:p>http://www.todayhumor.co.kr/board/list.php?kind=member&amp;mn=12095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beauty</text:p>
          </table:table-cell>
          <table:table-cell office:value-type="float" office:value="348478" calcext:value-type="float">
            <text:p>348478</text:p>
          </table:table-cell>
          <table:table-cell office:value-type="float" office:value="83540" calcext:value-type="float">
            <text:p>83540</text:p>
          </table:table-cell>
          <table:table-cell office:value-type="string" calcext:value-type="string">
            <text:p>접니다저에요</text:p>
          </table:table-cell>
          <table:table-cell office:value-type="string" calcext:value-type="string">
            <text:p>2017/07/06 23:57</text:p>
          </table:table-cell>
          <table:table-cell office:value-type="string" calcext:value-type="string">
            <text:p>대참사)뷰러찝다가 속눈썹 다날려먹었습니다+속눈썹연장</text:p>
          </table:table-cell>
          <table:table-cell office:value-type="float" office:value="38" calcext:value-type="float">
            <text:p>38</text:p>
          </table:table-cell>
          <table:table-cell office:value-type="float" office:value="14894" calcext:value-type="float">
            <text:p>1489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ttp://www.todayhumor.co.kr/board/view.php?table=bestofbest&amp;no=348478</text:p>
          </table:table-cell>
          <table:table-cell office:value-type="string" calcext:value-type="string">
            <text:p>http://www.todayhumor.co.kr/board/list.php?kind=member&amp;mn=83540</text:p>
          </table:table-cell>
        </table:table-row>
      </table:table>
      <table:table table:name="피벗 테이블_bob_1" table:style-name="ta1">
        <table:shapes>
          <draw:frame draw:z-index="0" draw:style-name="gr1" draw:text-style-name="P1" svg:width="28.234cm" svg:height="16.911cm" svg:x="10.148cm" svg:y="0.948cm">
            <draw:object draw:notify-on-update-of-ranges="'피벗 테이블_bob_1'.A4:'피벗 테이블_bob_1'.A32 '피벗 테이블_bob_1'.B3:'피벗 테이블_bob_1'.B3 '피벗 테이블_bob_1'.B4:'피벗 테이블_bob_1'.B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ce6"/>
        <table:table-column table:style-name="co12" table:default-cell-style-name="ce6"/>
        <table:table-row table:style-name="ro2">
          <table:table-cell table:style-name="ce1" office:value-type="string" calcext:value-type="string" table:number-columns-spanned="2" table:number-rows-spanned="1">
            <text:p>베오베 2017.7.6</text:p>
          </table:table-cell>
          <table:covered-table-cell table:style-name="Default"/>
        </table:table-row>
        <table:table-row table:style-name="ro3">
          <table:table-cell table:style-name="Default" table:number-columns-repeated="2"/>
        </table:table-row>
        <table:table-row table:style-name="ro4">
          <table:table-cell table:style-name="ce2" office:value-type="string" calcext:value-type="string">
            <text:p>실제 게시판</text:p>
          </table:table-cell>
          <table:table-cell table:style-name="ce7" office:value-type="string" calcext:value-type="string">
            <text:p>개수 - 번호</text:p>
          </table:table-cell>
        </table:table-row>
        <table:table-row table:style-name="ro3">
          <table:table-cell table:style-name="ce3" office:value-type="string" calcext:value-type="string">
            <text:p>sisa</text:p>
          </table:table-cell>
          <table:table-cell table:style-name="ce8" office:value-type="float" office:value="132" calcext:value-type="float">
            <text:p>132</text:p>
          </table:table-cell>
        </table:table-row>
        <table:table-row table:style-name="ro3">
          <table:table-cell table:style-name="ce3" office:value-type="string" calcext:value-type="string">
            <text:p>humordata</text:p>
          </table:table-cell>
          <table:table-cell table:style-name="ce8" office:value-type="float" office:value="32" calcext:value-type="float">
            <text:p>32</text:p>
          </table:table-cell>
        </table:table-row>
        <table:table-row table:style-name="ro3">
          <table:table-cell table:style-name="ce3" office:value-type="string" calcext:value-type="string">
            <text:p>menbung</text:p>
          </table:table-cell>
          <table:table-cell table:style-name="ce8" office:value-type="float" office:value="20" calcext:value-type="float">
            <text:p>20</text:p>
          </table:table-cell>
        </table:table-row>
        <table:table-row table:style-name="ro3">
          <table:table-cell table:style-name="ce4" office:value-type="string" calcext:value-type="string">
            <text:p>animal</text:p>
          </table:table-cell>
          <table:table-cell table:style-name="ce9" office:value-type="float" office:value="17" calcext:value-type="float">
            <text:p>17</text:p>
          </table:table-cell>
        </table:table-row>
        <table:table-row table:style-name="ro3">
          <table:table-cell table:style-name="ce3" office:value-type="string" calcext:value-type="string">
            <text:p>star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3">
          <table:table-cell table:style-name="ce3" office:value-type="string" calcext:value-type="string">
            <text:p>animation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freeboard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movie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wedlock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car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soda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tven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baby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beauty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gametalk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love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military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travel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art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camera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comics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cook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deca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diet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economy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lol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panic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selfshot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society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5" office:value-type="string" calcext:value-type="string">
            <text:p>전체 결과</text:p>
          </table:table-cell>
          <table:table-cell table:style-name="ce11" office:value-type="float" office:value="256" calcext:value-type="float">
            <text:p>256</text:p>
          </table:table-cell>
        </table:table-row>
        <table:table-row table:style-name="ro3" table:number-rows-repeated="104854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  <table:database-ranges>
        <table:database-range table:name="__Anonymous_Sheet_DB__1" table:target-range-address="'피벗 테이블_bob_1'.A3:'피벗 테이블_bob_1'.B32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피벗 테이블_bob_1'.A3:'피벗 테이블_bob_1'.B33" table:buttons="'피벗 테이블_bob_1'.A3" table:show-filter-button="false" table:drill-down-on-double-click="false">
          <table:source-cell-range table:cell-range-address="bob.A1:bob.L257"/>
          <table:data-pilot-field table:source-field-name="데이터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실제 게시판" table:orientation="row" table:used-hierarchy="0" table:function="auto">
            <table:data-pilot-level table:show-empty="false">
              <table:data-pilot-members>
                <table:data-pilot-member table:name="animal" table:display="true" table:show-details="true"/>
                <table:data-pilot-member table:name="animation" table:display="true" table:show-details="true"/>
                <table:data-pilot-member table:name="art" table:display="true" table:show-details="true"/>
                <table:data-pilot-member table:name="baby" table:display="true" table:show-details="true"/>
                <table:data-pilot-member table:name="beauty" table:display="true" table:show-details="true"/>
                <table:data-pilot-member table:name="camera" table:display="true" table:show-details="true"/>
                <table:data-pilot-member table:name="car" table:display="true" table:show-details="true"/>
                <table:data-pilot-member table:name="comics" table:display="true" table:show-details="true"/>
                <table:data-pilot-member table:name="cook" table:display="true" table:show-details="true"/>
                <table:data-pilot-member table:name="deca" table:display="true" table:show-details="true"/>
                <table:data-pilot-member table:name="diet" table:display="true" table:show-details="true"/>
                <table:data-pilot-member table:name="economy" table:display="true" table:show-details="true"/>
                <table:data-pilot-member table:name="freeboard" table:display="true" table:show-details="true"/>
                <table:data-pilot-member table:name="gametalk" table:display="true" table:show-details="true"/>
                <table:data-pilot-member table:name="humordata" table:display="true" table:show-details="true"/>
                <table:data-pilot-member table:name="lol" table:display="true" table:show-details="true"/>
                <table:data-pilot-member table:name="love" table:display="true" table:show-details="true"/>
                <table:data-pilot-member table:name="menbung" table:display="true" table:show-details="true"/>
                <table:data-pilot-member table:name="military" table:display="true" table:show-details="true"/>
                <table:data-pilot-member table:name="movie" table:display="true" table:show-details="true"/>
                <table:data-pilot-member table:name="panic" table:display="true" table:show-details="true"/>
                <table:data-pilot-member table:name="selfshot" table:display="true" table:show-details="true"/>
                <table:data-pilot-member table:name="sisa" table:display="true" table:show-details="true"/>
                <table:data-pilot-member table:name="society" table:display="true" table:show-details="true"/>
                <table:data-pilot-member table:name="soda" table:display="true" table:show-details="true"/>
                <table:data-pilot-member table:name="star" table:display="true" table:show-details="true"/>
                <table:data-pilot-member table:name="travel" table:display="true" table:show-details="true"/>
                <table:data-pilot-member table:name="tvent" table:display="true" table:show-details="true"/>
                <table:data-pilot-member table:name="wedloc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번호" table:orientation="data" table:used-hierarchy="0" table:function="count">
            <table:data-pilot-level table:show-empty="false">
              <table:data-pilot-members>
                <table:data-pilot-member table:name="348219" table:display="true" table:show-details="true"/>
                <table:data-pilot-member table:name="348220" table:display="true" table:show-details="true"/>
                <table:data-pilot-member table:name="348221" table:display="true" table:show-details="true"/>
                <table:data-pilot-member table:name="348222" table:display="true" table:show-details="true"/>
                <table:data-pilot-member table:name="348223" table:display="true" table:show-details="true"/>
                <table:data-pilot-member table:name="348224" table:display="true" table:show-details="true"/>
                <table:data-pilot-member table:name="348225" table:display="true" table:show-details="true"/>
                <table:data-pilot-member table:name="348226" table:display="true" table:show-details="true"/>
                <table:data-pilot-member table:name="348227" table:display="true" table:show-details="true"/>
                <table:data-pilot-member table:name="348228" table:display="true" table:show-details="true"/>
                <table:data-pilot-member table:name="348229" table:display="true" table:show-details="true"/>
                <table:data-pilot-member table:name="348230" table:display="true" table:show-details="true"/>
                <table:data-pilot-member table:name="348231" table:display="true" table:show-details="true"/>
                <table:data-pilot-member table:name="348232" table:display="true" table:show-details="true"/>
                <table:data-pilot-member table:name="348233" table:display="true" table:show-details="true"/>
                <table:data-pilot-member table:name="348234" table:display="true" table:show-details="true"/>
                <table:data-pilot-member table:name="348235" table:display="true" table:show-details="true"/>
                <table:data-pilot-member table:name="348236" table:display="true" table:show-details="true"/>
                <table:data-pilot-member table:name="348237" table:display="true" table:show-details="true"/>
                <table:data-pilot-member table:name="348238" table:display="true" table:show-details="true"/>
                <table:data-pilot-member table:name="348239" table:display="true" table:show-details="true"/>
                <table:data-pilot-member table:name="348240" table:display="true" table:show-details="true"/>
                <table:data-pilot-member table:name="348241" table:display="true" table:show-details="true"/>
                <table:data-pilot-member table:name="348242" table:display="true" table:show-details="true"/>
                <table:data-pilot-member table:name="348243" table:display="true" table:show-details="true"/>
                <table:data-pilot-member table:name="348244" table:display="true" table:show-details="true"/>
                <table:data-pilot-member table:name="348245" table:display="true" table:show-details="true"/>
                <table:data-pilot-member table:name="348246" table:display="true" table:show-details="true"/>
                <table:data-pilot-member table:name="348247" table:display="true" table:show-details="true"/>
                <table:data-pilot-member table:name="348248" table:display="true" table:show-details="true"/>
                <table:data-pilot-member table:name="348249" table:display="true" table:show-details="true"/>
                <table:data-pilot-member table:name="348250" table:display="true" table:show-details="true"/>
                <table:data-pilot-member table:name="348252" table:display="true" table:show-details="true"/>
                <table:data-pilot-member table:name="348253" table:display="true" table:show-details="true"/>
                <table:data-pilot-member table:name="348254" table:display="true" table:show-details="true"/>
                <table:data-pilot-member table:name="348255" table:display="true" table:show-details="true"/>
                <table:data-pilot-member table:name="348256" table:display="true" table:show-details="true"/>
                <table:data-pilot-member table:name="348257" table:display="true" table:show-details="true"/>
                <table:data-pilot-member table:name="348258" table:display="true" table:show-details="true"/>
                <table:data-pilot-member table:name="348259" table:display="true" table:show-details="true"/>
                <table:data-pilot-member table:name="348260" table:display="true" table:show-details="true"/>
                <table:data-pilot-member table:name="348261" table:display="true" table:show-details="true"/>
                <table:data-pilot-member table:name="348262" table:display="true" table:show-details="true"/>
                <table:data-pilot-member table:name="348263" table:display="true" table:show-details="true"/>
                <table:data-pilot-member table:name="348264" table:display="true" table:show-details="true"/>
                <table:data-pilot-member table:name="348265" table:display="true" table:show-details="true"/>
                <table:data-pilot-member table:name="348266" table:display="true" table:show-details="true"/>
                <table:data-pilot-member table:name="348267" table:display="true" table:show-details="true"/>
                <table:data-pilot-member table:name="348268" table:display="true" table:show-details="true"/>
                <table:data-pilot-member table:name="348269" table:display="true" table:show-details="true"/>
                <table:data-pilot-member table:name="348270" table:display="true" table:show-details="true"/>
                <table:data-pilot-member table:name="348271" table:display="true" table:show-details="true"/>
                <table:data-pilot-member table:name="348272" table:display="true" table:show-details="true"/>
                <table:data-pilot-member table:name="348273" table:display="true" table:show-details="true"/>
                <table:data-pilot-member table:name="348275" table:display="true" table:show-details="true"/>
                <table:data-pilot-member table:name="348276" table:display="true" table:show-details="true"/>
                <table:data-pilot-member table:name="348277" table:display="true" table:show-details="true"/>
                <table:data-pilot-member table:name="348278" table:display="true" table:show-details="true"/>
                <table:data-pilot-member table:name="348279" table:display="true" table:show-details="true"/>
                <table:data-pilot-member table:name="348280" table:display="true" table:show-details="true"/>
                <table:data-pilot-member table:name="348281" table:display="true" table:show-details="true"/>
                <table:data-pilot-member table:name="348282" table:display="true" table:show-details="true"/>
                <table:data-pilot-member table:name="348283" table:display="true" table:show-details="true"/>
                <table:data-pilot-member table:name="348284" table:display="true" table:show-details="true"/>
                <table:data-pilot-member table:name="348285" table:display="true" table:show-details="true"/>
                <table:data-pilot-member table:name="348286" table:display="true" table:show-details="true"/>
                <table:data-pilot-member table:name="348287" table:display="true" table:show-details="true"/>
                <table:data-pilot-member table:name="348288" table:display="true" table:show-details="true"/>
                <table:data-pilot-member table:name="348289" table:display="true" table:show-details="true"/>
                <table:data-pilot-member table:name="348290" table:display="true" table:show-details="true"/>
                <table:data-pilot-member table:name="348291" table:display="true" table:show-details="true"/>
                <table:data-pilot-member table:name="348292" table:display="true" table:show-details="true"/>
                <table:data-pilot-member table:name="348293" table:display="true" table:show-details="true"/>
                <table:data-pilot-member table:name="348294" table:display="true" table:show-details="true"/>
                <table:data-pilot-member table:name="348295" table:display="true" table:show-details="true"/>
                <table:data-pilot-member table:name="348296" table:display="true" table:show-details="true"/>
                <table:data-pilot-member table:name="348297" table:display="true" table:show-details="true"/>
                <table:data-pilot-member table:name="348298" table:display="true" table:show-details="true"/>
                <table:data-pilot-member table:name="348299" table:display="true" table:show-details="true"/>
                <table:data-pilot-member table:name="348300" table:display="true" table:show-details="true"/>
                <table:data-pilot-member table:name="348301" table:display="true" table:show-details="true"/>
                <table:data-pilot-member table:name="348302" table:display="true" table:show-details="true"/>
                <table:data-pilot-member table:name="348303" table:display="true" table:show-details="true"/>
                <table:data-pilot-member table:name="348304" table:display="true" table:show-details="true"/>
                <table:data-pilot-member table:name="348305" table:display="true" table:show-details="true"/>
                <table:data-pilot-member table:name="348306" table:display="true" table:show-details="true"/>
                <table:data-pilot-member table:name="348307" table:display="true" table:show-details="true"/>
                <table:data-pilot-member table:name="348308" table:display="true" table:show-details="true"/>
                <table:data-pilot-member table:name="348309" table:display="true" table:show-details="true"/>
                <table:data-pilot-member table:name="348310" table:display="true" table:show-details="true"/>
                <table:data-pilot-member table:name="348311" table:display="true" table:show-details="true"/>
                <table:data-pilot-member table:name="348312" table:display="true" table:show-details="true"/>
                <table:data-pilot-member table:name="348313" table:display="true" table:show-details="true"/>
                <table:data-pilot-member table:name="348314" table:display="true" table:show-details="true"/>
                <table:data-pilot-member table:name="348315" table:display="true" table:show-details="true"/>
                <table:data-pilot-member table:name="348316" table:display="true" table:show-details="true"/>
                <table:data-pilot-member table:name="348317" table:display="true" table:show-details="true"/>
                <table:data-pilot-member table:name="348318" table:display="true" table:show-details="true"/>
                <table:data-pilot-member table:name="348319" table:display="true" table:show-details="true"/>
                <table:data-pilot-member table:name="348320" table:display="true" table:show-details="true"/>
                <table:data-pilot-member table:name="348321" table:display="true" table:show-details="true"/>
                <table:data-pilot-member table:name="348322" table:display="true" table:show-details="true"/>
                <table:data-pilot-member table:name="348323" table:display="true" table:show-details="true"/>
                <table:data-pilot-member table:name="348324" table:display="true" table:show-details="true"/>
                <table:data-pilot-member table:name="348325" table:display="true" table:show-details="true"/>
                <table:data-pilot-member table:name="348326" table:display="true" table:show-details="true"/>
                <table:data-pilot-member table:name="348327" table:display="true" table:show-details="true"/>
                <table:data-pilot-member table:name="348328" table:display="true" table:show-details="true"/>
                <table:data-pilot-member table:name="348329" table:display="true" table:show-details="true"/>
                <table:data-pilot-member table:name="348330" table:display="true" table:show-details="true"/>
                <table:data-pilot-member table:name="348331" table:display="true" table:show-details="true"/>
                <table:data-pilot-member table:name="348332" table:display="true" table:show-details="true"/>
                <table:data-pilot-member table:name="348333" table:display="true" table:show-details="true"/>
                <table:data-pilot-member table:name="348334" table:display="true" table:show-details="true"/>
                <table:data-pilot-member table:name="348335" table:display="true" table:show-details="true"/>
                <table:data-pilot-member table:name="348336" table:display="true" table:show-details="true"/>
                <table:data-pilot-member table:name="348337" table:display="true" table:show-details="true"/>
                <table:data-pilot-member table:name="348338" table:display="true" table:show-details="true"/>
                <table:data-pilot-member table:name="348339" table:display="true" table:show-details="true"/>
                <table:data-pilot-member table:name="348340" table:display="true" table:show-details="true"/>
                <table:data-pilot-member table:name="348341" table:display="true" table:show-details="true"/>
                <table:data-pilot-member table:name="348342" table:display="true" table:show-details="true"/>
                <table:data-pilot-member table:name="348343" table:display="true" table:show-details="true"/>
                <table:data-pilot-member table:name="348344" table:display="true" table:show-details="true"/>
                <table:data-pilot-member table:name="348345" table:display="true" table:show-details="true"/>
                <table:data-pilot-member table:name="348346" table:display="true" table:show-details="true"/>
                <table:data-pilot-member table:name="348347" table:display="true" table:show-details="true"/>
                <table:data-pilot-member table:name="348348" table:display="true" table:show-details="true"/>
                <table:data-pilot-member table:name="348349" table:display="true" table:show-details="true"/>
                <table:data-pilot-member table:name="348350" table:display="true" table:show-details="true"/>
                <table:data-pilot-member table:name="348351" table:display="true" table:show-details="true"/>
                <table:data-pilot-member table:name="348352" table:display="true" table:show-details="true"/>
                <table:data-pilot-member table:name="348353" table:display="true" table:show-details="true"/>
                <table:data-pilot-member table:name="348354" table:display="true" table:show-details="true"/>
                <table:data-pilot-member table:name="348355" table:display="true" table:show-details="true"/>
                <table:data-pilot-member table:name="348356" table:display="true" table:show-details="true"/>
                <table:data-pilot-member table:name="348357" table:display="true" table:show-details="true"/>
                <table:data-pilot-member table:name="348358" table:display="true" table:show-details="true"/>
                <table:data-pilot-member table:name="348359" table:display="true" table:show-details="true"/>
                <table:data-pilot-member table:name="348360" table:display="true" table:show-details="true"/>
                <table:data-pilot-member table:name="348361" table:display="true" table:show-details="true"/>
                <table:data-pilot-member table:name="348362" table:display="true" table:show-details="true"/>
                <table:data-pilot-member table:name="348363" table:display="true" table:show-details="true"/>
                <table:data-pilot-member table:name="348364" table:display="true" table:show-details="true"/>
                <table:data-pilot-member table:name="348365" table:display="true" table:show-details="true"/>
                <table:data-pilot-member table:name="348366" table:display="true" table:show-details="true"/>
                <table:data-pilot-member table:name="348367" table:display="true" table:show-details="true"/>
                <table:data-pilot-member table:name="348368" table:display="true" table:show-details="true"/>
                <table:data-pilot-member table:name="348369" table:display="true" table:show-details="true"/>
                <table:data-pilot-member table:name="348370" table:display="true" table:show-details="true"/>
                <table:data-pilot-member table:name="348371" table:display="true" table:show-details="true"/>
                <table:data-pilot-member table:name="348372" table:display="true" table:show-details="true"/>
                <table:data-pilot-member table:name="348373" table:display="true" table:show-details="true"/>
                <table:data-pilot-member table:name="348374" table:display="true" table:show-details="true"/>
                <table:data-pilot-member table:name="348375" table:display="true" table:show-details="true"/>
                <table:data-pilot-member table:name="348376" table:display="true" table:show-details="true"/>
                <table:data-pilot-member table:name="348377" table:display="true" table:show-details="true"/>
                <table:data-pilot-member table:name="348378" table:display="true" table:show-details="true"/>
                <table:data-pilot-member table:name="348379" table:display="true" table:show-details="true"/>
                <table:data-pilot-member table:name="348380" table:display="true" table:show-details="true"/>
                <table:data-pilot-member table:name="348381" table:display="true" table:show-details="true"/>
                <table:data-pilot-member table:name="348382" table:display="true" table:show-details="true"/>
                <table:data-pilot-member table:name="348383" table:display="true" table:show-details="true"/>
                <table:data-pilot-member table:name="348384" table:display="true" table:show-details="true"/>
                <table:data-pilot-member table:name="348385" table:display="true" table:show-details="true"/>
                <table:data-pilot-member table:name="348386" table:display="true" table:show-details="true"/>
                <table:data-pilot-member table:name="348387" table:display="true" table:show-details="true"/>
                <table:data-pilot-member table:name="348388" table:display="true" table:show-details="true"/>
                <table:data-pilot-member table:name="348389" table:display="true" table:show-details="true"/>
                <table:data-pilot-member table:name="348390" table:display="true" table:show-details="true"/>
                <table:data-pilot-member table:name="348391" table:display="true" table:show-details="true"/>
                <table:data-pilot-member table:name="348392" table:display="true" table:show-details="true"/>
                <table:data-pilot-member table:name="348393" table:display="true" table:show-details="true"/>
                <table:data-pilot-member table:name="348394" table:display="true" table:show-details="true"/>
                <table:data-pilot-member table:name="348395" table:display="true" table:show-details="true"/>
                <table:data-pilot-member table:name="348396" table:display="true" table:show-details="true"/>
                <table:data-pilot-member table:name="348397" table:display="true" table:show-details="true"/>
                <table:data-pilot-member table:name="348398" table:display="true" table:show-details="true"/>
                <table:data-pilot-member table:name="348399" table:display="true" table:show-details="true"/>
                <table:data-pilot-member table:name="348400" table:display="true" table:show-details="true"/>
                <table:data-pilot-member table:name="348401" table:display="true" table:show-details="true"/>
                <table:data-pilot-member table:name="348402" table:display="true" table:show-details="true"/>
                <table:data-pilot-member table:name="348403" table:display="true" table:show-details="true"/>
                <table:data-pilot-member table:name="348404" table:display="true" table:show-details="true"/>
                <table:data-pilot-member table:name="348405" table:display="true" table:show-details="true"/>
                <table:data-pilot-member table:name="348406" table:display="true" table:show-details="true"/>
                <table:data-pilot-member table:name="348407" table:display="true" table:show-details="true"/>
                <table:data-pilot-member table:name="348408" table:display="true" table:show-details="true"/>
                <table:data-pilot-member table:name="348409" table:display="true" table:show-details="true"/>
                <table:data-pilot-member table:name="348410" table:display="true" table:show-details="true"/>
                <table:data-pilot-member table:name="348411" table:display="true" table:show-details="true"/>
                <table:data-pilot-member table:name="348412" table:display="true" table:show-details="true"/>
                <table:data-pilot-member table:name="348413" table:display="true" table:show-details="true"/>
                <table:data-pilot-member table:name="348414" table:display="true" table:show-details="true"/>
                <table:data-pilot-member table:name="348415" table:display="true" table:show-details="true"/>
                <table:data-pilot-member table:name="348416" table:display="true" table:show-details="true"/>
                <table:data-pilot-member table:name="348417" table:display="true" table:show-details="true"/>
                <table:data-pilot-member table:name="348418" table:display="true" table:show-details="true"/>
                <table:data-pilot-member table:name="348419" table:display="true" table:show-details="true"/>
                <table:data-pilot-member table:name="348420" table:display="true" table:show-details="true"/>
                <table:data-pilot-member table:name="348421" table:display="true" table:show-details="true"/>
                <table:data-pilot-member table:name="348422" table:display="true" table:show-details="true"/>
                <table:data-pilot-member table:name="348423" table:display="true" table:show-details="true"/>
                <table:data-pilot-member table:name="348424" table:display="true" table:show-details="true"/>
                <table:data-pilot-member table:name="348425" table:display="true" table:show-details="true"/>
                <table:data-pilot-member table:name="348426" table:display="true" table:show-details="true"/>
                <table:data-pilot-member table:name="348427" table:display="true" table:show-details="true"/>
                <table:data-pilot-member table:name="348428" table:display="true" table:show-details="true"/>
                <table:data-pilot-member table:name="348429" table:display="true" table:show-details="true"/>
                <table:data-pilot-member table:name="348430" table:display="true" table:show-details="true"/>
                <table:data-pilot-member table:name="348431" table:display="true" table:show-details="true"/>
                <table:data-pilot-member table:name="348432" table:display="true" table:show-details="true"/>
                <table:data-pilot-member table:name="348433" table:display="true" table:show-details="true"/>
                <table:data-pilot-member table:name="348434" table:display="true" table:show-details="true"/>
                <table:data-pilot-member table:name="348435" table:display="true" table:show-details="true"/>
                <table:data-pilot-member table:name="348436" table:display="true" table:show-details="true"/>
                <table:data-pilot-member table:name="348437" table:display="true" table:show-details="true"/>
                <table:data-pilot-member table:name="348438" table:display="true" table:show-details="true"/>
                <table:data-pilot-member table:name="348439" table:display="true" table:show-details="true"/>
                <table:data-pilot-member table:name="348440" table:display="true" table:show-details="true"/>
                <table:data-pilot-member table:name="348441" table:display="true" table:show-details="true"/>
                <table:data-pilot-member table:name="348442" table:display="true" table:show-details="true"/>
                <table:data-pilot-member table:name="348443" table:display="true" table:show-details="true"/>
                <table:data-pilot-member table:name="348444" table:display="true" table:show-details="true"/>
                <table:data-pilot-member table:name="348445" table:display="true" table:show-details="true"/>
                <table:data-pilot-member table:name="348447" table:display="true" table:show-details="true"/>
                <table:data-pilot-member table:name="348448" table:display="true" table:show-details="true"/>
                <table:data-pilot-member table:name="348449" table:display="true" table:show-details="true"/>
                <table:data-pilot-member table:name="348450" table:display="true" table:show-details="true"/>
                <table:data-pilot-member table:name="348451" table:display="true" table:show-details="true"/>
                <table:data-pilot-member table:name="348452" table:display="true" table:show-details="true"/>
                <table:data-pilot-member table:name="348453" table:display="true" table:show-details="true"/>
                <table:data-pilot-member table:name="348454" table:display="true" table:show-details="true"/>
                <table:data-pilot-member table:name="348455" table:display="true" table:show-details="true"/>
                <table:data-pilot-member table:name="348456" table:display="true" table:show-details="true"/>
                <table:data-pilot-member table:name="348458" table:display="true" table:show-details="true"/>
                <table:data-pilot-member table:name="348459" table:display="true" table:show-details="true"/>
                <table:data-pilot-member table:name="348460" table:display="true" table:show-details="true"/>
                <table:data-pilot-member table:name="348461" table:display="true" table:show-details="true"/>
                <table:data-pilot-member table:name="348462" table:display="true" table:show-details="true"/>
                <table:data-pilot-member table:name="348463" table:display="true" table:show-details="true"/>
                <table:data-pilot-member table:name="348464" table:display="true" table:show-details="true"/>
                <table:data-pilot-member table:name="348465" table:display="true" table:show-details="true"/>
                <table:data-pilot-member table:name="348466" table:display="true" table:show-details="true"/>
                <table:data-pilot-member table:name="348467" table:display="true" table:show-details="true"/>
                <table:data-pilot-member table:name="348468" table:display="true" table:show-details="true"/>
                <table:data-pilot-member table:name="348469" table:display="true" table:show-details="true"/>
                <table:data-pilot-member table:name="348470" table:display="true" table:show-details="true"/>
                <table:data-pilot-member table:name="348471" table:display="true" table:show-details="true"/>
                <table:data-pilot-member table:name="348472" table:display="true" table:show-details="true"/>
                <table:data-pilot-member table:name="348473" table:display="true" table:show-details="true"/>
                <table:data-pilot-member table:name="348474" table:display="true" table:show-details="true"/>
                <table:data-pilot-member table:name="348475" table:display="true" table:show-details="true"/>
                <table:data-pilot-member table:name="348476" table:display="true" table:show-details="true"/>
                <table:data-pilot-member table:name="348477" table:display="true" table:show-details="true"/>
                <table:data-pilot-member table:name="3484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나눔고딕" svg:font-family="나눔고딕" style:font-family-generic="modern" style:font-pitch="variable"/>
    <style:font-face style:name="맑은 고딕" svg:font-family="'맑은 고딕'" style:font-family-generic="moder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ko" style:country-asian="KR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피벗_20_테이블_20_코너" style:display-name="피벗 테이블 코너" style:family="table-cell" style:parent-style-name="Default"/>
    <style:style style:name="피벗_20_테이블_20_값" style:display-name="피벗 테이블 값" style:family="table-cell" style:parent-style-name="Default"/>
    <style:style style:name="피벗_20_테이블_20_필드" style:display-name="피벗 테이블 필드" style:family="table-cell" style:parent-style-name="Default"/>
    <style:style style:name="데이터_20_파일럿_20_범주" style:display-name="데이터 파일럿 범주" style:family="table-cell" style:parent-style-name="Default">
      <style:table-cell-properties style:text-align-source="fix" style:repeat-content="false"/>
      <style:paragraph-properties fo:text-align="start"/>
    </style:style>
    <style:style style:name="피벗_20_테이블_20_제목" style:display-name="피벗 테이블 제목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데이터_20_파일럿_20_결과" style:display-name="데이터 파일럿 결과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23:55:25.99000000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7T23:57:31.701000000</dc:date>
    <meta:editing-duration>PT17M12S</meta:editing-duration>
    <meta:editing-cycles>2</meta:editing-cycles>
    <meta:generator>LibreOffice/4.3.5.2$Windows_x86 LibreOffice_project/3a87456aaa6a95c63eea1c1b3201acedf0751bd5</meta:generator>
    <meta:document-statistic meta:table-count="2" meta:cell-count="3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나눔고딕" style:font-style-name="보통" style:font-family-generic="modern" fo:font-size="11pt" style:font-family-asian="나눔고딕" style:font-style-name-asian="보통" style:font-family-generic-asian="modern" style:font-size-asian="11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true" chart:data-label-symbol="false" chart:label-position="outside"/>
      <style:graphic-properties draw:stroke="none" draw:fill-color="#004586" dr3d:edge-rounding="5%"/>
      <style:text-properties fo:font-family="나눔고딕" style:font-style-name="보통" style:font-family-generic="modern" fo:font-size="11pt" style:font-family-asian="나눔고딕" style:font-style-name-asian="보통" style:font-family-generic-asian="modern" style:font-size-asian="11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8.235cm" svg:height="16.912cm" xlink:href=".." xlink:type="simple" chart:class="chart:circle" chart:style-name="ch1">
        <chart:title svg:x="10.914cm" svg:y="0.474cm" chart:style-name="ch2">
          <text:p>2017.7.6 베오베 게시판별 지분</text:p>
        </chart:title>
        <chart:legend chart:legend-position="end" svg:x="23.061cm" svg:y="4.273cm" style:legend-expansion="high" chart:style-name="ch3"/>
        <chart:plot-area chart:style-name="ch4" table:cell-range-address="'피벗 테이블_bob_1'.A3:'피벗 테이블_bob_1'.B32" chart:data-source-has-labels="both" svg:x="0.564cm" svg:y="1.617cm" svg:width="21.933cm" svg:height="14.957cm">
          <chartooo:coordinate-region svg:x="4.542cm" svg:y="2.218cm" svg:width="14.356cm" svg:height="14.356cm"/>
          <chart:axis chart:dimension="x" chart:name="primary-x" chart:style-name="ch5" chartooo:axis-type="auto">
            <chartooo:date-scale/>
            <chart:categories table:cell-range-address="'피벗 테이블_bob_1'.A4:'피벗 테이블_bob_1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피벗 테이블_bob_1'.B4:'피벗 테이블_bob_1'.B32" chart:label-cell-address="'피벗 테이블_bob_1'.B3:'피벗 테이블_bob_1'.B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개수 - 번호</text:p>
                <draw:g>
                  <svg:desc>'피벗 테이블_bob_1'.B3:'피벗 테이블_bob_1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sa</text:p>
                <draw:g>
                  <svg:desc>'피벗 테이블_bob_1'.A4:'피벗 테이블_bob_1'.A32</svg:desc>
                </draw:g>
              </table:table-cell>
              <table:table-cell office:value-type="float" office:value="132">
                <text:p>132</text:p>
                <draw:g>
                  <svg:desc>'피벗 테이블_bob_1'.B4:'피벗 테이블_bob_1'.B32</svg:desc>
                </draw:g>
              </table:table-cell>
            </table:table-row>
            <table:table-row>
              <table:table-cell office:value-type="string">
                <text:p>humordata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enbung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ta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reeboar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vi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edlock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od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ven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au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ametal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ov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lita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ve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me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ic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o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ni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lfsho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ciety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